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Linux Libertine" svg:font-family="'Linux Libertine', Georgia, Times, serif"/>
    <style:font-face style:name="Verdana" svg:font-family="Verdana, Arial, Helvetica, sans-serif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3.125in" fo:margin-left="0.0069in" style:page-number="auto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540*"/>
    </style:style>
    <style:style style:name="Table2.B" style:family="table-column">
      <style:table-column-properties style:column-width="1.25in" style:rel-column-width="1800*"/>
    </style:style>
    <style:style style:name="Table2.C" style:family="table-column">
      <style:table-column-properties style:column-width="1.4201in" style:rel-column-width="20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21702a"/>
    </style:style>
    <style:style style:name="P2" style:family="paragraph" style:parent-style-name="Standard">
      <style:paragraph-properties fo:text-align="center" style:justify-single-word="false"/>
      <style:text-properties officeooo:paragraph-rsid="002283aa"/>
    </style:style>
    <style:style style:name="P3" style:family="paragraph" style:parent-style-name="Standard">
      <style:paragraph-properties fo:text-align="center" style:justify-single-word="false"/>
      <style:text-properties officeooo:paragraph-rsid="0022fd75"/>
    </style:style>
    <style:style style:name="P4" style:family="paragraph" style:parent-style-name="Standard">
      <style:paragraph-properties fo:text-align="center" style:justify-single-word="false"/>
      <style:text-properties officeooo:paragraph-rsid="00260c37"/>
    </style:style>
    <style:style style:name="P5" style:family="paragraph" style:parent-style-name="Standard">
      <style:paragraph-properties fo:text-align="center" style:justify-single-word="false"/>
      <style:text-properties officeooo:paragraph-rsid="00279456"/>
    </style:style>
    <style:style style:name="P6" style:family="paragraph" style:parent-style-name="Standard">
      <style:paragraph-properties fo:text-align="center" style:justify-single-word="false"/>
      <style:text-properties officeooo:paragraph-rsid="002a24f7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.5pt" officeooo:paragraph-rsid="00350b45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0.5pt" officeooo:rsid="0021702a" officeooo:paragraph-rsid="0028dccc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size="10.5pt" officeooo:rsid="0021702a" officeooo:paragraph-rsid="002a24f7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size="10.5pt" officeooo:rsid="0021702a" officeooo:paragraph-rsid="0030bbaf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size="10.5pt" officeooo:rsid="0022fd75" officeooo:paragraph-rsid="00350b45" style:font-size-asian="10.5pt" style:font-size-complex="10.5pt"/>
    </style:style>
    <style:style style:name="P14" style:family="paragraph" style:parent-style-name="Standard">
      <style:paragraph-properties fo:line-height="115%"/>
      <style:text-properties officeooo:paragraph-rsid="0027736a"/>
    </style:style>
    <style:style style:name="P15" style:family="paragraph" style:parent-style-name="Standard">
      <style:paragraph-properties fo:line-height="115%"/>
      <style:text-properties officeooo:paragraph-rsid="00353d6c"/>
    </style:style>
    <style:style style:name="P16" style:family="paragraph" style:parent-style-name="Standard">
      <style:paragraph-properties fo:text-align="center" style:justify-single-word="false"/>
      <style:text-properties officeooo:rsid="0028dccc" officeooo:paragraph-rsid="00294733"/>
    </style:style>
    <style:style style:name="P17" style:family="paragraph" style:parent-style-name="Standard">
      <style:paragraph-properties fo:text-align="center" style:justify-single-word="false"/>
      <style:text-properties officeooo:rsid="002bfb27" officeooo:paragraph-rsid="0030bbaf"/>
    </style:style>
    <style:style style:name="P18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3a6d3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33856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3f78ee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officeooo:paragraph-rsid="003a6d3b"/>
    </style:style>
    <style:style style:name="P30" style:family="paragraph" style:parent-style-name="Standard">
      <style:paragraph-properties fo:line-height="115%"/>
      <style:text-properties officeooo:paragraph-rsid="0046371d"/>
    </style:style>
    <style:style style:name="P31" style:family="paragraph" style:parent-style-name="Standard">
      <style:paragraph-properties fo:text-align="start" style:justify-single-word="false"/>
      <style:text-properties fo:font-size="10.5pt" officeooo:rsid="0021702a" officeooo:paragraph-rsid="003ac242" style:font-size-asian="10.5pt" style:font-size-complex="10.5pt"/>
    </style:style>
    <style:style style:name="P32" style:family="paragraph" style:parent-style-name="Standard">
      <style:paragraph-properties fo:text-align="start" style:justify-single-word="false"/>
      <style:text-properties fo:font-size="10.5pt" officeooo:rsid="0021702a" officeooo:paragraph-rsid="002bfb27" style:font-size-asian="10.5pt" style:font-size-complex="10.5pt"/>
    </style:style>
    <style:style style:name="P33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34" style:family="paragraph" style:parent-style-name="Standard">
      <style:paragraph-properties fo:text-align="start" style:justify-single-word="false"/>
      <style:text-properties fo:font-size="10.5pt" officeooo:rsid="0021702a" officeooo:paragraph-rsid="003b0f9c" style:font-size-asian="10.5pt" style:font-size-complex="10.5pt"/>
    </style:style>
    <style:style style:name="P35" style:family="paragraph" style:parent-style-name="Standard">
      <style:paragraph-properties fo:text-align="start" style:justify-single-word="false"/>
      <style:text-properties fo:font-size="10.5pt" officeooo:rsid="0021702a" officeooo:paragraph-rsid="00414bf8" style:font-size-asian="10.5pt" style:font-size-complex="10.5pt"/>
    </style:style>
    <style:style style:name="P36" style:family="paragraph" style:parent-style-name="Standard">
      <style:paragraph-properties fo:text-align="start" style:justify-single-word="false"/>
      <style:text-properties fo:font-size="10.5pt" officeooo:rsid="0021702a" officeooo:paragraph-rsid="0048204a" style:font-size-asian="10.5pt" style:font-size-complex="10.5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38" style:family="paragraph" style:parent-style-name="Standard">
      <style:paragraph-properties fo:text-align="start" style:justify-single-word="false"/>
      <style:text-properties fo:font-size="10.5pt" officeooo:rsid="003b0f9c" officeooo:paragraph-rsid="0048204a" style:font-size-asian="10.5pt" style:font-size-complex="10.5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21702a"/>
    </style:style>
    <style:style style:name="P40" style:family="paragraph" style:parent-style-name="Standard">
      <style:paragraph-properties fo:text-align="center" style:justify-single-word="false"/>
      <style:text-properties officeooo:paragraph-rsid="003c0b8d"/>
    </style:style>
    <style:style style:name="P41" style:family="paragraph" style:parent-style-name="Standard">
      <style:paragraph-properties fo:text-align="center" style:justify-single-word="false"/>
      <style:text-properties officeooo:paragraph-rsid="003dc94b"/>
    </style:style>
    <style:style style:name="P42" style:family="paragraph" style:parent-style-name="Standard">
      <style:paragraph-properties fo:text-align="center" style:justify-single-word="false"/>
      <style:text-properties officeooo:paragraph-rsid="00414bf8"/>
    </style:style>
    <style:style style:name="P43" style:family="paragraph" style:parent-style-name="Standard">
      <style:paragraph-properties fo:text-align="center" style:justify-single-word="false"/>
      <style:text-properties officeooo:paragraph-rsid="004464c8"/>
    </style:style>
    <style:style style:name="P44" style:family="paragraph" style:parent-style-name="Standard">
      <style:text-properties officeooo:paragraph-rsid="003ac242"/>
    </style:style>
    <style:style style:name="P45" style:family="paragraph" style:parent-style-name="Standard">
      <style:paragraph-properties fo:text-align="center" style:justify-single-word="false"/>
      <style:text-properties officeooo:rsid="002bfb27" officeooo:paragraph-rsid="002bfb27"/>
    </style:style>
    <style:style style:name="P46" style:family="paragraph" style:parent-style-name="Standard">
      <style:paragraph-properties fo:text-align="center" style:justify-single-word="false"/>
      <style:text-properties officeooo:rsid="002bfb27" officeooo:paragraph-rsid="0032cedc"/>
    </style:style>
    <style:style style:name="P47" style:family="paragraph" style:parent-style-name="Standard">
      <style:paragraph-properties fo:text-align="center" style:justify-single-word="false"/>
      <style:text-properties officeooo:rsid="002bfb27" officeooo:paragraph-rsid="003b0f9c"/>
    </style:style>
    <style:style style:name="P48" style:family="paragraph" style:parent-style-name="Standard">
      <style:paragraph-properties fo:text-align="center" style:justify-single-word="false"/>
      <style:text-properties officeooo:rsid="002bfb27" officeooo:paragraph-rsid="00414bf8"/>
    </style:style>
    <style:style style:name="P49" style:family="paragraph" style:parent-style-name="Standard">
      <style:paragraph-properties fo:text-align="center" style:justify-single-word="false"/>
      <style:text-properties officeooo:rsid="002bfb27" officeooo:paragraph-rsid="0048204a"/>
    </style:style>
    <style:style style:name="P50" style:family="paragraph" style:parent-style-name="Standard">
      <style:text-properties officeooo:paragraph-rsid="003d8463"/>
    </style:style>
    <style:style style:name="P51" style:family="paragraph" style:parent-style-name="Standard">
      <style:text-properties officeooo:paragraph-rsid="003dc94b"/>
    </style:style>
    <style:style style:name="P52" style:family="paragraph" style:parent-style-name="Standard">
      <style:paragraph-properties fo:line-height="150%"/>
      <style:text-properties officeooo:paragraph-rsid="00414bf8"/>
    </style:style>
    <style:style style:name="P53" style:family="paragraph" style:parent-style-name="Standard">
      <style:paragraph-properties fo:text-align="center" style:justify-single-word="false"/>
      <style:text-properties officeooo:rsid="003dc94b" officeooo:paragraph-rsid="003dc94b"/>
    </style:style>
    <style:style style:name="P54" style:family="paragraph" style:parent-style-name="Standard">
      <style:text-properties officeooo:rsid="003dc94b" officeooo:paragraph-rsid="00414bf8"/>
    </style:style>
    <style:style style:name="P55" style:family="paragraph" style:parent-style-name="Standard">
      <style:text-properties officeooo:paragraph-rsid="00414bf8"/>
    </style:style>
    <style:style style:name="P56" style:family="paragraph" style:parent-style-name="Standard">
      <style:text-properties officeooo:paragraph-rsid="0043123d"/>
    </style:style>
    <style:style style:name="P57" style:family="paragraph" style:parent-style-name="Standard">
      <style:text-properties officeooo:paragraph-rsid="004464c8"/>
    </style:style>
    <style:style style:name="P58" style:family="paragraph" style:parent-style-name="Standard">
      <style:text-properties officeooo:paragraph-rsid="0048204a"/>
    </style:style>
    <style:style style:name="P59" style:family="paragraph" style:parent-style-name="Standard">
      <style:paragraph-properties fo:text-align="center" style:justify-single-word="false"/>
      <style:text-properties officeooo:rsid="0048204a" officeooo:paragraph-rsid="0048204a"/>
    </style:style>
    <style:style style:name="P60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350b45" style:font-size-asian="10.5pt" style:font-size-complex="10.5pt"/>
    </style:style>
    <style:style style:name="P61" style:family="paragraph" style:parent-style-name="Text_20_body">
      <style:text-properties officeooo:rsid="00414bf8" officeooo:paragraph-rsid="00414bf8"/>
    </style:style>
    <style:style style:name="P62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63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64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65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66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67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68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69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72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73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75" style:family="paragraph" style:parent-style-name="Heading_20_1">
      <style:paragraph-properties fo:line-height="115%" fo:text-align="center" style:justify-single-word="false"/>
      <style:text-properties officeooo:paragraph-rsid="002df8aa"/>
    </style:style>
    <style:style style:name="P76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77" style:family="paragraph" style:parent-style-name="Heading_20_3">
      <style:paragraph-properties fo:line-height="115%"/>
    </style:style>
    <style:style style:name="P78" style:family="paragraph" style:parent-style-name="Heading_20_3">
      <style:paragraph-properties fo:line-height="115%"/>
      <style:text-properties officeooo:rsid="0028dccc" officeooo:paragraph-rsid="0028dccc"/>
    </style:style>
    <style:style style:name="P79" style:family="paragraph" style:parent-style-name="Heading_20_3">
      <style:text-properties officeooo:paragraph-rsid="003b0f9c"/>
    </style:style>
    <style:style style:name="P80" style:family="paragraph" style:parent-style-name="Heading_20_3">
      <style:text-properties officeooo:rsid="00414bf8" officeooo:paragraph-rsid="00414bf8"/>
    </style:style>
    <style:style style:name="P81" style:family="paragraph" style:parent-style-name="Heading_20_3">
      <style:text-properties officeooo:rsid="004464c8" officeooo:paragraph-rsid="004464c8"/>
    </style:style>
    <style:style style:name="P82" style:family="paragraph" style:parent-style-name="Heading_20_3">
      <style:text-properties officeooo:paragraph-rsid="0046371d"/>
    </style:style>
    <style:style style:name="P83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6371d"/>
    </style:style>
    <style:style style:name="P84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85" style:family="paragraph" style:parent-style-name="Heading_20_4">
      <style:text-properties officeooo:rsid="0028dccc"/>
    </style:style>
    <style:style style:name="P86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87" style:family="paragraph" style:parent-style-name="Heading_20_4">
      <style:text-properties officeooo:rsid="0027736a"/>
    </style:style>
    <style:style style:name="P88" style:family="paragraph" style:parent-style-name="Heading_20_4">
      <style:text-properties officeooo:paragraph-rsid="003b0f9c"/>
    </style:style>
    <style:style style:name="P89" style:family="paragraph" style:parent-style-name="Heading_20_4">
      <style:text-properties officeooo:paragraph-rsid="00414bf8"/>
    </style:style>
    <style:style style:name="P90" style:family="paragraph" style:parent-style-name="Heading_20_4">
      <style:text-properties officeooo:paragraph-rsid="0043123d"/>
    </style:style>
    <style:style style:name="P91" style:family="paragraph" style:parent-style-name="Footer">
      <style:text-properties fo:font-size="10.5pt" officeooo:rsid="0048204a" officeooo:paragraph-rsid="0048204a" style:font-size-asian="10.5pt" style:font-size-complex="10.5pt"/>
    </style:style>
    <style:style style:name="P9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3dc94b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7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8" style:family="text">
      <style:text-properties fo:color="#000000" style:font-name="monospace" fo:font-weight="normal"/>
    </style:style>
    <style:style style:name="T9" style:family="text">
      <style:text-properties officeooo:rsid="0025acec"/>
    </style:style>
    <style:style style:name="T10" style:family="text">
      <style:text-properties officeooo:rsid="0028dccc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fo:font-size="10.5pt" officeooo:rsid="0028dccc" style:font-size-asian="10.5pt" style:font-size-complex="10.5pt"/>
    </style:style>
    <style:style style:name="T13" style:family="text">
      <style:text-properties style:font-name="Liberation Serif1" officeooo:rsid="0028dccc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0.5pt" style:font-size-asian="10.5pt" style:font-size-complex="10.5pt"/>
    </style:style>
    <style:style style:name="T16" style:family="text">
      <style:text-properties style:font-name="Liberation Serif" fo:font-size="10.5pt" officeooo:rsid="00414bf8" style:font-size-asian="10.5pt" style:font-size-complex="10.5pt"/>
    </style:style>
    <style:style style:name="T17" style:family="text">
      <style:text-properties style:text-underline-style="none" fo:font-weight="bold" officeooo:rsid="001ed5d7" style:font-weight-asian="bold" style:font-weight-complex="bold"/>
    </style:style>
    <style:style style:name="T18" style:family="text">
      <style:text-properties officeooo:rsid="003dc94b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 style:list-style-name="L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 style:list-style-name="L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 style:list-style-name="L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 style:list-style-name="L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 style:list-style-name="L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 style:list-style-name="L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 style:list-style-name="L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 style:list-style-name="L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 style:list-style-name="L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 style:list-style-name="L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 style:list-style-name="L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 style:list-style-name="L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 style:list-style-name="L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 style:list-style-name="L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 style:list-style-name="L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 style:list-style-name="L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 style:list-style-name="L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 style:list-style-name="L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 style:list-style-name="L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 style:list-style-name="L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 style:list-style-name="L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 style:list-style-name="L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 style:list-style-name="L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 style:list-style-name="L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 style:list-style-name="L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 style:list-style-name="L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 style:list-style-name="L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 style:list-style-name="L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 style:list-style-name="L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 style:list-style-name="L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 style:list-style-name="L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 style:list-style-name="L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 style:list-style-name="L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 style:list-style-name="L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 style:list-style-name="L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 style:list-style-name="L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 style:list-style-name="L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 style:list-style-name="L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 style:list-style-name="L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 style:list-style-name="L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 style:list-style-name="L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 style:list-style-name="L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 style:list-style-name="L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 style:list-style-name="L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 style:list-style-name="L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 style:list-style-name="L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 style:list-style-name="L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 style:list-style-name="L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 style:list-style-name="L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 style:list-style-name="L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 style:list-style-name="L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 style:list-style-name="L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 style:list-style-name="L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 style:list-style-name="L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 style:list-style-name="L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 style:list-style-name="L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 style:list-style-name="L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 style:list-style-name="L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 style:list-style-name="L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 style:list-style-name="L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 style:list-style-name="L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 style:list-style-name="L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 style:list-style-name="L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 style:list-style-name="L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 style:list-style-name="L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 style:list-style-name="L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 style:list-style-name="L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 style:list-style-name="L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 style:list-style-name="L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 style:list-style-name="L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 style:list-style-name="L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 style:list-style-name="L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 style:list-style-name="L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 style:list-style-name="L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 style:list-style-name="L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 style:list-style-name="L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 style:list-style-name="L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 style:list-style-name="L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 style:list-style-name="L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 style:list-style-name="L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 style:list-style-name="L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 style:list-style-name="L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 style:list-style-name="L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 style:list-style-name="L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 style:list-style-name="L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 style:list-style-name="L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 style:list-style-name="L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 style:list-style-name="L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 style:list-style-name="L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 style:list-style-name="L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 style:list-style-name="L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 style:list-style-name="L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 style:list-style-name="L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 style:list-style-name="L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 style:list-style-name="L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 style:list-style-name="L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 style:list-style-name="L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 style:list-style-name="L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 style:list-style-name="L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 style:list-style-name="L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 style:list-style-name="L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 style:list-style-name="L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 style:list-style-name="L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 style:list-style-name="L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 style:list-style-name="L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 style:list-style-name="L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 style:list-style-name="L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 style:list-style-name="L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 style:list-style-name="L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 style:list-style-name="L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 style:list-style-name="L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 style:list-style-name="L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 style:list-style-name="L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 style:list-style-name="L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 style:list-style-name="L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 style:list-style-name="L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 style:list-style-name="L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 style:list-style-name="L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 style:list-style-name="L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 style:list-style-name="L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 style:list-style-name="L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 style:list-style-name="L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 style:list-style-name="L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 style:list-style-name="L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 style:list-style-name="L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 style:list-style-name="L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 style:list-style-name="L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 style:list-style-name="L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 style:list-style-name="L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 style:list-style-name="L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 style:list-style-name="L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 style:list-style-name="L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 style:list-style-name="L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 style:list-style-name="L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 style:list-style-name="L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 style:list-style-name="L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 style:list-style-name="L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 style:list-style-name="L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 style:list-style-name="L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 style:list-style-name="L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 style:list-style-name="L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 style:list-style-name="L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 style:list-style-name="L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 style:list-style-name="L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 style:list-style-name="L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 style:list-style-name="L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 style:list-style-name="L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 style:list-style-name="L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 style:list-style-name="L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 style:list-style-name="L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 style:list-style-name="L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 style:list-style-name="L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 style:list-style-name="L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 style:list-style-name="L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 style:list-style-name="L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 style:list-style-name="L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 style:list-style-name="L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 style:list-style-name="L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 style:list-style-name="L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 style:list-style-name="L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 style:list-style-name="L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 style:list-style-name="L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 style:list-style-name="L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 style:list-style-name="L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 style:list-style-name="L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 style:list-style-name="L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 style:list-style-name="L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 style:list-style-name="L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 style:list-style-name="L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 style:list-style-name="L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 style:list-style-name="L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 style:list-style-name="L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 style:list-style-name="L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 style:list-style-name="L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 style:list-style-name="L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 style:list-style-name="L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 style:list-style-name="L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 style:list-style-name="L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 style:list-style-name="L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 style:list-style-name="L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 style:list-style-name="L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 style:list-style-name="L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 style:list-style-name="L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 style:list-style-name="L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 style:list-style-name="L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 style:list-style-name="L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 style:list-style-name="L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 style:list-style-name="L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 style:list-style-name="L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 style:list-style-name="L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 style:list-style-name="L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 style:list-style-name="L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 style:list-style-name="L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 style:list-style-name="L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 style:list-style-name="L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 style:list-style-name="L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 style:list-style-name="L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 style:list-style-name="L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 style:list-style-name="L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 style:list-style-name="L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 style:list-style-name="L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 style:list-style-name="L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 style:list-style-name="L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 style:list-style-name="L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 style:list-style-name="L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 style:list-style-name="L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 style:list-style-name="L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 style:list-style-name="L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 style:list-style-name="L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 style:list-style-name="L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 style:list-style-name="L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 style:list-style-name="L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 style:list-style-name="L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 style:list-style-name="L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 style:list-style-name="L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 style:list-style-name="L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 style:list-style-name="L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 style:list-style-name="L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 style:list-style-name="L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 style:list-style-name="L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 style:list-style-name="L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 style:list-style-name="L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 style:list-style-name="L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 style:list-style-name="L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 style:list-style-name="L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 style:list-style-name="L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 style:list-style-name="L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 style:list-style-name="L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 style:list-style-name="L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 style:list-style-name="L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 style:list-style-name="L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 style:list-style-name="L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 style:list-style-name="L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 style:list-style-name="L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 style:list-style-name="L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 style:list-style-name="L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 style:list-style-name="L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 style:list-style-name="L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 style:list-style-name="L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 style:list-style-name="L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 style:list-style-name="L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 style:list-style-name="L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 style:list-style-name="L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 style:list-style-name="L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 style:list-style-name="L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 style:list-style-name="L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 style:list-style-name="L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 style:list-style-name="L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 style:list-style-name="L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 style:list-style-name="L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 style:list-style-name="L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 style:list-style-name="L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 style:list-style-name="L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 style:list-style-name="L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 style:list-style-name="L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 style:list-style-name="L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 style:list-style-name="L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 style:list-style-name="L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 style:list-style-name="L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 style:list-style-name="L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 style:list-style-name="L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 style:list-style-name="L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 style:list-style-name="L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 style:list-style-name="L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 style:list-style-name="L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 style:list-style-name="L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 style:list-style-name="L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 style:list-style-name="L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 style:list-style-name="L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 style:list-style-name="L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 style:list-style-name="L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 style:list-style-name="L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 style:list-style-name="L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 style:list-style-name="L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 style:list-style-name="L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0" style:family="graphic" style:list-style-name="L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1" style:family="graphic" style:list-style-name="L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2" style:family="graphic" style:list-style-name="L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3" style:family="graphic" style:list-style-name="L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4" style:family="graphic" style:list-style-name="L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5" style:family="graphic" style:list-style-name="L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6" style:family="graphic" style:list-style-name="L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7" style:family="graphic" style:list-style-name="L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8" style:family="graphic" style:list-style-name="L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9" style:family="graphic" style:list-style-name="L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0" style:family="graphic" style:list-style-name="L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1" style:family="graphic" style:list-style-name="L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2" style:family="graphic" style:list-style-name="L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3" style:family="graphic" style:list-style-name="L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4" style:family="graphic" style:list-style-name="L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5" style:family="graphic" style:list-style-name="L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6" style:family="graphic" style:list-style-name="L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7" style:family="graphic" style:list-style-name="L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8" style:family="graphic" style:list-style-name="L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9" style:family="graphic" style:list-style-name="L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0" style:family="graphic" style:list-style-name="L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1" style:family="graphic" style:list-style-name="L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2" style:family="graphic" style:list-style-name="L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3" style:family="graphic" style:list-style-name="L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4" style:family="graphic" style:list-style-name="L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5" style:family="graphic" style:list-style-name="L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6" style:family="graphic" style:list-style-name="L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7" style:family="graphic" style:list-style-name="L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8" style:family="graphic" style:list-style-name="L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9" style:family="graphic" style:list-style-name="L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0" style:family="graphic" style:list-style-name="L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1" style:family="graphic" style:list-style-name="L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2" style:family="graphic" style:list-style-name="L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3" style:family="graphic" style:list-style-name="L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4" style:family="graphic" style:list-style-name="L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5" style:family="graphic" style:list-style-name="L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6" style:family="graphic" style:list-style-name="L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7" style:family="graphic" style:list-style-name="L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8" style:family="graphic" style:list-style-name="L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9" style:family="graphic" style:list-style-name="L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0" style:family="graphic" style:list-style-name="L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1" style:family="graphic" style:list-style-name="L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2" style:family="graphic" style:list-style-name="L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3" style:family="graphic" style:list-style-name="L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4" style:family="graphic" style:list-style-name="L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5" style:family="graphic" style:list-style-name="L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6" style:family="graphic" style:list-style-name="L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7" style:family="graphic" style:list-style-name="L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8" style:family="graphic" style:list-style-name="L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9" style:family="graphic" style:list-style-name="L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0" style:family="graphic" style:list-style-name="L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1" style:family="graphic" style:list-style-name="L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2" style:family="graphic" style:list-style-name="L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3" style:family="graphic" style:list-style-name="L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4" style:family="graphic" style:list-style-name="L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5" style:family="graphic" style:list-style-name="L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6" style:family="graphic" style:list-style-name="L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7" style:family="graphic" style:list-style-name="L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8" style:family="graphic" style:list-style-name="L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9" style:family="graphic" style:list-style-name="L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0" style:family="graphic" style:list-style-name="L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1" style:family="graphic" style:list-style-name="L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2" style:family="graphic" style:list-style-name="L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3" style:family="graphic" style:list-style-name="L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4" style:family="graphic" style:list-style-name="L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5" style:family="graphic" style:list-style-name="L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6" style:family="graphic" style:list-style-name="L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7" style:family="graphic" style:list-style-name="L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8" style:family="graphic" style:list-style-name="L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9" style:family="graphic" style:list-style-name="L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0" style:family="graphic" style:list-style-name="L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1" style:family="graphic" style:list-style-name="L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2" style:family="graphic" style:list-style-name="L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3" style:family="graphic" style:list-style-name="L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4" style:family="graphic" style:list-style-name="L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5" style:family="graphic" style:list-style-name="L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6" style:family="graphic" style:list-style-name="L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7" style:family="graphic" style:list-style-name="L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8" style:family="graphic" style:list-style-name="L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9" style:family="graphic" style:list-style-name="L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0" style:family="graphic" style:list-style-name="L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1" style:family="graphic" style:list-style-name="L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2" style:family="graphic" style:list-style-name="L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3" style:family="graphic" style:list-style-name="L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4" style:family="graphic" style:list-style-name="L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5" style:family="graphic" style:list-style-name="L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6" style:family="graphic" style:list-style-name="L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7" style:family="graphic" style:list-style-name="L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8" style:family="graphic" style:list-style-name="L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9" style:family="graphic" style:list-style-name="L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0" style:family="graphic" style:list-style-name="L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1" style:family="graphic" style:list-style-name="L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2" style:family="graphic" style:list-style-name="L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3" style:family="graphic" style:list-style-name="L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4" style:family="graphic" style:list-style-name="L1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5" style:family="graphic" style:list-style-name="L1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6" style:family="graphic" style:list-style-name="L1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7" style:family="graphic" style:list-style-name="L1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8" style:family="graphic" style:list-style-name="L1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9" style:family="graphic" style:list-style-name="L1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0" style:family="graphic" style:list-style-name="L1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1" style:family="graphic" style:list-style-name="L1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2" style:family="graphic" style:list-style-name="L1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3" style:family="graphic" style:list-style-name="L1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4" style:family="graphic" style:list-style-name="L1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5" style:family="graphic" style:list-style-name="L1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6" style:family="graphic" style:list-style-name="L1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7" style:family="graphic" style:list-style-name="L1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8" style:family="graphic" style:list-style-name="L1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9" style:family="graphic" style:list-style-name="L1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0" style:family="graphic" style:list-style-name="L1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1" style:family="graphic" style:list-style-name="L1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2" style:family="graphic" style:list-style-name="L1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3" style:family="graphic" style:list-style-name="L1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4" style:family="graphic" style:list-style-name="L1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5" style:family="graphic" style:list-style-name="L1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6" style:family="graphic" style:list-style-name="L1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7" style:family="graphic" style:list-style-name="L1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8" style:family="graphic" style:list-style-name="L1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9" style:family="graphic" style:list-style-name="L1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0" style:family="graphic" style:list-style-name="L1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1" style:family="graphic" style:list-style-name="L1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2" style:family="graphic" style:list-style-name="L1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3" style:family="graphic" style:list-style-name="L1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4" style:family="graphic" style:list-style-name="L1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5" style:family="graphic" style:list-style-name="L1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6" style:family="graphic" style:list-style-name="L1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7" style:family="graphic" style:list-style-name="L1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8" style:family="graphic" style:list-style-name="L1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9" style:family="graphic" style:list-style-name="L1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0" style:family="graphic" style:list-style-name="L1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1" style:family="graphic" style:list-style-name="L1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2" style:family="graphic" style:list-style-name="L1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3" style:family="graphic" style:list-style-name="L1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4" style:family="graphic" style:list-style-name="L1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5" style:family="graphic" style:list-style-name="L1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6" style:family="graphic" style:list-style-name="L1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7" style:family="graphic" style:list-style-name="L1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8" style:family="graphic" style:list-style-name="L1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9" style:family="graphic" style:list-style-name="L1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0" style:family="graphic" style:list-style-name="L1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1" style:family="graphic" style:list-style-name="L1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2" style:family="graphic" style:list-style-name="L1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3" style:family="graphic" style:list-style-name="L1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4" style:family="graphic" style:list-style-name="L1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5" style:family="graphic" style:list-style-name="L1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6" style:family="graphic" style:list-style-name="L1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7" style:family="graphic" style:list-style-name="L1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8" style:family="graphic" style:list-style-name="L1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9" style:family="graphic" style:list-style-name="L1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0" style:family="graphic" style:list-style-name="L1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1" style:family="graphic" style:list-style-name="L1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2" style:family="graphic" style:list-style-name="L1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3" style:family="graphic" style:list-style-name="L1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4" style:family="graphic" style:list-style-name="L1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5" style:family="graphic" style:list-style-name="L1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6" style:family="graphic" style:list-style-name="L1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7" style:family="graphic" style:list-style-name="L1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8" style:family="graphic" style:list-style-name="L1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9" style:family="graphic" style:list-style-name="L1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0" style:family="graphic" style:list-style-name="L1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1" style:family="graphic" style:list-style-name="L1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2" style:family="graphic" style:list-style-name="L1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3" style:family="graphic" style:list-style-name="L1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4" style:family="graphic" style:list-style-name="L1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5" style:family="graphic" style:list-style-name="L1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6" style:family="graphic" style:list-style-name="L1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7" style:family="graphic" style:list-style-name="L1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8" style:family="graphic" style:list-style-name="L1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9" style:family="graphic" style:list-style-name="L1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0" style:family="graphic" style:list-style-name="L1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1" style:family="graphic" style:list-style-name="L1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2" style:family="graphic" style:list-style-name="L1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3" style:family="graphic" style:list-style-name="L1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4" style:family="graphic" style:list-style-name="L1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5" style:family="graphic" style:list-style-name="L1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6" style:family="graphic" style:list-style-name="L1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7" style:family="graphic" style:list-style-name="L1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8" style:family="graphic" style:list-style-name="L1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9" style:family="graphic" style:list-style-name="L1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0" style:family="graphic" style:list-style-name="L1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1" style:family="graphic" style:list-style-name="L1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2" style:family="graphic" style:list-style-name="L1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3" style:family="graphic" style:list-style-name="L1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4" style:family="graphic" style:list-style-name="L1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5" style:family="graphic" style:list-style-name="L1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6" style:family="graphic" style:list-style-name="L1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7" style:family="graphic" style:list-style-name="L1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8" style:family="graphic" style:list-style-name="L1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9" style:family="graphic" style:list-style-name="L1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0" style:family="graphic" style:list-style-name="L1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1" style:family="graphic" style:list-style-name="L1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2" style:family="graphic" style:list-style-name="L1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3" style:family="graphic" style:list-style-name="L1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4" style:family="graphic" style:list-style-name="L1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5" style:family="graphic" style:list-style-name="L1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6" style:family="graphic" style:list-style-name="L1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7" style:family="graphic" style:list-style-name="L1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8" style:family="graphic" style:list-style-name="L1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9" style:family="graphic" style:list-style-name="L1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0" style:family="graphic" style:list-style-name="L1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1" style:family="graphic" style:list-style-name="L1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2" style:family="graphic" style:list-style-name="L1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3" style:family="graphic" style:list-style-name="L1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4" style:family="graphic" style:list-style-name="L1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5" style:family="graphic" style:list-style-name="L1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6" style:family="graphic" style:list-style-name="L1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7" style:family="graphic" style:list-style-name="L1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8" style:family="graphic" style:list-style-name="L1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9" style:family="graphic" style:list-style-name="L1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0" style:family="graphic" style:list-style-name="L1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1" style:family="graphic" style:list-style-name="L1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2" style:family="graphic" style:list-style-name="L1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3" style:family="graphic" style:list-style-name="L1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4" style:family="graphic" style:list-style-name="L1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5" style:family="graphic" style:list-style-name="L1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6" style:family="graphic" style:list-style-name="L1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7" style:family="graphic" style:list-style-name="L1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8" style:family="graphic" style:list-style-name="L1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9" style:family="graphic" style:list-style-name="L1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0" style:family="graphic" style:list-style-name="L1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1" style:family="graphic" style:list-style-name="L1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2" style:family="graphic" style:list-style-name="L1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3" style:family="graphic" style:list-style-name="L1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4" style:family="graphic" style:list-style-name="L1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5" style:family="graphic" style:list-style-name="L1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6" style:family="graphic" style:list-style-name="L1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7" style:family="graphic" style:list-style-name="L1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8" style:family="graphic" style:list-style-name="L1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9" style:family="graphic" style:list-style-name="L1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0" style:family="graphic" style:list-style-name="L1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1" style:family="graphic" style:list-style-name="L1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2" style:family="graphic" style:list-style-name="L1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3" style:family="graphic" style:list-style-name="L1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4" style:family="graphic" style:list-style-name="L1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5" style:family="graphic" style:list-style-name="L1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Formelsammlung Physik</text:h>
      <text:h text:style-name="P76" text:outline-level="1">Kinematik</text:h>
      <text:h text:style-name="Heading_20_3" text:outline-level="3">Geradlinige Bewegung</text:h>
      <text:h text:style-name="P86" text:outline-level="4">Gleichförmig</text:h>
      <text:p text:style-name="P29"><text:span text:style-name="T7"><draw:g text:anchor-type="as-char" svg:y="-0.2311in" draw:z-index="59" draw:style-name="gr4"><svg:title>TexMaths</svg:title><svg:desc>12§display§v = \dot{x} = \frac{\Delta s}{\Delta t} §svg§600§FALSE§</svg:desc><draw:polygon draw:style-name="gr139" draw:text-style-name="P92" svg:width="0.8598in" svg:height="0.3402in" svg:x="0in" svg:y="0.0051in" svg:viewBox="0 0 2185 865" draw:points="1093,865 0,865 0,0 2185,0 2185,865"><text:p/></draw:polygon><draw:path draw:style-name="gr140" draw:text-style-name="P92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141" draw:text-style-name="P92" svg:width="0.1106in" svg:height="0.039in" svg:x="0.1417in" svg:y="0.1701in" svg:viewBox="0 0 282 100" svg:d="M267 17c6 0 15 0 15-9 0-8-9-8-15-8h-253c-6 0-14 0-14 8 0 9 8 9 14 9zM267 100c6 0 15 0 15-9 0-8-9-8-15-8h-253c-6 0-14 0-14 8 0 9 8 9 14 9z"><text:p/></draw:path><draw:path draw:style-name="gr142" draw:text-style-name="P92" svg:width="0.0181in" svg:height="0.0177in" svg:x="0.3508in" svg:y="0.1201in" svg:viewBox="0 0 47 46" svg:d="M47 23c0-12-11-23-24-23-15 0-23 12-23 23 0 12 10 23 23 23 14 0 24-12 24-23z"><text:p/></draw:path><draw:path draw:style-name="gr143" draw:text-style-name="P92" svg:width="0.0827in" svg:height="0.0752in" svg:x="0.3126in" svg:y="0.1579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144" draw:text-style-name="P92" svg:width="0.1106in" svg:height="0.039in" svg:x="0.4579in" svg:y="0.1701in" svg:viewBox="0 0 282 100" svg:d="M267 17c6 0 15 0 15-9 0-8-9-8-15-8h-253c-6 0-14 0-14 8 0 9 8 9 14 9zM267 100c6 0 15 0 15-9 0-8-9-8-15-8h-253c-6 0-14 0-14 8 0 9 8 9 14 9z"><text:p/></draw:path><draw:path draw:style-name="gr145" draw:text-style-name="P92" svg:width="0.1224in" svg:height="0.1193in" svg:x="0.6516in" svg:y="0in" svg:viewBox="0 0 312 304" svg:d="M167 7c-3-5-4-7-11-7s-8 2-11 7l-143 289c-2 3-2 3-2 4 0 4 2 4 10 4h293c6 0 9 0 9-4 0-1 0-1-1-4zM143 42l114 230h-228z"><text:p/></draw:path><draw:path draw:style-name="gr146" draw:text-style-name="P92" svg:width="0.061in" svg:height="0.0752in" svg:x="0.7906in" svg:y="0.0457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draw:polygon draw:style-name="gr147" draw:text-style-name="P92" svg:width="0.2165in" svg:height="0.0067in" svg:x="0.6437in" svg:y="0.1866in" svg:viewBox="0 0 551 18" draw:points="275,18 0,18 0,0 551,0 551,18"><text:p/></draw:polygon><draw:path draw:style-name="gr148" draw:text-style-name="P92" svg:width="0.1224in" svg:height="0.1193in" svg:x="0.6606in" svg:y="0.226in" svg:viewBox="0 0 312 304" svg:d="M167 7c-3-5-4-7-11-7s-8 2-11 7l-143 289c-2 3-2 3-2 4 0 4 2 4 10 4h293c6 0 9 0 9-4 0-1 0-1-1-4zM143 42l114 230h-228z"><text:p/></draw:path><draw:path draw:style-name="gr149" draw:text-style-name="P92" svg:width="0.0512in" svg:height="0.1059in" svg:x="0.7949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7"><text:tab/> <text:tab/></text:span><text:span text:style-name="T7"><draw:g text:anchor-type="as-char" svg:y="-0.2311in" draw:z-index="58" draw:style-name="gr4"><svg:title>TexMaths</svg:title><svg:desc>12§display§a (t) = \dot{v} = \frac{\Delta v}{\Delta t}§svg§600§FALSE§</svg:desc><draw:polygon draw:style-name="gr125" draw:text-style-name="P92" svg:width="1.0508in" svg:height="0.3402in" svg:x="0in" svg:y="0.0051in" svg:viewBox="0 0 2670 865" draw:points="1335,865 0,865 0,0 2670,0 2670,865"><text:p/></draw:polygon><draw:path draw:style-name="gr126" draw:text-style-name="P92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127" draw:text-style-name="P92" svg:width="0.039in" svg:height="0.1661in" svg:x="0.1043in" svg:y="0.1067in" svg:viewBox="0 0 100 423" svg:d="M100 419c0-1 0-2-9-9-53-53-66-134-66-199 0-73 16-146 69-199 6-6 6-6 6-7 0-4-3-5-5-5-5 0-43 29-69 83-21 47-26 94-26 128s5 85 28 133c26 52 62 79 67 79 2 0 5-1 5-4z"><text:p/></draw:path><draw:path draw:style-name="gr128" draw:text-style-name="P92" svg:width="0.0512in" svg:height="0.1059in" svg:x="0.1563in" svg:y="0.1276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129" draw:text-style-name="P92" svg:width="0.039in" svg:height="0.1661in" svg:x="0.2217in" svg:y="0.1067in" svg:viewBox="0 0 100 423" svg:d="M100 211c0-32-5-84-29-132-25-51-63-79-66-79-4 0-5 1-5 5 0 1 0 1 8 9 42 42 66 110 66 197 0 74-15 148-68 201-6 5-6 6-6 7 0 3 1 4 5 4 3 0 42-29 67-82 22-47 28-94 28-130z"><text:p/></draw:path><draw:path draw:style-name="gr130" draw:text-style-name="P92" svg:width="0.1106in" svg:height="0.039in" svg:x="0.3319in" svg:y="0.1701in" svg:viewBox="0 0 282 100" svg:d="M268 17c6 0 14 0 14-9 0-8-8-8-14-8h-254c-6 0-14 0-14 8 0 9 8 9 14 9zM268 100c6 0 14 0 14-9 0-8-8-8-14-8h-254c-6 0-14 0-14 8 0 9 8 9 14 9z"><text:p/></draw:path><draw:path draw:style-name="gr131" draw:text-style-name="P92" svg:width="0.0181in" svg:height="0.0177in" svg:x="0.537in" svg:y="0.1201in" svg:viewBox="0 0 47 46" svg:d="M47 23c0-12-11-23-24-23-15 0-23 12-23 23 0 12 10 23 23 23 14 0 24-12 24-23z"><text:p/></draw:path><draw:path draw:style-name="gr132" draw:text-style-name="P92" svg:width="0.0728in" svg:height="0.0752in" svg:x="0.5031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133" draw:text-style-name="P92" svg:width="0.1106in" svg:height="0.039in" svg:x="0.6402in" svg:y="0.1701in" svg:viewBox="0 0 282 100" svg:d="M268 17c6 0 14 0 14-9 0-8-8-8-14-8h-254c-6 0-14 0-14 8 0 9 8 9 14 9zM268 100c6 0 14 0 14-9 0-8-8-8-14-8h-254c-6 0-14 0-14 8 0 9 8 9 14 9z"><text:p/></draw:path><draw:path draw:style-name="gr134" draw:text-style-name="P92" svg:width="0.1224in" svg:height="0.1193in" svg:x="0.8339in" svg:y="0in" svg:viewBox="0 0 312 304" svg:d="M167 7c-3-5-4-7-11-7s-8 2-11 7l-143 289c-2 3-2 3-2 4 0 4 2 4 10 4h294c6 0 8 0 8-4 0-1 0-1-1-4zM143 42l114 230h-228z"><text:p/></draw:path><draw:path draw:style-name="gr135" draw:text-style-name="P92" svg:width="0.0728in" svg:height="0.0752in" svg:x="0.9693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136" draw:text-style-name="P92" svg:width="0.2248in" svg:height="0.0067in" svg:x="0.8256in" svg:y="0.1866in" svg:viewBox="0 0 572 18" draw:points="286,18 0,18 0,0 572,0 572,18"><text:p/></draw:polygon><draw:path draw:style-name="gr137" draw:text-style-name="P92" svg:width="0.1224in" svg:height="0.1193in" svg:x="0.8469in" svg:y="0.226in" svg:viewBox="0 0 312 304" svg:d="M167 7c-3-5-4-7-11-7s-8 2-11 7l-143 289c-2 3-2 3-2 4 0 4 2 4 10 4h294c6 0 8 0 8-4 0-1 0-1-1-4zM143 42l114 230h-228z"><text:p/></draw:path><draw:path draw:style-name="gr138" draw:text-style-name="P92" svg:width="0.0512in" svg:height="0.1059in" svg:x="0.9811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7"> </text:span><text:span text:style-name="T17"><text:tab/></text:span><text:span text:style-name="T17"><draw:g text:anchor-type="as-char" svg:y="-0.1252in" draw:z-index="0" draw:style-name="gr1"><svg:title>TexMaths</svg:title><svg:desc>12§display§a (t) = \ddot{x}§svg§600§FALSE§</svg:desc><draw:polygon draw:style-name="gr2" draw:text-style-name="P92" svg:width="0.5937in" svg:height="0.1657in" svg:x="0in" svg:y="0in" svg:viewBox="0 0 1509 422" draw:points="754,422 0,422 0,0 1509,0 1509,422"><text:p/></draw:polygon><draw:path draw:style-name="gr3" draw:text-style-name="P92" svg:width="0.076in" svg:height="0.0752in" svg:x="0.0067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92" svg:width="0.039in" svg:height="0.1657in" svg:x="0.104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2" svg:width="0.0512in" svg:height="0.1059in" svg:x="0.1563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039in" svg:height="0.1657in" svg:x="0.221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2" svg:width="0.1106in" svg:height="0.039in" svg:x="0.3323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0488in" svg:height="0.0165in" svg:x="0.526in" svg:y="0.013in" svg:viewBox="0 0 125 43" svg:d="M42 22c0-11-8-22-20-22s-22 10-22 22 10 21 22 21 20-11 20-21zM125 22c0-12-10-22-22-22s-21 11-21 22c0 10 9 21 21 21s22-9 22-21z"><text:p/></draw:path><draw:path draw:style-name="gr3" draw:text-style-name="P92" svg:width="0.0827in" svg:height="0.0752in" svg:x="0.5035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17"> </text:span></text:p>
      <text:h text:style-name="Heading_20_4" text:outline-level="4">Gleichmäßig beschleunigt</text:h>
      <text:p text:style-name="P27"><draw:g text:anchor-type="as-char" svg:y="-0.222in" draw:z-index="22" draw:style-name="gr1"><svg:title>TexMaths</svg:title><svg:desc>12§display§x(t) = \frac12\,a\,t^2+v_0\,t+s_0§svg§600§FALSE§</svg:desc><draw:polygon draw:style-name="gr2" draw:text-style-name="P92" svg:width="1.6988in" svg:height="0.3331in" svg:x="0in" svg:y="0.0043in" svg:viewBox="0 0 4316 847" draw:points="2158,847 0,847 0,0 4316,0 4316,847"><text:p/></draw:polygon><draw:path draw:style-name="gr3" draw:text-style-name="P92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92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2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2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3" draw:text-style-name="P92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3" draw:text-style-name="P92" svg:width="0.0831in" svg:height="0.0067in" svg:x="0.5256in" svg:y="0.1783in" svg:viewBox="0 0 212 18" draw:points="106,18 0,18 0,0 212,0 212,18"><text:p/></draw:polygon><draw:path draw:style-name="gr3" draw:text-style-name="P92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2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92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0516in" svg:height="0.0772in" svg:x="0.838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2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92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2" svg:width="0.0539in" svg:height="0.0795in" svg:x="1.1953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2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92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92" svg:width="0.0539in" svg:height="0.0795in" svg:x="1.6386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42" draw:style-name="gr1"><svg:title>TexMaths</svg:title><svg:desc>12§display§v(t) =a \cdot t+v_0\,§svg§600§FALSE§</svg:desc><draw:polygon draw:style-name="gr2" draw:text-style-name="P92" svg:width="1.1138in" svg:height="0.1657in" svg:x="0in" svg:y="0in" svg:viewBox="0 0 2830 422" draw:points="1416,422 0,422 0,0 2830,0 2830,422"><text:p/></draw:polygon><draw:path draw:style-name="gr3" draw:text-style-name="P92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2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92" svg:width="0.0512in" svg:height="0.1059in" svg:x="0.155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039in" svg:height="0.1657in" svg:x="0.220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92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92" svg:width="0.076in" svg:height="0.0752in" svg:x="0.5035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92" svg:width="0.0177in" svg:height="0.0177in" svg:x="0.6358in" svg:y="0.074in" svg:viewBox="0 0 46 46" svg:d="M46 23c0-12-10-23-23-23-12 0-23 11-23 23 0 13 11 23 23 23 13 0 23-10 23-23z"><text:p/></draw:path><draw:path draw:style-name="gr3" draw:text-style-name="P92" svg:width="0.0512in" svg:height="0.1059in" svg:x="0.7087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1106in" svg:height="0.1106in" svg:x="0.810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92" svg:width="0.0728in" svg:height="0.0752in" svg:x="0.97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2" svg:width="0.0539in" svg:height="0.0795in" svg:x="1.053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21" draw:style-name="gr1"><svg:title>TexMaths</svg:title><svg:desc>12§display§v^2(t) = v^2(t_0)+2a \cdot \left [ x(t) - x(t_0) \right ]§svg§600§FALSE§</svg:desc><draw:polygon draw:style-name="gr2" draw:text-style-name="P92" svg:width="2.428in" svg:height="0.1858in" svg:x="0in" svg:y="0.0024in" svg:viewBox="0 0 6168 473" draw:points="3083,473 0,473 0,0 6168,0 6168,473"><text:p/></draw:polygon><draw:path draw:style-name="gr3" draw:text-style-name="P92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92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92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92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92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92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92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92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92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92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92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92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92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92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92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92" svg:width="0.0177in" svg:height="0.0177in" svg:x="1.4213in" svg:y="0.0957in" svg:viewBox="0 0 46 46" svg:d="M46 23c0-12-10-23-23-23-12 0-23 11-23 23 0 13 11 23 23 23 13 0 23-10 23-23z"><text:p/></draw:path><draw:polygon draw:style-name="gr3" draw:text-style-name="P92" svg:width="0.0228in" svg:height="0.1665in" svg:x="1.5091in" svg:y="0.022in" svg:viewBox="0 0 59 424" draw:points="59,424 59,407 17,407 17,17 59,17 59,0 0,0 0,424"><text:p/></draw:polygon><draw:path draw:style-name="gr3" draw:text-style-name="P92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92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92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92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92" svg:width="0.1016in" svg:height="0.0067in" svg:x="1.8705in" svg:y="0.102in" svg:viewBox="0 0 259 18" svg:d="M244 18c7 0 15 0 15-8 0-10-8-10-15-10h-230c-7 0-14 0-14 10 0 8 7 8 14 8z"><text:p/></draw:path><draw:path draw:style-name="gr3" draw:text-style-name="P92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92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92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92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92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92" svg:width="0.0228in" svg:height="0.1665in" svg:x="2.385in" svg:y="0.022in" svg:viewBox="0 0 59 424" draw:points="59,0 0,0 0,17 42,17 42,407 0,407 0,424 59,424"><text:p/></draw:polygon></draw:g> </text:p>
      <text:h text:style-name="P77" text:outline-level="3"><draw:frame draw:style-name="fr1" draw:name="Frame1" text:anchor-type="paragraph" svg:x="4.1437in" svg:y="0.1547in" svg:width="3.1484in" draw:z-index="1"><draw:text-box fo:min-height="6.1327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<draw:g text:anchor-type="as-char" svg:y="-0.1181in" draw:z-index="2" draw:style-name="gr1"><svg:title>TexMaths</svg:title><svg:desc>12§display§b§svg§600§FALSE§</svg:desc><draw:polygon draw:style-name="gr2" draw:text-style-name="P92" svg:width="0.0713in" svg:height="0.1157in" svg:x="0in" svg:y="0in" svg:viewBox="0 0 182 295" draw:points="91,295 0,295 0,0 182,0 182,295"><text:p/></draw:polygon><draw:path draw:style-name="gr3" draw:text-style-name="P92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62">Bogenlänge </text:p></table:table-cell><table:table-cell table:style-name="Table1.C1" office:value-type="string"><text:p text:style-name="P7"><draw:g text:anchor-type="as-char" svg:y="-0.1327in" draw:z-index="46" draw:style-name="gr1"><svg:title>TexMaths</svg:title><svg:desc>12§display§\left [ b \right ] = \mathrm{m}§svg§600§FALSE§</svg:desc><draw:polygon draw:style-name="gr2" draw:text-style-name="P92" svg:width="0.5236in" svg:height="0.1657in" svg:x="0in" svg:y="-0.0004in" svg:viewBox="0 0 1331 422" draw:points="665,422 0,422 0,0 1331,0 1331,422"><text:p/></draw:polygon><draw:polygon draw:style-name="gr3" draw:text-style-name="P92" svg:width="0.0228in" svg:height="0.1657in" svg:x="0.0193in" svg:y="-0.0004in" svg:viewBox="0 0 59 422" draw:points="59,422 59,406 17,406 17,17 59,17 59,0 0,0 0,422"><text:p/></draw:polygon><draw:path draw:style-name="gr3" draw:text-style-name="P92" svg:width="0.061in" svg:height="0.1173in" svg:x="0.0539in" svg:y="0.0091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92" svg:width="0.0228in" svg:height="0.1657in" svg:x="0.1209in" svg:y="-0.0004in" svg:viewBox="0 0 59 422" draw:points="59,0 0,0 0,17 42,17 42,406 0,406 0,422 59,422"><text:p/></draw:polygon><draw:path draw:style-name="gr3" draw:text-style-name="P92" svg:width="0.1106in" svg:height="0.039in" svg:x="0.2189in" svg:y="0.0626in" svg:viewBox="0 0 282 100" svg:d="M268 17c6 0 14 0 14-9 0-8-8-8-14-8h-254c-6 0-14 0-14 8 0 9 8 9 14 9zM268 100c6 0 14 0 14-9 0-8-8-8-14-8h-254c-6 0-14 0-14 8 0 9 8 9 14 9z"><text:p/></draw:path><draw:path draw:style-name="gr3" draw:text-style-name="P92" svg:width="0.1295in" svg:height="0.0732in" svg:x="0.3902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39"><draw:g text:anchor-type="as-char" svg:y="-0.0756in" draw:z-index="3" draw:style-name="gr1"><svg:title>TexMaths</svg:title><svg:desc>12§display§r§svg§600§FALSE§</svg:desc><draw:polygon draw:style-name="gr2" draw:text-style-name="P92" svg:width="0.0791in" svg:height="0.0713in" svg:x="0in" svg:y="0.002in" svg:viewBox="0 0 202 182" draw:points="102,182 0,182 0,0 202,0 202,182"><text:p/></draw:polygon><draw:path draw:style-name="gr3" draw:text-style-name="P92" svg:width="0.0677in" svg:height="0.0752in" svg:x="0.0047in" svg:y="0in" svg:viewBox="0 0 173 192" svg:d="M25 162c-1 7-3 16-3 19 0 7 6 11 12 11 4 0 13-4 15-12 1-2 16-59 17-67 3-14 11-44 14-56 1-4 13-25 23-34 4-3 16-13 35-13 11 0 17 4 18 4-13 3-23 12-23 23 0 7 5 16 17 16 11 0 23-10 23-25s-14-28-35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18">Kreisradius </text:p></table:table-cell><table:table-cell table:style-name="Table1.C2" office:value-type="string"><text:p text:style-name="P60"><draw:g text:anchor-type="as-char" svg:y="-0.1252in" draw:z-index="47" draw:style-name="gr1"><svg:title>TexMaths</svg:title><svg:desc>12§display§\left [ r \right ] = \mathrm{m}§svg§600§FALSE§</svg:desc><draw:polygon draw:style-name="gr2" draw:text-style-name="P92" svg:width="0.5311in" svg:height="0.1657in" svg:x="0in" svg:y="0in" svg:viewBox="0 0 1350 422" draw:points="675,422 0,422 0,0 1350,0 1350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92" svg:width="0.0228in" svg:height="0.1657in" svg:x="0.1295in" svg:y="0in" svg:viewBox="0 0 59 422" draw:points="59,0 0,0 0,17 42,17 42,406 0,406 0,422 59,422"><text:p/></draw:polygon><draw:path draw:style-name="gr3" draw:text-style-name="P92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92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1"><draw:g text:anchor-type="as-char" svg:y="-0.0756in" draw:z-index="4" draw:style-name="gr1"><svg:title>TexMaths</svg:title><svg:desc>12§display§\varphi§svg§600§FALSE§</svg:desc><draw:polygon draw:style-name="gr2" draw:text-style-name="P92" svg:width="0.1087in" svg:height="0.1043in" svg:x="0in" svg:y="0.002in" svg:viewBox="0 0 277 266" draw:points="138,266 0,266 0,0 277,0 277,266"><text:p/></draw:polygon><draw:path draw:style-name="gr3" draw:text-style-name="P92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18">Winkel </text:p></table:table-cell><table:table-cell table:style-name="Table1.C2" office:value-type="string"><text:p text:style-name="P31"><draw:g text:anchor-type="as-char" svg:y="-0.1252in" draw:z-index="60" draw:style-name="gr4"><svg:title>TexMaths</svg:title><svg:desc>12§display§\left [ \varphi \right ] = \mathrm{rad}§svg§600§FALSE§</svg:desc><draw:polygon draw:style-name="gr150" draw:text-style-name="P92" svg:width="0.6626in" svg:height="0.1657in" svg:x="0in" svg:y="0.0004in" svg:viewBox="0 0 1684 422" draw:points="842,422 0,422 0,0 1684,0 1684,422"><text:p/></draw:polygon><draw:polygon draw:style-name="gr151" draw:text-style-name="P92" svg:width="0.0228in" svg:height="0.1657in" svg:x="0.0193in" svg:y="0.0004in" svg:viewBox="0 0 59 422" draw:points="59,422 59,406 17,406 17,17 59,17 59,0 0,0 0,422"><text:p/></draw:polygon><draw:path draw:style-name="gr152" draw:text-style-name="P92" svg:width="0.0945in" svg:height="0.1098in" svg:x="0.0543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153" draw:text-style-name="P92" svg:width="0.0228in" svg:height="0.1657in" svg:x="0.1583in" svg:y="0.0004in" svg:viewBox="0 0 59 422" draw:points="59,0 0,0 0,17 42,17 42,406 0,406 0,422 59,422"><text:p/></draw:polygon><draw:path draw:style-name="gr154" draw:text-style-name="P92" svg:width="0.1106in" svg:height="0.039in" svg:x="0.2559in" svg:y="0.0634in" svg:viewBox="0 0 282 100" svg:d="M268 17c6 0 14 0 14-9 0-8-8-8-14-8h-254c-6 0-14 0-14 8 0 9 8 9 14 9zM268 100c6 0 14 0 14-9 0-8-8-8-14-8h-254c-6 0-14 0-14 8 0 9 8 9 14 9z"><text:p/></draw:path><draw:path draw:style-name="gr155" draw:text-style-name="P92" svg:width="0.0559in" svg:height="0.0732in" svg:x="0.427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56" draw:text-style-name="P92" svg:width="0.0752in" svg:height="0.076in" svg:x="0.494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57" draw:text-style-name="P92" svg:width="0.0819in" svg:height="0.1173in" svg:x="0.576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3"><draw:g text:anchor-type="as-char" svg:y="-0.0728in" draw:z-index="13" draw:style-name="gr1"><svg:title>TexMaths</svg:title><svg:desc>12§display§a_\mathrm{z}§svg§600§FALSE§</svg:desc><draw:polygon draw:style-name="gr2" draw:text-style-name="P92" svg:width="0.1469in" svg:height="0.0969in" svg:x="0in" svg:y="0.002in" svg:viewBox="0 0 374 247" draw:points="187,247 0,247 0,0 374,0 374,247"><text:p/></draw:polygon><draw:path draw:style-name="gr3" draw:text-style-name="P92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92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19">Zentripetalbeschleunigung </text:p></table:table-cell><table:table-cell table:style-name="Table1.C2" office:value-type="string"><text:p text:style-name="P13"><draw:g text:anchor-type="as-char" svg:y="-0.1866in" draw:z-index="45" draw:style-name="gr1"><svg:title>TexMaths</svg:title><svg:desc>12§display§\left [ a_\mathrm{z} \right ] = \mathrm{\frac{m}{s^2}}§svg§600§FALSE§</svg:desc><draw:polygon draw:style-name="gr2" draw:text-style-name="P92" svg:width="0.6287in" svg:height="0.298in" svg:x="0in" svg:y="0.002in" svg:viewBox="0 0 1598 758" draw:points="799,758 0,758 0,0 1598,0 1598,758"><text:p/></draw:polygon><draw:polygon draw:style-name="gr3" draw:text-style-name="P92" svg:width="0.0228in" svg:height="0.1661in" svg:x="0.0193in" svg:y="0.061in" svg:viewBox="0 0 59 423" draw:points="59,423 59,406 17,406 17,17 59,17 59,0 0,0 0,423"><text:p/></draw:polygon><draw:path draw:style-name="gr3" draw:text-style-name="P92" svg:width="0.076in" svg:height="0.0752in" svg:x="0.0528in" svg:y="0.1134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92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92" svg:width="0.0228in" svg:height="0.1661in" svg:x="0.2051in" svg:y="0.061in" svg:viewBox="0 0 59 423" draw:points="59,0 0,0 0,17 42,17 42,406 0,406 0,423 59,423"><text:p/></draw:polygon><draw:path draw:style-name="gr3" draw:text-style-name="P92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92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92" svg:width="0.1398in" svg:height="0.0067in" svg:x="0.4886in" svg:y="0.1409in" svg:viewBox="0 0 356 18" draw:points="179,18 0,18 0,0 356,0 356,18"><text:p/></draw:polygon><draw:path draw:style-name="gr3" draw:text-style-name="P92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2" svg:width="0.0516in" svg:height="0.0772in" svg:x="0.5614in" svg:y="0.1752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5"><draw:g text:anchor-type="as-char" svg:y="-0.1138in" draw:z-index="23" draw:style-name="gr1"><svg:title>TexMaths</svg:title><svg:desc>12§display§M§svg§600§FALSE§</svg:desc><draw:polygon draw:style-name="gr2" draw:text-style-name="P92" svg:width="0.1791in" svg:height="0.113in" svg:x="0in" svg:y="0in" svg:viewBox="0 0 456 288" draw:points="228,288 0,288 0,0 456,0 456,288"><text:p/></draw:polygon><draw:path draw:style-name="gr3" draw:text-style-name="P92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21">Drehmoment</text:p></table:table-cell><table:table-cell table:style-name="Table1.C2" office:value-type="string"><text:p text:style-name="P13"><draw:g text:anchor-type="as-char" svg:y="-0.1252in" draw:z-index="44" draw:style-name="gr1"><svg:title>TexMaths</svg:title><svg:desc>12§display§\left [ M \right ] = \mathrm{N \cdot m}§svg§600§FALSE§</svg:desc><draw:polygon draw:style-name="gr2" draw:text-style-name="P92" svg:width="0.8752in" svg:height="0.1657in" svg:x="0in" svg:y="0in" svg:viewBox="0 0 2224 422" draw:points="1112,422 0,422 0,0 2224,0 2224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92" svg:width="0.0228in" svg:height="0.1657in" svg:x="0.2291in" svg:y="0in" svg:viewBox="0 0 59 422" draw:points="59,0 0,0 0,17 42,17 42,406 0,406 0,422 59,422"><text:p/></draw:polygon><draw:path draw:style-name="gr3" draw:text-style-name="P92" svg:width="0.1106in" svg:height="0.039in" svg:x="0.3268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1134in" svg:height="0.1134in" svg:x="0.498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2" svg:width="0.0177in" svg:height="0.0177in" svg:x="0.6685in" svg:y="0.074in" svg:viewBox="0 0 46 46" svg:d="M46 23c0-12-10-23-23-23-12 0-23 11-23 23 0 13 11 23 23 23 13 0 23-10 23-23z"><text:p/></draw:path><draw:path draw:style-name="gr3" draw:text-style-name="P92" svg:width="0.1295in" svg:height="0.0732in" svg:x="0.7425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2"><draw:g text:anchor-type="as-char" svg:y="-0.0756in" draw:z-index="8" draw:style-name="gr1"><svg:title>TexMaths</svg:title><svg:desc>12§display§\omega§svg§600§FALSE§</svg:desc><draw:polygon draw:style-name="gr2" draw:text-style-name="P92" svg:width="0.1094in" svg:height="0.0713in" svg:x="0in" svg:y="0.002in" svg:viewBox="0 0 279 182" draw:points="140,182 0,182 0,0 279,0 279,182"><text:p/></draw:polygon><draw:path draw:style-name="gr3" draw:text-style-name="P92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19">Winkelgeschwindigkeit</text:p></table:table-cell><table:table-cell table:style-name="Table1.C2" office:value-type="string"><text:p text:style-name="P13"><draw:g text:anchor-type="as-char" svg:y="-0.1465in" draw:z-index="48" draw:style-name="gr1"><svg:title>TexMaths</svg:title><svg:desc>12§display§\left [ \omega \right ] = \mathrm{s^{-1}}§svg§600§FALSE§</svg:desc><draw:polygon draw:style-name="gr2" draw:text-style-name="P92" svg:width="0.6587in" svg:height="0.1858in" svg:x="0in" svg:y="0.0024in" svg:viewBox="0 0 1674 473" draw:points="836,473 0,473 0,0 1674,0 1674,473"><text:p/></draw:polygon><draw:polygon draw:style-name="gr3" draw:text-style-name="P92" svg:width="0.0228in" svg:height="0.1665in" svg:x="0.0193in" svg:y="0.022in" svg:viewBox="0 0 59 424" draw:points="59,424 59,407 17,407 17,17 59,17 59,0 0,0 0,424"><text:p/></draw:polygon><draw:path draw:style-name="gr3" draw:text-style-name="P92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92" svg:width="0.0228in" svg:height="0.1665in" svg:x="0.1591in" svg:y="0.022in" svg:viewBox="0 0 59 424" draw:points="59,0 0,0 0,17 42,17 42,407 0,407 0,424 59,424"><text:p/></draw:polygon><draw:path draw:style-name="gr3" draw:text-style-name="P92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92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2" svg:width="0.0783in" svg:height="0.0059in" svg:x="0.5008in" svg:y="0.0457in" svg:viewBox="0 0 200 16" svg:d="M188 16c5 0 12 0 12-8s-6-8-12-8h-176c-5 0-12 0-12 7 0 9 7 9 12 9z"><text:p/></draw:path><draw:path draw:style-name="gr3" draw:text-style-name="P92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3"><draw:g text:anchor-type="as-char" svg:y="-0.1189in" draw:z-index="9" draw:style-name="gr1"><svg:title>TexMaths</svg:title><svg:desc>12§display§f§svg§600§FALSE§</svg:desc><draw:polygon draw:style-name="gr2" draw:text-style-name="P92" svg:width="0.0992in" svg:height="0.1472in" svg:x="0in" svg:y="0.0016in" svg:viewBox="0 0 253 375" draw:points="126,375 0,375 0,0 253,0 253,375"><text:p/></draw:polygon><draw:path draw:style-name="gr3" draw:text-style-name="P92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19">Drehfrequenz</text:p></table:table-cell><table:table-cell table:style-name="Table1.C2" office:value-type="string"><text:p text:style-name="P12"><draw:g text:anchor-type="as-char" svg:y="-0.1252in" draw:z-index="14" draw:style-name="gr1"><svg:title>TexMaths</svg:title><svg:desc>12§display§\left [ f \right ] = \text{Hz}§svg§600§FALSE§</svg:desc><draw:polygon draw:style-name="gr2" draw:text-style-name="P92" svg:width="0.6114in" svg:height="0.1657in" svg:x="0in" svg:y="0in" svg:viewBox="0 0 1554 422" draw:points="777,422 0,422 0,0 1554,0 1554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0827in" svg:height="0.1512in" svg:x="0.0547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92" svg:width="0.0228in" svg:height="0.1657in" svg:x="0.1488in" svg:y="0in" svg:viewBox="0 0 59 422" draw:points="59,0 0,0 0,17 42,17 42,406 0,406 0,422 59,422"><text:p/></draw:polygon><draw:path draw:style-name="gr3" draw:text-style-name="P92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1134in" svg:height="0.1134in" svg:x="0.4181in" svg:y="0.0102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92" svg:width="0.0618in" svg:height="0.0713in" svg:x="0.5421in" svg:y="0.052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3"><draw:g text:anchor-type="as-char" svg:y="-0.0756in" draw:z-index="10" draw:style-name="gr1"><svg:title>TexMaths</svg:title><svg:desc>12§display§v§svg§600§FALSE§</svg:desc><draw:polygon draw:style-name="gr2" draw:text-style-name="P92" svg:width="0.0866in" svg:height="0.0713in" svg:x="0in" svg:y="0.002in" svg:viewBox="0 0 221 182" draw:points="111,182 0,182 0,0 221,0 221,182"><text:p/></draw:polygon><draw:path draw:style-name="gr3" draw:text-style-name="P92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19">Bahngeschwindigkeit</text:p></table:table-cell><table:table-cell table:style-name="Table1.C2" office:value-type="string"><text:p text:style-name="P13"><draw:g text:anchor-type="as-char" svg:y="-0.1866in" draw:z-index="49" draw:style-name="gr1"><svg:title>TexMaths</svg:title><svg:desc>12§display§\left [ v \right ] = \mathrm{\frac{m}{s}}§svg§600§FALSE§</svg:desc><draw:polygon draw:style-name="gr2" draw:text-style-name="P92" svg:width="0.5591in" svg:height="0.298in" svg:x="0in" svg:y="0.002in" svg:viewBox="0 0 1421 758" draw:points="710,758 0,758 0,0 1421,0 1421,758"><text:p/></draw:polygon><draw:polygon draw:style-name="gr3" draw:text-style-name="P92" svg:width="0.0228in" svg:height="0.1661in" svg:x="0.0193in" svg:y="0.061in" svg:viewBox="0 0 59 423" draw:points="59,423 59,406 17,406 17,17 59,17 59,0 0,0 0,423"><text:p/></draw:polygon><draw:path draw:style-name="gr3" draw:text-style-name="P92" svg:width="0.0728in" svg:height="0.0752in" svg:x="0.0512in" svg:y="0.1134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92" svg:width="0.0228in" svg:height="0.1661in" svg:x="0.1362in" svg:y="0.061in" svg:viewBox="0 0 59 423" draw:points="59,0 0,0 0,17 42,17 42,406 0,406 0,423 59,423"><text:p/></draw:polygon><draw:path draw:style-name="gr3" draw:text-style-name="P92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92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92" svg:width="0.1386in" svg:height="0.0067in" svg:x="0.4205in" svg:y="0.1409in" svg:viewBox="0 0 353 18" draw:points="177,18 0,18 0,0 353,0 353,18"><text:p/></draw:polygon><draw:path draw:style-name="gr3" draw:text-style-name="P92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3"><draw:g text:anchor-type="as-char" svg:y="-0.1138in" draw:z-index="11" draw:style-name="gr1"><svg:title>TexMaths</svg:title><svg:desc>12§display§T§svg§600§FALSE§</svg:desc><draw:polygon draw:style-name="gr2" draw:text-style-name="P92" svg:width="0.1201in" svg:height="0.113in" svg:x="0in" svg:y="0in" svg:viewBox="0 0 306 288" draw:points="154,288 0,288 0,0 306,0 306,288"><text:p/></draw:polygon><draw:path draw:style-name="gr3" draw:text-style-name="P92" svg:width="0.113in" svg:height="0.1122in" svg:x="0.0039in" svg:y="0.0016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19">Umlaufdauer</text:p></table:table-cell><table:table-cell table:style-name="Table1.C2" office:value-type="string"><text:p text:style-name="P13"><draw:g text:anchor-type="as-char" svg:y="-0.1252in" draw:z-index="50" draw:style-name="gr1"><svg:title>TexMaths</svg:title><svg:desc>12§display§\left [ T \right ] = \mathrm{s}§svg§600§FALSE§</svg:desc><draw:polygon draw:style-name="gr2" draw:text-style-name="P92" svg:width="0.4996in" svg:height="0.1657in" svg:x="0in" svg:y="0in" svg:viewBox="0 0 1270 422" draw:points="635,422 0,422 0,0 1270,0 1270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92" svg:width="0.0228in" svg:height="0.1657in" svg:x="0.1701in" svg:y="0in" svg:viewBox="0 0 59 422" draw:points="59,0 0,0 0,17 42,17 42,406 0,406 0,422 59,422"><text:p/></draw:polygon><draw:path draw:style-name="gr3" draw:text-style-name="P92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3"><draw:g text:anchor-type="as-char" svg:y="-0.0756in" draw:z-index="12" draw:style-name="gr1"><svg:title>TexMaths</svg:title><svg:desc>12§display§\alpha§svg§600§FALSE§</svg:desc><draw:polygon draw:style-name="gr2" draw:text-style-name="P92" svg:width="0.1071in" svg:height="0.0713in" svg:x="0in" svg:y="0.002in" svg:viewBox="0 0 273 182" draw:points="137,182 0,182 0,0 273,0 273,182"><text:p/></draw:polygon><draw:path draw:style-name="gr3" draw:text-style-name="P92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19">Winkelbeschleunigung</text:p></table:table-cell><table:table-cell table:style-name="Table1.C2" office:value-type="string"><text:p text:style-name="P13"><draw:g text:anchor-type="as-char" svg:y="-0.2283in" draw:z-index="51" draw:style-name="gr1"><svg:title>TexMaths</svg:title><svg:desc>12§display§\left [ \alpha \right ] = \mathrm{\frac{rad}{s^2}}§svg§600§FALSE§</svg:desc><draw:polygon draw:style-name="gr2" draw:text-style-name="P92" svg:width="0.6811in" svg:height="0.3413in" svg:x="0in" svg:y="0in" svg:viewBox="0 0 1731 868" draw:points="866,868 0,868 0,0 1731,0 1731,868"><text:p/></draw:polygon><draw:polygon draw:style-name="gr3" draw:text-style-name="P92" svg:width="0.0228in" svg:height="0.1657in" svg:x="0.0193in" svg:y="0.1028in" svg:viewBox="0 0 59 422" draw:points="59,422 59,405 17,405 17,17 59,17 59,0 0,0 0,422"><text:p/></draw:polygon><draw:path draw:style-name="gr3" draw:text-style-name="P92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92" svg:width="0.0228in" svg:height="0.1657in" svg:x="0.1563in" svg:y="0.1028in" svg:viewBox="0 0 59 422" draw:points="59,0 0,0 0,17 42,17 42,405 0,405 0,422 59,422"><text:p/></draw:polygon><draw:path draw:style-name="gr3" draw:text-style-name="P92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92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2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92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92" svg:width="0.2406in" svg:height="0.0067in" svg:x="0.4406in" svg:y="0.1827in" svg:viewBox="0 0 612 18" draw:points="306,18 0,18 0,0 612,0 612,18"><text:p/></draw:polygon><draw:path draw:style-name="gr3" draw:text-style-name="P92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2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4"><draw:g text:anchor-type="as-char" svg:y="-0.1173in" draw:z-index="18" draw:style-name="gr1"><svg:title>TexMaths</svg:title><svg:desc>12§display§\phi§svg§600§FALSE§</svg:desc><draw:polygon draw:style-name="gr2" draw:text-style-name="P92" svg:width="0.0988in" svg:height="0.148in" svg:x="0in" svg:y="0in" svg:viewBox="0 0 252 377" draw:points="126,377 0,377 0,0 252,0 252,377"><text:p/></draw:polygon><draw:path draw:style-name="gr3" draw:text-style-name="P92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20">Drehwinkel</text:p></table:table-cell><table:table-cell table:style-name="Table1.C2" office:value-type="string"><text:p text:style-name="P11"><draw:g text:anchor-type="as-char" svg:y="-0.1252in" draw:z-index="52" draw:style-name="gr1"><svg:title>TexMaths</svg:title><svg:desc>12§display§\left [ \phi \right ] = \mathrm{rad}§svg§600§FALSE§</svg:desc><draw:polygon draw:style-name="gr2" draw:text-style-name="P92" svg:width="0.6531in" svg:height="0.1657in" svg:x="0in" svg:y="0in" svg:viewBox="0 0 1660 422" draw:points="829,422 0,422 0,0 1660,0 1660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087in" svg:height="0.1492in" svg:x="0.0543in" svg:y="0.0091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92" svg:width="0.0228in" svg:height="0.1657in" svg:x="0.1488in" svg:y="0in" svg:viewBox="0 0 59 422" draw:points="59,0 0,0 0,17 42,17 42,406 0,406 0,422 59,422"><text:p/></draw:polygon><draw:path draw:style-name="gr3" draw:text-style-name="P92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0559in" svg:height="0.0732in" svg:x="0.4173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2" svg:width="0.0752in" svg:height="0.076in" svg:x="0.4846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2" svg:width="0.0819in" svg:height="0.1173in" svg:x="0.566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16"><draw:g text:anchor-type="as-char" svg:y="-0.1181in" draw:z-index="29" draw:style-name="gr1"><svg:title>TexMaths</svg:title><svg:desc>12§display§J§svg§600§FALSE§</svg:desc><draw:polygon draw:style-name="gr2" draw:text-style-name="P92" svg:width="0.1083in" svg:height="0.1142in" svg:x="0in" svg:y="0in" svg:viewBox="0 0 276 291" draw:points="138,291 0,291 0,0 276,0 276,291"><text:p/></draw:polygon><draw:path draw:style-name="gr3" draw:text-style-name="P92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22">Massentr<text:span text:style-name="T11">ä</text:span><text:span text:style-name="T14">gheitsmoment</text:span></text:p></table:table-cell><table:table-cell table:style-name="Table1.C2" office:value-type="string"><text:p text:style-name="P8"><draw:g text:anchor-type="as-char" svg:y="-0.1465in" draw:z-index="28" draw:style-name="gr1"><svg:title>TexMaths</svg:title><svg:desc>12§display§\left [ J \right ] = \text{kg} \cdot \text{m}^2§svg§600§FALSE§</svg:desc><draw:polygon draw:style-name="gr2" draw:text-style-name="P92" svg:width="0.9169in" svg:height="0.1858in" svg:x="0in" svg:y="0.0024in" svg:viewBox="0 0 2330 473" draw:points="1165,473 0,473 0,0 2330,0 2330,473"><text:p/></draw:polygon><draw:polygon draw:style-name="gr3" draw:text-style-name="P92" svg:width="0.0228in" svg:height="0.1665in" svg:x="0.0193in" svg:y="0.022in" svg:viewBox="0 0 59 424" draw:points="59,424 59,407 17,407 17,17 59,17 59,0 0,0 0,424"><text:p/></draw:polygon><draw:path draw:style-name="gr3" draw:text-style-name="P92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92" svg:width="0.0228in" svg:height="0.1665in" svg:x="0.1579in" svg:y="0.022in" svg:viewBox="0 0 59 424" draw:points="59,0 0,0 0,17 42,17 42,407 0,407 0,424 59,424"><text:p/></draw:polygon><draw:path draw:style-name="gr3" draw:text-style-name="P92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92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92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92" svg:width="0.0177in" svg:height="0.0177in" svg:x="0.6433in" svg:y="0.0957in" svg:viewBox="0 0 46 46" svg:d="M46 23c0-12-10-23-23-23-12 0-23 11-23 23 0 13 11 23 23 23 13 0 23-10 23-23z"><text:p/></draw:path><draw:path draw:style-name="gr3" draw:text-style-name="P92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92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6"><draw:g text:anchor-type="as-char" svg:y="-0.0756in" draw:z-index="30" draw:style-name="gr1"><svg:title>TexMaths</svg:title><svg:desc>12§display§m§svg§600§FALSE§</svg:desc><draw:polygon draw:style-name="gr2" draw:text-style-name="P92" svg:width="0.1461in" svg:height="0.0713in" svg:x="0in" svg:y="0.002in" svg:viewBox="0 0 372 182" draw:points="186,182 0,182 0,0 372,0 372,182"><text:p/></draw:polygon><draw:path draw:style-name="gr3" draw:text-style-name="P92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23">Masse</text:p></table:table-cell><table:table-cell table:style-name="Table1.C2" office:value-type="string"><text:p text:style-name="P9"><draw:g text:anchor-type="as-char" svg:y="-0.1252in" draw:z-index="31" draw:style-name="gr1"><svg:title>TexMaths</svg:title><svg:desc>12§display§\left [ m \right ] = \mathrm{kg}§svg§600§FALSE§</svg:desc><draw:polygon draw:style-name="gr2" draw:text-style-name="P92" svg:width="0.6327in" svg:height="0.1657in" svg:x="0in" svg:y="0in" svg:viewBox="0 0 1608 422" draw:points="804,422 0,422 0,0 1608,0 1608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1362in" svg:height="0.0752in" svg:x="0.0512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92" svg:width="0.0228in" svg:height="0.1657in" svg:x="0.1957in" svg:y="0in" svg:viewBox="0 0 59 422" draw:points="59,0 0,0 0,17 42,17 42,406 0,406 0,422 59,422"><text:p/></draw:polygon><draw:path draw:style-name="gr3" draw:text-style-name="P92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92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6"><draw:g text:anchor-type="as-char" svg:y="-0.0744in" draw:z-index="32" draw:style-name="gr1"><svg:title>TexMaths</svg:title><svg:desc>12§display§r_s§svg§600§FALSE§</svg:desc><draw:polygon draw:style-name="gr2" draw:text-style-name="P92" svg:width="0.1382in" svg:height="0.0965in" svg:x="0in" svg:y="0.0016in" svg:viewBox="0 0 352 246" draw:points="176,246 0,246 0,0 352,0 352,246"><text:p/></draw:polygon><draw:path draw:style-name="gr3" draw:text-style-name="P92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92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23">Abstand der Drehachsen</text:p></table:table-cell><table:table-cell table:style-name="Table1.C2" office:value-type="string"><text:p text:style-name="P9"><draw:g text:anchor-type="as-char" svg:y="-0.1252in" draw:z-index="33" draw:style-name="gr1"><svg:title>TexMaths</svg:title><svg:desc>12§display§\left [ r \right ] = \mathrm{m}§svg§600§FALSE§</svg:desc><draw:polygon draw:style-name="gr2" draw:text-style-name="P92" svg:width="0.5311in" svg:height="0.1657in" svg:x="0in" svg:y="0in" svg:viewBox="0 0 1350 422" draw:points="675,422 0,422 0,0 1350,0 1350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92" svg:width="0.0228in" svg:height="0.1657in" svg:x="0.1295in" svg:y="0in" svg:viewBox="0 0 59 422" draw:points="59,0 0,0 0,17 42,17 42,406 0,406 0,422 59,422"><text:p/></draw:polygon><draw:path draw:style-name="gr3" draw:text-style-name="P92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92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17"><draw:g text:anchor-type="as-char" svg:y="-0.1602in" draw:z-index="34" draw:style-name="gr1"><svg:title>TexMaths</svg:title><svg:desc>12§display§\vec{L}§svg§600§FALSE§</svg:desc><draw:polygon draw:style-name="gr2" draw:text-style-name="P92" svg:width="0.1154in" svg:height="0.1602in" svg:x="0in" svg:y="0in" svg:viewBox="0 0 294 408" draw:points="148,408 0,408 0,0 294,0 294,408"><text:p/></draw:polygon><draw:path draw:style-name="gr3" draw:text-style-name="P92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92" svg:width="0.1004in" svg:height="0.113in" svg:x="0.0067in" svg:y="0.0476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24">Drehimpuls</text:p></table:table-cell><table:table-cell table:style-name="Table1.C2" office:value-type="string"><text:p text:style-name="P31"><draw:g text:anchor-type="as-char" svg:y="-0.1917in" draw:z-index="61" draw:style-name="gr4"><svg:title>TexMaths</svg:title><svg:desc>12§display§\left [ \vec{L} \right ] = \mathrm{N\cdot m\cdot s}§svg§600§FALSE§</svg:desc><draw:polygon draw:style-name="gr158" draw:text-style-name="P92" svg:width="1.0602in" svg:height="0.2992in" svg:x="0in" svg:y="0in" svg:viewBox="0 0 2694 761" draw:points="1347,761 0,761 0,0 2694,0 2694,761"><text:p/></draw:polygon><draw:polygon draw:style-name="gr159" draw:text-style-name="P92" svg:width="0.0378in" svg:height="0.2988in" svg:x="0.0374in" svg:y="0in" svg:viewBox="0 0 97 760" draw:points="0,760 97,760 97,741 20,741 20,20 97,20 97,0 0,0"><text:p/></draw:polygon><draw:path draw:style-name="gr160" draw:text-style-name="P92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161" draw:text-style-name="P92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162" draw:text-style-name="P92" svg:width="0.0378in" svg:height="0.2988in" svg:x="0.1941in" svg:y="0in" svg:viewBox="0 0 97 760" draw:points="77,741 0,741 0,760 97,760 97,0 0,0 0,20 77,20"><text:p/></draw:polygon><draw:path draw:style-name="gr163" draw:text-style-name="P92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164" draw:text-style-name="P92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165" draw:text-style-name="P92" svg:width="0.0177in" svg:height="0.0177in" svg:x="0.6673in" svg:y="0.1409in" svg:viewBox="0 0 46 46" svg:d="M46 23c0-12-10-23-23-23-12 0-23 11-23 23 0 13 11 23 23 23 13 0 23-10 23-23z"><text:p/></draw:path><draw:path draw:style-name="gr166" draw:text-style-name="P92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167" draw:text-style-name="P92" svg:width="0.0177in" svg:height="0.0177in" svg:x="0.9256in" svg:y="0.1409in" svg:viewBox="0 0 46 46" svg:d="M46 23c0-12-10-23-23-23-12 0-23 11-23 23 0 13 11 23 23 23 13 0 23-10 23-23z"><text:p/></draw:path><draw:path draw:style-name="gr168" draw:text-style-name="P92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17"><draw:g text:anchor-type="as-char" svg:y="-0.1193in" draw:z-index="35" draw:style-name="gr1"><svg:title>TexMaths</svg:title><svg:desc>12§display§\vec{p}§svg§600§FALSE§</svg:desc><draw:polygon draw:style-name="gr2" draw:text-style-name="P92" svg:width="0.1102in" svg:height="0.1504in" svg:x="0.0051in" svg:y="0in" svg:viewBox="0 0 281 383" draw:points="141,383 0,383 0,0 281,0 281,383"><text:p/></draw:polygon><draw:path draw:style-name="gr3" draw:text-style-name="P92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92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24">Impuls</text:p></table:table-cell><table:table-cell table:style-name="Table1.C2" office:value-type="string"><text:p text:style-name="P10"><draw:g text:anchor-type="as-char" svg:y="-0.1252in" draw:z-index="36" draw:style-name="gr1"><svg:title>TexMaths</svg:title><svg:desc>12§display§\left [ \vec{p} \right ] = \mathrm{N \cdot s}§svg§600§FALSE§</svg:desc><draw:polygon draw:style-name="gr2" draw:text-style-name="P92" svg:width="0.7075in" svg:height="0.1657in" svg:x="0in" svg:y="0in" svg:viewBox="0 0 1798 422" draw:points="899,422 0,422 0,0 1798,0 1798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0736in" svg:height="0.0331in" svg:x="0.0776in" svg:y="0.005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92" svg:width="0.0866in" svg:height="0.1059in" svg:x="0.0406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92" svg:width="0.0228in" svg:height="0.1657in" svg:x="0.1331in" svg:y="0in" svg:viewBox="0 0 59 422" draw:points="59,0 0,0 0,17 42,17 42,406 0,406 0,422 59,422"><text:p/></draw:polygon><draw:path draw:style-name="gr3" draw:text-style-name="P92" svg:width="0.1106in" svg:height="0.039in" svg:x="0.2311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1134in" svg:height="0.1134in" svg:x="0.402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92" svg:width="0.0177in" svg:height="0.0177in" svg:x="0.5732in" svg:y="0.074in" svg:viewBox="0 0 46 46" svg:d="M46 23c0-12-10-23-23-23-12 0-23 11-23 23 0 13 11 23 23 23 13 0 23-10 23-23z"><text:p/></draw:path><draw:path draw:style-name="gr3" draw:text-style-name="P92" svg:width="0.0543in" svg:height="0.076in" svg:x="0.647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47"><draw:g text:anchor-type="as-char" svg:y="-0.122in" draw:z-index="73" draw:style-name="gr4"><svg:title>TexMaths</svg:title><svg:desc>12§display§G§svg§600§FALSE§</svg:desc><draw:polygon draw:style-name="gr265" draw:text-style-name="P92" svg:width="0.1303in" svg:height="0.1142in" svg:x="0in" svg:y="0.0039in" svg:viewBox="0 0 332 291" draw:points="166,291 0,291 0,0 332,0 332,291"><text:p/></draw:polygon><draw:path draw:style-name="gr266" draw:text-style-name="P92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64">Gravitationskonstante</text:p></table:table-cell><table:table-cell table:style-name="Table1.C2" office:value-type="string"><text:p text:style-name="P11"/></table:table-cell></table:table-row><table:table-row><table:table-cell table:style-name="Table1.A2" office:value-type="string"><text:p text:style-name="P47"><draw:g text:anchor-type="as-char" svg:y="-0.1138in" draw:z-index="71" draw:style-name="gr4"><svg:title>TexMaths</svg:title><svg:desc>12§display§F§svg§600§FALSE§</svg:desc><draw:polygon draw:style-name="gr257" draw:text-style-name="P92" svg:width="0.1299in" svg:height="0.113in" svg:x="0in" svg:y="0in" svg:viewBox="0 0 331 288" draw:points="165,288 0,288 0,0 331,0 331,288"><text:p/></draw:polygon><draw:path draw:style-name="gr258" draw:text-style-name="P92" svg:width="0.1181in" svg:height="0.1126in" svg:x="0.0063in" svg:y="0.0008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64">Kraft</text:p></table:table-cell><table:table-cell table:style-name="Table1.C2" office:value-type="string"><text:p text:style-name="P34"><draw:g text:anchor-type="as-char" svg:y="-0.1252in" draw:z-index="72" draw:style-name="gr4"><svg:title>TexMaths</svg:title><svg:desc>12§display§[F] = N§svg§600§FALSE§</svg:desc><draw:polygon draw:style-name="gr259" draw:text-style-name="P92" svg:width="0.5949in" svg:height="0.1657in" svg:x="0in" svg:y="0.0004in" svg:viewBox="0 0 1512 422" draw:points="756,422 0,422 0,0 1512,0 1512,422"><text:p/></draw:polygon><draw:polygon draw:style-name="gr260" draw:text-style-name="P92" svg:width="0.0228in" svg:height="0.1657in" svg:x="0.0193in" svg:y="0.0004in" svg:viewBox="0 0 59 422" draw:points="59,422 59,406 17,406 17,17 59,17 59,0 0,0 0,422"><text:p/></draw:polygon><draw:path draw:style-name="gr261" draw:text-style-name="P92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262" draw:text-style-name="P92" svg:width="0.0228in" svg:height="0.1657in" svg:x="0.1795in" svg:y="0.0004in" svg:viewBox="0 0 59 422" draw:points="59,0 0,0 0,17 42,17 42,406 0,406 0,422 59,422"><text:p/></draw:polygon><draw:path draw:style-name="gr263" draw:text-style-name="P92" svg:width="0.1106in" svg:height="0.039in" svg:x="0.2776in" svg:y="0.0634in" svg:viewBox="0 0 282 100" svg:d="M268 17c6 0 14 0 14-9 0-8-8-8-14-8h-254c-6 0-14 0-14 8 0 9 8 9 14 9zM268 100c6 0 14 0 14-9 0-8-8-8-14-8h-254c-6 0-14 0-14 8 0 9 8 9 14 9z"><text:p/></draw:path><draw:path draw:style-name="gr264" draw:text-style-name="P92" svg:width="0.1398in" svg:height="0.1134in" svg:x="0.45in" svg:y="0.011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47"><draw:g text:anchor-type="as-char" svg:y="-0.1138in" draw:z-index="74" draw:style-name="gr4"><svg:title>TexMaths</svg:title><svg:desc>12§display§D§svg§600§FALSE§</svg:desc><draw:polygon draw:style-name="gr267" draw:text-style-name="P92" svg:width="0.1421in" svg:height="0.113in" svg:x="0in" svg:y="0in" svg:viewBox="0 0 362 288" draw:points="181,288 0,288 0,0 362,0 362,288"><text:p/></draw:polygon><draw:path draw:style-name="gr268" draw:text-style-name="P92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64">Federh<text:span text:style-name="T13">ä</text:span><text:span text:style-name="T11">rte</text:span></text:p></table:table-cell><table:table-cell table:style-name="Table1.C2" office:value-type="string"><text:p text:style-name="P35"><draw:g text:anchor-type="as-char" svg:y="-0.2256in" draw:z-index="124" draw:style-name="gr4"><svg:title>TexMaths</svg:title><svg:desc>12§display§[D] = \mathrm{\frac{N}{m}}§svg§600§FALSE§</svg:desc><draw:polygon draw:style-name="gr871" draw:text-style-name="P92" svg:width="0.6146in" svg:height="0.3402in" svg:x="0in" svg:y="0in" svg:viewBox="0 0 1562 865" draw:points="780,865 0,865 0,0 1562,0 1562,865"><text:p/></draw:polygon><draw:polygon draw:style-name="gr872" draw:text-style-name="P92" svg:width="0.0228in" svg:height="0.1661in" svg:x="0.0193in" svg:y="0.1016in" svg:viewBox="0 0 59 423" draw:points="59,423 59,406 17,406 17,17 59,17 59,0 0,0 0,423"><text:p/></draw:polygon><draw:path draw:style-name="gr873" draw:text-style-name="P92" svg:width="0.1272in" svg:height="0.1134in" svg:x="0.0528in" svg:y="0.113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874" draw:text-style-name="P92" svg:width="0.0228in" svg:height="0.1661in" svg:x="0.1917in" svg:y="0.1016in" svg:viewBox="0 0 59 423" draw:points="59,0 0,0 0,17 42,17 42,406 0,406 0,423 59,423"><text:p/></draw:polygon><draw:path draw:style-name="gr875" draw:text-style-name="P92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876" draw:text-style-name="P92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877" draw:text-style-name="P92" svg:width="0.1386in" svg:height="0.0067in" svg:x="0.476in" svg:y="0.1811in" svg:viewBox="0 0 353 18" draw:points="176,18 0,18 0,0 353,0 353,18"><text:p/></draw:polygon><draw:path draw:style-name="gr878" draw:text-style-name="P92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47"><draw:g text:anchor-type="as-char" svg:y="-0.0756in" draw:z-index="75" draw:style-name="gr4"><svg:title>TexMaths</svg:title><svg:desc>12§display§\mu§svg§600§FALSE§</svg:desc><draw:polygon draw:style-name="gr269" draw:text-style-name="P92" svg:width="0.1in" svg:height="0.1043in" svg:x="0in" svg:y="0.002in" svg:viewBox="0 0 255 266" draw:points="127,266 0,266 0,0 255,0 255,266"><text:p/></draw:polygon><draw:path draw:style-name="gr270" draw:text-style-name="P92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64">Reibungszahl</text:p></table:table-cell><table:table-cell table:style-name="Table1.C2" office:value-type="string"><text:p text:style-name="P37"><draw:g text:anchor-type="as-char" svg:y="-0.1181in" draw:z-index="76" draw:style-name="gr4"><svg:title>TexMaths</svg:title><svg:desc>12§display§Faktor§svg§600§FALSE§</svg:desc><draw:polygon draw:style-name="gr271" draw:text-style-name="P92" svg:width="0.5291in" svg:height="0.1157in" svg:x="0in" svg:y="0in" svg:viewBox="0 0 1345 295" draw:points="673,295 0,295 0,0 1345,0 1345,295"><text:p/></draw:polygon><draw:path draw:style-name="gr272" draw:text-style-name="P92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273" draw:text-style-name="P92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274" draw:text-style-name="P92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275" draw:text-style-name="P92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276" draw:text-style-name="P92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277" draw:text-style-name="P92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49"><draw:g text:anchor-type="as-char" svg:y="-0.1138in" draw:z-index="151" draw:style-name="gr4"><svg:title>TexMaths</svg:title><svg:desc>12§display§F_N§svg§600§FALSE§</svg:desc><draw:polygon draw:style-name="gr1122" draw:text-style-name="P92" svg:width="0.2244in" svg:height="0.139in" svg:x="0in" svg:y="0in" svg:viewBox="0 0 571 354" draw:points="286,354 0,354 0,0 571,0 571,354"><text:p/></draw:polygon><draw:path draw:style-name="gr1123" draw:text-style-name="P92" svg:width="0.1181in" svg:height="0.1134in" svg:x="0.0063in" svg:y="0.0008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1124" draw:text-style-name="P92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66">Normalkraft</text:p></table:table-cell><table:table-cell table:style-name="Table1.C2" office:value-type="string"><text:p text:style-name="P38"><draw:g text:anchor-type="as-char" svg:y="-0.1252in" draw:z-index="152" draw:style-name="gr4"><svg:title>TexMaths</svg:title><svg:desc>12§display§[F_N] = N§svg§600§FALSE§</svg:desc><draw:polygon draw:style-name="gr1125" draw:text-style-name="P92" svg:width="0.698in" svg:height="0.1657in" svg:x="0in" svg:y="0.0004in" svg:viewBox="0 0 1774 422" draw:points="887,422 0,422 0,0 1774,0 1774,422"><text:p/></draw:polygon><draw:polygon draw:style-name="gr1126" draw:text-style-name="P92" svg:width="0.0228in" svg:height="0.1657in" svg:x="0.0193in" svg:y="0.0004in" svg:viewBox="0 0 59 422" draw:points="59,422 59,406 17,406 17,17 59,17 59,0 0,0 0,422"><text:p/></draw:polygon><draw:path draw:style-name="gr1127" draw:text-style-name="P92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128" draw:text-style-name="P92" svg:width="0.1035in" svg:height="0.0795in" svg:x="0.161in" svg:y="0.0697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1129" draw:text-style-name="P92" svg:width="0.0228in" svg:height="0.1657in" svg:x="0.2827in" svg:y="0.0004in" svg:viewBox="0 0 59 422" draw:points="59,0 0,0 0,17 42,17 42,406 0,406 0,422 59,422"><text:p/></draw:polygon><draw:path draw:style-name="gr1130" draw:text-style-name="P92" svg:width="0.1106in" svg:height="0.039in" svg:x="0.3803in" svg:y="0.0634in" svg:viewBox="0 0 282 100" svg:d="M268 17c6 0 14 0 14-9 0-8-8-8-14-8h-254c-6 0-14 0-14 8 0 9 8 9 14 9zM268 100c6 0 14 0 14-9 0-8-8-8-14-8h-254c-6 0-14 0-14 8 0 9 8 9 14 9z"><text:p/></draw:path><draw:path draw:style-name="gr1131" draw:text-style-name="P92" svg:width="0.1402in" svg:height="0.1134in" svg:x="0.5531in" svg:y="0.011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46"><draw:g text:anchor-type="as-char" svg:y="-0.1189in" draw:z-index="77" draw:style-name="gr1"><svg:title>TexMaths</svg:title><svg:desc>12§display§\theta§svg§600§FALSE§</svg:desc><draw:polygon draw:style-name="gr2" draw:text-style-name="P92" svg:width="0.0827in" svg:height="0.115in" svg:x="0in" svg:y="0.0016in" svg:viewBox="0 0 211 293" draw:points="106,293 0,293 0,0 211,0 211,293"><text:p/></draw:polygon><draw:path draw:style-name="gr3" draw:text-style-name="P92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63">Winkel Drehachse - Bewegungsrichtung</text:p></table:table-cell><table:table-cell table:style-name="Table1.C2" office:value-type="string"><text:p text:style-name="P11"><draw:g text:anchor-type="as-char" svg:y="-0.1252in" draw:z-index="78" draw:style-name="gr1"><svg:title>TexMaths</svg:title><svg:desc>12§display§\left [ \theta \right ] = \mathrm{rad}§svg§600§FALSE§</svg:desc><draw:polygon draw:style-name="gr2" draw:text-style-name="P92" svg:width="0.6366in" svg:height="0.1657in" svg:x="0in" svg:y="0in" svg:viewBox="0 0 1618 422" draw:points="809,422 0,422 0,0 1618,0 1618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92" svg:width="0.0228in" svg:height="0.1657in" svg:x="0.1323in" svg:y="0in" svg:viewBox="0 0 59 422" draw:points="59,0 0,0 0,17 42,17 42,406 0,406 0,422 59,422"><text:p/></draw:polygon><draw:path draw:style-name="gr3" draw:text-style-name="P92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92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92" svg:width="0.0819in" svg:height="0.1173in" svg:x="0.5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48"><draw:g text:anchor-type="as-char" svg:y="-0.1161in" draw:z-index="118" draw:style-name="gr4"><svg:title>TexMaths</svg:title><svg:desc>12§display§F_C§svg§600§FALSE§</svg:desc><draw:polygon draw:style-name="gr843" draw:text-style-name="P92" svg:width="0.2098in" svg:height="0.1386in" svg:x="0in" svg:y="0in" svg:viewBox="0 0 534 353" draw:points="267,353 0,353 0,0 534,0 534,353"><text:p/></draw:polygon><draw:path draw:style-name="gr844" draw:text-style-name="P92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845" draw:text-style-name="P92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65">Coulombkraft</text:p></table:table-cell><table:table-cell table:style-name="Table1.C2" office:value-type="string"><text:p text:style-name="P35"><draw:g text:anchor-type="as-char" svg:y="-0.1252in" draw:z-index="123" draw:style-name="gr4"><svg:title>TexMaths</svg:title><svg:desc>12§display§[F_C] = \mathrm{N}§svg§600§FALSE§</svg:desc><draw:polygon draw:style-name="gr864" draw:text-style-name="P92" svg:width="0.6571in" svg:height="0.1657in" svg:x="0in" svg:y="0.0004in" svg:viewBox="0 0 1670 422" draw:points="834,422 0,422 0,0 1670,0 1670,422"><text:p/></draw:polygon><draw:polygon draw:style-name="gr865" draw:text-style-name="P92" svg:width="0.0228in" svg:height="0.1657in" svg:x="0.0193in" svg:y="0.0004in" svg:viewBox="0 0 59 422" draw:points="59,422 59,406 17,406 17,17 59,17 59,0 0,0 0,422"><text:p/></draw:polygon><draw:path draw:style-name="gr866" draw:text-style-name="P92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867" draw:text-style-name="P92" svg:width="0.0898in" svg:height="0.0843in" svg:x="0.161in" svg:y="0.0673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868" draw:text-style-name="P92" svg:width="0.0228in" svg:height="0.1657in" svg:x="0.2685in" svg:y="0.0004in" svg:viewBox="0 0 59 422" draw:points="59,0 0,0 0,17 42,17 42,406 0,406 0,422 59,422"><text:p/></draw:polygon><draw:path draw:style-name="gr869" draw:text-style-name="P92" svg:width="0.1106in" svg:height="0.039in" svg:x="0.3661in" svg:y="0.0634in" svg:viewBox="0 0 282 100" svg:d="M268 17c6 0 14 0 14-9 0-8-8-8-14-8h-254c-6 0-14 0-14 8 0 9 8 9 14 9zM268 100c6 0 14 0 14-9 0-8-8-8-14-8h-254c-6 0-14 0-14 8 0 9 8 9 14 9z"><text:p/></draw:path><draw:path draw:style-name="gr870" draw:text-style-name="P92" svg:width="0.1134in" svg:height="0.1134in" svg:x="0.5378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48"><draw:g text:anchor-type="as-char" svg:y="-0.1165in" draw:z-index="119" draw:style-name="gr4"><svg:title>TexMaths</svg:title><svg:desc>12§display§Q§svg§600§FALSE§</svg:desc><draw:polygon draw:style-name="gr846" draw:text-style-name="P92" svg:width="0.1319in" svg:height="0.1469in" svg:x="0in" svg:y="0.0039in" svg:viewBox="0 0 336 374" draw:points="167,374 0,374 0,0 336,0 336,374"><text:p/></draw:polygon><draw:path draw:style-name="gr847" draw:text-style-name="P92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65">Ladung</text:p></table:table-cell><table:table-cell table:style-name="Table1.C2" office:value-type="string"><text:p text:style-name="P35"><draw:g text:anchor-type="as-char" svg:y="-0.1252in" draw:z-index="122" draw:style-name="gr4"><svg:title>TexMaths</svg:title><svg:desc>12§display§[Q] = \mathrm{C}§svg§600§FALSE§</svg:desc><draw:polygon draw:style-name="gr858" draw:text-style-name="P92" svg:width="0.5654in" svg:height="0.1657in" svg:x="0in" svg:y="0.0004in" svg:viewBox="0 0 1437 422" draw:points="718,422 0,422 0,0 1437,0 1437,422"><text:p/></draw:polygon><draw:polygon draw:style-name="gr859" draw:text-style-name="P92" svg:width="0.0228in" svg:height="0.1657in" svg:x="0.0193in" svg:y="0.0004in" svg:viewBox="0 0 59 422" draw:points="59,422 59,406 17,406 17,17 59,17 59,0 0,0 0,422"><text:p/></draw:polygon><draw:path draw:style-name="gr860" draw:text-style-name="P92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861" draw:text-style-name="P92" svg:width="0.0228in" svg:height="0.1657in" svg:x="0.1811in" svg:y="0.0004in" svg:viewBox="0 0 59 422" draw:points="59,0 0,0 0,17 42,17 42,406 0,406 0,422 59,422"><text:p/></draw:polygon><draw:path draw:style-name="gr862" draw:text-style-name="P92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863" draw:text-style-name="P92" svg:width="0.1012in" svg:height="0.1209in" svg:x="0.4539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48"><draw:g text:anchor-type="as-char" svg:y="-0.1138in" draw:z-index="120" draw:style-name="gr4"><svg:title>TexMaths</svg:title><svg:desc>12§display§E§svg§600§FALSE§</svg:desc><draw:polygon draw:style-name="gr848" draw:text-style-name="P92" svg:width="0.1319in" svg:height="0.113in" svg:x="0in" svg:y="0in" svg:viewBox="0 0 336 288" draw:points="167,288 0,288 0,0 336,0 336,288"><text:p/></draw:polygon><draw:path draw:style-name="gr849" draw:text-style-name="P92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65">Elektr. Feldst<text:span text:style-name="T13">ä</text:span><text:span text:style-name="T11">rke</text:span></text:p></table:table-cell><table:table-cell table:style-name="Table1.C2" office:value-type="string"><text:p text:style-name="P35"><draw:g text:anchor-type="as-char" svg:y="-0.2256in" draw:z-index="121" draw:style-name="gr4"><svg:title>TexMaths</svg:title><svg:desc>12§display§[E] = \frac{\mathrm{V}}{\mathrm{m}}§svg§600§FALSE§</svg:desc><draw:polygon draw:style-name="gr850" draw:text-style-name="P92" svg:width="0.6043in" svg:height="0.3402in" svg:x="0in" svg:y="0in" svg:viewBox="0 0 1536 865" draw:points="768,865 0,865 0,0 1536,0 1536,865"><text:p/></draw:polygon><draw:polygon draw:style-name="gr851" draw:text-style-name="P92" svg:width="0.0228in" svg:height="0.1661in" svg:x="0.0193in" svg:y="0.1016in" svg:viewBox="0 0 59 423" draw:points="59,423 59,406 17,406 17,17 59,17 59,0 0,0 0,423"><text:p/></draw:polygon><draw:path draw:style-name="gr852" draw:text-style-name="P92" svg:width="0.1205in" svg:height="0.113in" svg:x="0.0524in" svg:y="0.1134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853" draw:text-style-name="P92" svg:width="0.0228in" svg:height="0.1661in" svg:x="0.1819in" svg:y="0.1016in" svg:viewBox="0 0 59 423" draw:points="59,0 0,0 0,17 42,17 42,406 0,406 0,423 59,423"><text:p/></draw:polygon><draw:path draw:style-name="gr854" draw:text-style-name="P92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855" draw:text-style-name="P92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856" draw:text-style-name="P92" svg:width="0.1386in" svg:height="0.0067in" svg:x="0.4657in" svg:y="0.1811in" svg:viewBox="0 0 353 18" draw:points="176,18 0,18 0,0 353,0 353,18"><text:p/></draw:polygon><draw:path draw:style-name="gr857" draw:text-style-name="P92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49"><draw:g text:anchor-type="as-char" svg:y="-0.1161in" draw:z-index="143" draw:style-name="gr4"><svg:title>TexMaths</svg:title><svg:desc>12§display§F_W§svg§600§FALSE§</svg:desc><draw:polygon draw:style-name="gr1081" draw:text-style-name="P92" svg:width="0.2496in" svg:height="0.1386in" svg:x="0in" svg:y="0in" svg:viewBox="0 0 635 353" draw:points="318,353 0,353 0,0 635,0 635,353"><text:p/></draw:polygon><draw:path draw:style-name="gr1082" draw:text-style-name="P92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083" draw:text-style-name="P92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74">Str<text:span text:style-name="T4">ömungswiderstandskraft</text:span></text:p></table:table-cell><table:table-cell table:style-name="Table1.C2" office:value-type="string"><text:p text:style-name="P36"><draw:g text:anchor-type="as-char" svg:y="-0.1252in" draw:z-index="144" draw:style-name="gr4"><svg:title>TexMaths</svg:title><svg:desc>12§display§[F_W] = N§svg§600§FALSE§</svg:desc><draw:polygon draw:style-name="gr1084" draw:text-style-name="P92" svg:width="0.7224in" svg:height="0.1657in" svg:x="0in" svg:y="0.0004in" svg:viewBox="0 0 1836 422" draw:points="919,422 0,422 0,0 1836,0 1836,422"><text:p/></draw:polygon><draw:polygon draw:style-name="gr1085" draw:text-style-name="P92" svg:width="0.0228in" svg:height="0.1657in" svg:x="0.0193in" svg:y="0.0004in" svg:viewBox="0 0 59 422" draw:points="59,422 59,406 17,406 17,17 59,17 59,0 0,0 0,422"><text:p/></draw:polygon><draw:path draw:style-name="gr1086" draw:text-style-name="P92" svg:width="0.1181in" svg:height="0.113in" svg:x="0.0524in" svg:y="0.0122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087" draw:text-style-name="P92" svg:width="0.1272in" svg:height="0.0819in" svg:x="0.1618in" svg:y="0.0697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1088" draw:text-style-name="P92" svg:width="0.0228in" svg:height="0.1657in" svg:x="0.3075in" svg:y="0.0004in" svg:viewBox="0 0 59 422" draw:points="59,0 0,0 0,17 42,17 42,406 0,406 0,422 59,422"><text:p/></draw:polygon><draw:path draw:style-name="gr1089" draw:text-style-name="P92" svg:width="0.1106in" svg:height="0.039in" svg:x="0.4051in" svg:y="0.0638in" svg:viewBox="0 0 282 100" svg:d="M267 17c6 0 15 0 15-9 0-8-9-8-15-8h-253c-6 0-14 0-14 8 0 9 8 9 14 9zM267 100c6 0 15 0 15-9 0-8-9-8-15-8h-253c-6 0-14 0-14 8 0 9 8 9 14 9z"><text:p/></draw:path><draw:path draw:style-name="gr1090" draw:text-style-name="P92" svg:width="0.1398in" svg:height="0.1134in" svg:x="0.5776in" svg:y="0.011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59"><draw:g text:anchor-type="as-char" svg:y="-0.0752in" draw:z-index="145" draw:style-name="gr4"><svg:title>TexMaths</svg:title><svg:desc>12§display§c_W§svg§600§FALSE§</svg:desc><draw:polygon draw:style-name="gr1091" draw:text-style-name="P92" svg:width="0.215in" svg:height="0.0965in" svg:x="0in" svg:y="0.0016in" svg:viewBox="0 0 547 246" draw:points="274,246 0,246 0,0 547,0 547,246"><text:p/></draw:polygon><draw:path draw:style-name="gr1092" draw:text-style-name="P92" svg:width="0.065in" svg:height="0.0752in" svg:x="0.0067in" svg:y="0.0004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1093" draw:text-style-name="P92" svg:width="0.1272in" svg:height="0.0819in" svg:x="0.0807in" svg:y="0.0189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66">Widerstandskoeffizient</text:p></table:table-cell><table:table-cell table:style-name="Table1.C2" office:value-type="string"><text:p text:style-name="P36"><draw:g text:anchor-type="as-char" svg:y="-0.1181in" draw:z-index="146" draw:style-name="gr4"><svg:title>TexMaths</svg:title><svg:desc>12§display§\text{Faktor}§svg§600§FALSE§</svg:desc><draw:polygon draw:style-name="gr1094" draw:text-style-name="P92" svg:width="0.4772in" svg:height="0.1157in" svg:x="0in" svg:y="0in" svg:viewBox="0 0 1213 295" draw:points="606,295 0,295 0,0 1213,0 1213,295"><text:p/></draw:polygon><draw:path draw:style-name="gr1095" draw:text-style-name="P92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1096" draw:text-style-name="P92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1097" draw:text-style-name="P92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1098" draw:text-style-name="P92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1099" draw:text-style-name="P92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1100" draw:text-style-name="P92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59"><draw:g text:anchor-type="as-char" svg:y="-0.1189in" draw:z-index="147" draw:style-name="gr4"><svg:title>TexMaths</svg:title><svg:desc>12§display§A§svg§600§FALSE§</svg:desc><draw:polygon draw:style-name="gr1101" draw:text-style-name="P92" svg:width="0.1248in" svg:height="0.113in" svg:x="0in" svg:y="0.0051in" svg:viewBox="0 0 318 288" draw:points="158,288 0,288 0,0 318,0 318,288"><text:p/></draw:polygon><draw:path draw:style-name="gr1102" draw:text-style-name="P92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66">Querschnittsfl<text:span text:style-name="T13">ä</text:span><text:span text:style-name="T11">che</text:span></text:p></table:table-cell><table:table-cell table:style-name="Table1.C2" office:value-type="string"><text:p text:style-name="P36"><draw:g text:anchor-type="as-char" svg:y="-0.1465in" draw:z-index="148" draw:style-name="gr4"><svg:title>TexMaths</svg:title><svg:desc>12§display§[A] = m^2§svg§600§FALSE§</svg:desc><draw:polygon draw:style-name="gr1103" draw:text-style-name="P92" svg:width="0.6508in" svg:height="0.1858in" svg:x="0in" svg:y="0.0024in" svg:viewBox="0 0 1654 473" draw:points="828,473 0,473 0,0 1654,0 1654,473"><text:p/></draw:polygon><draw:polygon draw:style-name="gr1104" draw:text-style-name="P92" svg:width="0.0228in" svg:height="0.1665in" svg:x="0.0193in" svg:y="0.0217in" svg:viewBox="0 0 59 424" draw:points="59,424 59,407 17,407 17,17 59,17 59,0 0,0 0,424"><text:p/></draw:polygon><draw:path draw:style-name="gr1105" draw:text-style-name="P92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1106" draw:text-style-name="P92" svg:width="0.0228in" svg:height="0.1665in" svg:x="0.1744in" svg:y="0.0217in" svg:viewBox="0 0 59 424" draw:points="59,0 0,0 0,17 42,17 42,407 0,407 0,424 59,424"><text:p/></draw:polygon><draw:path draw:style-name="gr1107" draw:text-style-name="P92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1108" draw:text-style-name="P92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1109" draw:text-style-name="P92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49"><draw:g text:anchor-type="as-char" svg:y="-0.0756in" draw:z-index="149" draw:style-name="gr4"><svg:title>TexMaths</svg:title><svg:desc>12§display§\rho§svg§600§FALSE§</svg:desc><draw:polygon draw:style-name="gr1110" draw:text-style-name="P92" svg:width="0.0862in" svg:height="0.1043in" svg:x="0in" svg:y="0.002in" svg:viewBox="0 0 220 266" draw:points="109,266 0,266 0,0 220,0 220,266"><text:p/></draw:polygon><draw:path draw:style-name="gr1111" draw:text-style-name="P92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66">Dichte des Fluids</text:p></table:table-cell><table:table-cell table:style-name="Table1.C2" office:value-type="string"><text:p text:style-name="P36"><draw:g text:anchor-type="as-char" svg:y="-0.228in" draw:z-index="150" draw:style-name="gr4"><svg:title>TexMaths</svg:title><svg:desc>12§display§[\rho] = \mathrm{\frac{kg}{m^3}}§svg§600§FALSE§</svg:desc><draw:polygon draw:style-name="gr1112" draw:text-style-name="P92" svg:width="0.6323in" svg:height="0.3417in" svg:x="0in" svg:y="0in" svg:viewBox="0 0 1607 869" draw:points="804,869 0,869 0,0 1607,0 1607,869"><text:p/></draw:polygon><draw:polygon draw:style-name="gr1113" draw:text-style-name="P92" svg:width="0.0228in" svg:height="0.1657in" svg:x="0.0193in" svg:y="0.1031in" svg:viewBox="0 0 59 422" draw:points="59,422 59,406 17,406 17,17 59,17 59,0 0,0 0,422"><text:p/></draw:polygon><draw:path draw:style-name="gr1114" draw:text-style-name="P92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1115" draw:text-style-name="P92" svg:width="0.0228in" svg:height="0.1657in" svg:x="0.1354in" svg:y="0.1031in" svg:viewBox="0 0 59 422" draw:points="59,0 0,0 0,17 42,17 42,406 0,406 0,422 59,422"><text:p/></draw:polygon><draw:path draw:style-name="gr1116" draw:text-style-name="P92" svg:width="0.1106in" svg:height="0.039in" svg:x="0.2335in" svg:y="0.1665in" svg:viewBox="0 0 282 100" svg:d="M268 17c6 0 14 0 14-9 0-8-8-8-14-8h-254c-6 0-14 0-14 8 0 9 8 9 14 9zM268 100c6 0 14 0 14-9 0-8-8-8-14-8h-254c-6 0-14 0-14 8 0 9 8 9 14 9z"><text:p/></draw:path><draw:path draw:style-name="gr1117" draw:text-style-name="P92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1118" draw:text-style-name="P92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1119" draw:text-style-name="P92" svg:width="0.213in" svg:height="0.0067in" svg:x="0.4197in" svg:y="0.1831in" svg:viewBox="0 0 542 18" draw:points="271,18 0,18 0,0 542,0 542,18"><text:p/></draw:polygon><draw:path draw:style-name="gr1120" draw:text-style-name="P92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21" draw:text-style-name="P92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25"/></draw:text-box></draw:frame>Kreisbewegung</text:h>
      <text:p text:style-name="P28"><draw:g text:anchor-type="as-char" svg:y="-0.2311in" draw:z-index="5" draw:style-name="gr1"><svg:title>TexMaths</svg:title><svg:desc>12§display§\omega=\frac{\Delta \varphi}{\Delta t}=\frac{2\pi}T§svg§600§FALSE§</svg:desc><draw:polygon draw:style-name="gr2" draw:text-style-name="P92" svg:width="1.0425in" svg:height="0.3402in" svg:x="0in" svg:y="0.0051in" svg:viewBox="0 0 2649 865" draw:points="1324,865 0,865 0,0 2649,0 2649,865"><text:p/></draw:polygon><draw:path draw:style-name="gr3" draw:text-style-name="P92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92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92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92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92" svg:width="0.2472in" svg:height="0.0067in" svg:x="0.3504in" svg:y="0.1866in" svg:viewBox="0 0 629 18" draw:points="314,18 0,18 0,0 629,0 629,18"><text:p/></draw:polygon><draw:path draw:style-name="gr3" draw:text-style-name="P92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92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92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2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92" svg:width="0.1839in" svg:height="0.0067in" svg:x="0.8587in" svg:y="0.1866in" svg:viewBox="0 0 468 18" draw:points="234,18 0,18 0,0 468,0 468,18"><text:p/></draw:polygon><draw:path draw:style-name="gr3" draw:text-style-name="P92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6" draw:style-name="gr1"><svg:title>TexMaths</svg:title><svg:desc>12§display§f =\frac1T = \frac{\omega}{2\pi}§svg§600§FALSE§</svg:desc><draw:polygon draw:style-name="gr2" draw:text-style-name="P92" svg:width="0.9055in" svg:height="0.3335in" svg:x="0in" svg:y="0.0035in" svg:viewBox="0 0 2301 848" draw:points="1150,848 0,848 0,0 2301,0 2301,848"><text:p/></draw:polygon><draw:path draw:style-name="gr3" draw:text-style-name="P92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92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92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92" svg:width="0.1201in" svg:height="0.0067in" svg:x="0.3406in" svg:y="0.1783in" svg:viewBox="0 0 306 18" draw:points="154,18 0,18 0,0 306,0 306,18"><text:p/></draw:polygon><draw:path draw:style-name="gr3" draw:text-style-name="P92" svg:width="0.113in" svg:height="0.1126in" svg:x="0.3445in" svg:y="0.2252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92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92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92" svg:width="0.1839in" svg:height="0.0067in" svg:x="0.7217in" svg:y="0.1783in" svg:viewBox="0 0 468 18" draw:points="234,18 0,18 0,0 468,0 468,18"><text:p/></draw:polygon><draw:path draw:style-name="gr3" draw:text-style-name="P92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2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40" draw:style-name="gr1"><svg:title>TexMaths</svg:title><svg:desc>12§display§v = r \cdot \omega = \frac{2\pi \cdot r}T = 2\pi r  f§svg§600§FALSE§</svg:desc><draw:polygon draw:style-name="gr2" draw:text-style-name="P92" svg:width="1.8445in" svg:height="0.3331in" svg:x="0in" svg:y="0.0043in" svg:viewBox="0 0 4686 847" draw:points="2344,847 0,847 0,0 4686,0 4686,847"><text:p/></draw:polygon><draw:path draw:style-name="gr3" draw:text-style-name="P92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2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92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92" svg:width="0.0177in" svg:height="0.0177in" svg:x="0.4386in" svg:y="0.1728in" svg:viewBox="0 0 46 46" svg:d="M46 23c0-12-10-23-23-23-12 0-23 11-23 23 0 13 11 23 23 23 13 0 23-10 23-23z"><text:p/></draw:path><draw:path draw:style-name="gr3" draw:text-style-name="P92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2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2" svg:width="0.0898in" svg:height="0.0732in" svg:x="0.9453in" svg:y="0.0398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92" svg:width="0.0177in" svg:height="0.0177in" svg:x="1.0929in" svg:y="0.0602in" svg:viewBox="0 0 46 46" svg:d="M46 23c0-12-10-23-23-23-12 0-23 11-23 23 0 13 11 23 23 23 13 0 23-10 23-23z"><text:p/></draw:path><draw:path draw:style-name="gr3" draw:text-style-name="P92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92" svg:width="0.3831in" svg:height="0.0067in" svg:x="0.8579in" svg:y="0.1783in" svg:viewBox="0 0 974 18" draw:points="487,18 0,18 0,0 974,0 974,18"><text:p/></draw:polygon><draw:path draw:style-name="gr3" draw:text-style-name="P92" svg:width="0.113in" svg:height="0.1126in" svg:x="0.9937in" svg:y="0.225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92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1.4906in" svg:y="0.1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2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92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92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5" draw:style-name="gr1"><svg:title>TexMaths</svg:title><svg:desc>12§display§T = \frac{2\pi \cdot r}{v} = \frac{2\pi}{\omega}§svg§600§FALSE§</svg:desc><draw:polygon draw:style-name="gr2" draw:text-style-name="P92" svg:width="1.1894in" svg:height="0.3335in" svg:x="0in" svg:y="0.0035in" svg:viewBox="0 0 3022 848" draw:points="1511,848 0,848 0,0 3022,0 3022,848"><text:p/></draw:polygon><draw:path draw:style-name="gr3" draw:text-style-name="P92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92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2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92" svg:width="0.0177in" svg:height="0.0177in" svg:x="0.5965in" svg:y="0.0606in" svg:viewBox="0 0 46 46" svg:d="M46 23c0-12-10-23-23-23-12 0-23 11-23 23 0 13 11 23 23 23 13 0 23-10 23-23z"><text:p/></draw:path><draw:path draw:style-name="gr3" draw:text-style-name="P92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92" svg:width="0.3835in" svg:height="0.0067in" svg:x="0.3614in" svg:y="0.1783in" svg:viewBox="0 0 975 18" draw:points="487,18 0,18 0,0 975,0 975,18"><text:p/></draw:polygon><draw:path draw:style-name="gr3" draw:text-style-name="P92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92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2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92" svg:width="0.1839in" svg:height="0.0067in" svg:x="1.0059in" svg:y="0.1783in" svg:viewBox="0 0 468 18" draw:points="234,18 0,18 0,0 468,0 468,18"><text:p/></draw:polygon><draw:path draw:style-name="gr3" draw:text-style-name="P92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7" draw:style-name="gr1"><svg:title>TexMaths</svg:title><svg:desc>12§display§a_\mathrm{z} = \frac{v^2}{r} = \omega^2 r§svg§600§FALSE§</svg:desc><draw:polygon draw:style-name="gr2" draw:text-style-name="P92" svg:width="1.0622in" svg:height="0.3618in" svg:x="0in" svg:y="0.0016in" svg:viewBox="0 0 2699 920" draw:points="1349,920 0,920 0,0 2699,0 2699,920"><text:p/></draw:polygon><draw:path draw:style-name="gr3" draw:text-style-name="P92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92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92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92" svg:width="0.0728in" svg:height="0.0752in" svg:x="0.4012in" svg:y="0.063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2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92" svg:width="0.161in" svg:height="0.0067in" svg:x="0.3965in" svg:y="0.2043in" svg:viewBox="0 0 410 18" draw:points="205,18 0,18 0,0 410,0 410,18"><text:p/></draw:polygon><draw:path draw:style-name="gr3" draw:text-style-name="P92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92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92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2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2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105" draw:style-name="gr4"><svg:title>TexMaths</svg:title><svg:desc>12§display§F_Z=\frac{mv^2}r=mr\omega^2§svg§600§FALSE§</svg:desc><draw:polygon draw:style-name="gr577" draw:text-style-name="P92" svg:width="1.4035in" svg:height="0.3618in" svg:x="0in" svg:y="0.002in" svg:viewBox="0 0 3566 920" draw:points="1783,920 0,920 0,0 3566,0 3566,920"><text:p/></draw:polygon><draw:path draw:style-name="gr578" draw:text-style-name="P92" svg:width="0.1181in" svg:height="0.113in" svg:x="0.0063in" svg:y="0.136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579" draw:text-style-name="P92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580" draw:text-style-name="P92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581" draw:text-style-name="P92" svg:width="0.1362in" svg:height="0.0752in" svg:x="0.4598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582" draw:text-style-name="P92" svg:width="0.0728in" svg:height="0.0752in" svg:x="0.6055in" svg:y="0.064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583" draw:text-style-name="P92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584" draw:text-style-name="P92" svg:width="0.3067in" svg:height="0.0067in" svg:x="0.4551in" svg:y="0.2047in" svg:viewBox="0 0 780 18" draw:points="390,18 0,18 0,0 780,0 780,18"><text:p/></draw:polygon><draw:path draw:style-name="gr585" draw:text-style-name="P92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86" draw:text-style-name="P92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587" draw:text-style-name="P92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588" draw:text-style-name="P92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89" draw:text-style-name="P92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590" draw:text-style-name="P92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9">G</text:span>leichmäßig beschleunigt</text:h>
      <text:p text:style-name="P26"><draw:g text:anchor-type="as-char" svg:y="-0.2299in" draw:z-index="53" draw:style-name="gr4"><svg:title>TexMaths</svg:title><svg:desc>12§display§\varphi(t)=\frac12\alpha\cdot t^2=\frac br=\frac{\omega\cdot t}2§svg§600§FALSE§</svg:desc><draw:polygon draw:style-name="gr5" draw:text-style-name="P92" svg:width="1.8748in" svg:height="0.3413in" svg:x="0in" svg:y="0in" svg:viewBox="0 0 4763 868" draw:points="2381,868 0,868 0,0 4763,0 4763,868"><text:p/></draw:polygon><draw:path draw:style-name="gr6" draw:text-style-name="P92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7" draw:text-style-name="P92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8" draw:text-style-name="P92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9" draw:text-style-name="P92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10" draw:text-style-name="P92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11" draw:text-style-name="P92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12" draw:text-style-name="P92" svg:width="0.0831in" svg:height="0.0067in" svg:x="0.539in" svg:y="0.1827in" svg:viewBox="0 0 212 18" draw:points="106,18 0,18 0,0 212,0 212,18"><text:p/></draw:polygon><draw:path draw:style-name="gr13" draw:text-style-name="P92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" draw:text-style-name="P92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15" draw:text-style-name="P92" svg:width="0.0177in" svg:height="0.0177in" svg:x="0.8in" svg:y="0.1772in" svg:viewBox="0 0 46 46" svg:d="M46 23c0-12-10-23-23-23-12 0-23 11-23 23 0 13 11 23 23 23 13 0 23-10 23-23z"><text:p/></draw:path><draw:path draw:style-name="gr16" draw:text-style-name="P92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17" draw:text-style-name="P92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18" draw:text-style-name="P92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19" draw:text-style-name="P92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20" draw:text-style-name="P92" svg:width="0.0795in" svg:height="0.0067in" svg:x="1.2445in" svg:y="0.1827in" svg:viewBox="0 0 203 18" draw:points="102,18 0,18 0,0 203,0 203,18"><text:p/></draw:polygon><draw:path draw:style-name="gr21" draw:text-style-name="P92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2" draw:text-style-name="P92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23" draw:text-style-name="P92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24" draw:text-style-name="P92" svg:width="0.0177in" svg:height="0.0177in" svg:x="1.7457in" svg:y="0.0654in" svg:viewBox="0 0 46 46" svg:d="M46 23c0-12-10-23-23-23-12 0-23 11-23 23 0 13 11 23 23 23 13 0 23-10 23-23z"><text:p/></draw:path><draw:path draw:style-name="gr25" draw:text-style-name="P92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26" draw:text-style-name="P92" svg:width="0.2894in" svg:height="0.0067in" svg:x="1.585in" svg:y="0.1827in" svg:viewBox="0 0 736 18" draw:points="368,18 0,18 0,0 736,0 736,18"><text:p/></draw:polygon><draw:path draw:style-name="gr27" draw:text-style-name="P92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54" draw:style-name="gr4"><svg:title>TexMaths</svg:title><svg:desc>12§display§\omega(t)=\frac vr=\alpha\cdot t§svg§600§FALSE§</svg:desc><draw:polygon draw:style-name="gr28" draw:text-style-name="P92" svg:width="1.1539in" svg:height="0.298in" svg:x="0in" svg:y="0.0016in" svg:viewBox="0 0 2932 758" draw:points="1466,758 0,758 0,0 2932,0 2932,758"><text:p/></draw:polygon><draw:path draw:style-name="gr29" draw:text-style-name="P92" svg:width="0.0984in" svg:height="0.0752in" svg:x="0.002in" svg:y="0.113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0" draw:text-style-name="P92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1" draw:text-style-name="P92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2" draw:text-style-name="P92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3" draw:text-style-name="P92" svg:width="0.1106in" svg:height="0.039in" svg:x="0.3539in" svg:y="0.1252in" svg:viewBox="0 0 282 100" svg:d="M268 17c6 0 14 0 14-9 0-8-8-8-14-8h-254c-6 0-14 0-14 8 0 9 8 9 14 9zM268 100c6 0 14 0 14-9 0-8-8-8-14-8h-254c-6 0-14 0-14 8 0 9 8 9 14 9z"><text:p/></draw:path><draw:path draw:style-name="gr34" draw:text-style-name="P92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5" draw:text-style-name="P92" svg:width="0.0866in" svg:height="0.0067in" svg:x="0.5394in" svg:y="0.1409in" svg:viewBox="0 0 221 18" draw:points="110,18 0,18 0,0 221,0 221,18"><text:p/></draw:polygon><draw:path draw:style-name="gr36" draw:text-style-name="P92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7" draw:text-style-name="P92" svg:width="0.1106in" svg:height="0.039in" svg:x="0.7016in" svg:y="0.1252in" svg:viewBox="0 0 282 100" svg:d="M268 17c6 0 14 0 14-9 0-8-8-8-14-8h-254c-6 0-14 0-14 8 0 9 8 9 14 9zM268 100c6 0 14 0 14-9 0-8-8-8-14-8h-254c-6 0-14 0-14 8 0 9 8 9 14 9z"><text:p/></draw:path><draw:path draw:style-name="gr38" draw:text-style-name="P92" svg:width="0.0933in" svg:height="0.0752in" svg:x="0.8744in" svg:y="0.113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9" draw:text-style-name="P92" svg:width="0.0177in" svg:height="0.0177in" svg:x="1.0256in" svg:y="0.1358in" svg:viewBox="0 0 46 46" svg:d="M46 23c0-12-10-23-23-23-12 0-23 11-23 23 0 13 11 23 23 23 13 0 23-10 23-23z"><text:p/></draw:path><draw:path draw:style-name="gr40" draw:text-style-name="P92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8"><text:tab/></text:span><text:span text:style-name="T8"><draw:g text:anchor-type="as-char" svg:y="-0.2508in" draw:z-index="16" draw:style-name="gr1"><svg:title>TexMaths</svg:title><svg:desc>12§display§{\alpha(t)} = \frac{\mathrm{d}\omega}{\mathrm{d}t} = \frac{\mathrm{d^2}\varphi}{\mathrm{d}t^2}§svg§600§FALSE§</svg:desc><draw:polygon draw:style-name="gr2" draw:text-style-name="P92" svg:width="1.2756in" svg:height="0.3618in" svg:x="0in" svg:y="0.0016in" svg:viewBox="0 0 3241 920" draw:points="1620,920 0,920 0,0 3241,0 3241,920"><text:p/></draw:polygon><draw:path draw:style-name="gr3" draw:text-style-name="P92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92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92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92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92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2" svg:width="0.0984in" svg:height="0.0752in" svg:x="0.6315in" svg:y="0.063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92" svg:width="0.202in" svg:height="0.0067in" svg:x="0.537in" svg:y="0.2043in" svg:viewBox="0 0 514 18" draw:points="257,18 0,18 0,0 514,0 514,18"><text:p/></draw:polygon><draw:path draw:style-name="gr3" draw:text-style-name="P92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2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92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2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2" svg:width="0.0945in" svg:height="0.1098in" svg:x="1.1748in" svg:y="0.0638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92" svg:width="0.2756in" svg:height="0.0067in" svg:x="1in" svg:y="0.2043in" svg:viewBox="0 0 701 18" draw:points="350,18 0,18 0,0 701,0 701,18"><text:p/></draw:polygon><draw:path draw:style-name="gr3" draw:text-style-name="P92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92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8"> <text:tab/></text:span><text:span text:style-name="T8"><draw:g text:anchor-type="as-char" svg:y="-0.1472in" draw:z-index="43" draw:style-name="gr1"><svg:title>TexMaths</svg:title><svg:desc>12§display§M = r \cdot F = m \cdot r^2 \cdot \alpha§svg§600§FALSE§</svg:desc><draw:polygon draw:style-name="gr2" draw:text-style-name="P92" svg:width="1.598in" svg:height="0.1433in" svg:x="0in" svg:y="0.0024in" svg:viewBox="0 0 4060 365" draw:points="2030,365 0,365 0,0 4060,0 4060,365"><text:p/></draw:polygon><draw:path draw:style-name="gr3" draw:text-style-name="P92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92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92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92" svg:width="0.0177in" svg:height="0.0177in" svg:x="0.5315in" svg:y="0.0953in" svg:viewBox="0 0 46 46" svg:d="M46 23c0-12-10-23-23-23-12 0-23 11-23 23 0 13 11 23 23 23 13 0 23-10 23-23z"><text:p/></draw:path><draw:path draw:style-name="gr3" draw:text-style-name="P92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92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92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92" svg:width="0.0177in" svg:height="0.0177in" svg:x="1.1484in" svg:y="0.0953in" svg:viewBox="0 0 46 46" svg:d="M46 23c0-12-10-23-23-23-12 0-23 11-23 23 0 13 11 23 23 23 13 0 23-10 23-23z"><text:p/></draw:path><draw:path draw:style-name="gr3" draw:text-style-name="P92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92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92" svg:width="0.0177in" svg:height="0.0177in" svg:x="1.4224in" svg:y="0.0953in" svg:viewBox="0 0 46 46" svg:d="M46 23c0-12-10-23-23-23-12 0-23 11-23 23 0 13 11 23 23 23 13 0 23-10 23-23z"><text:p/></draw:path><draw:path draw:style-name="gr3" draw:text-style-name="P92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8"> <text:tab/></text:span><text:span text:style-name="T8"><draw:g text:anchor-type="as-char" svg:y="-0.1252in" draw:z-index="55" draw:style-name="gr4"><svg:title>TexMaths</svg:title><svg:desc>12§display§\omega(t) = \omega(t_0) + \alpha \cdot (t-t_0)§svg§600§FALSE§</svg:desc><draw:polygon draw:style-name="gr41" draw:text-style-name="P92" svg:width="1.8492in" svg:height="0.1657in" svg:x="0in" svg:y="0.0004in" svg:viewBox="0 0 4698 422" draw:points="2348,422 0,422 0,0 4698,0 4698,422"><text:p/></draw:polygon><draw:path draw:style-name="gr42" draw:text-style-name="P92" svg:width="0.0984in" svg:height="0.0752in" svg:x="0.002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43" draw:text-style-name="P92" svg:width="0.039in" svg:height="0.1657in" svg:x="0.1256in" svg:y="0.0004in" svg:viewBox="0 0 100 422" svg:d="M100 419c0-1 0-3-9-10-53-53-66-133-66-198 0-73 16-146 69-199 6-6 6-6 6-7 0-4-3-5-5-5-5 0-43 29-69 83-21 47-26 93-26 128 0 34 5 84 28 132 26 53 62 79 67 79 2 0 5-1 5-3z"><text:p/></draw:path><draw:path draw:style-name="gr44" draw:text-style-name="P92" svg:width="0.0512in" svg:height="0.1059in" svg:x="0.1776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5" draw:text-style-name="P92" svg:width="0.039in" svg:height="0.1657in" svg:x="0.2433in" svg:y="0.0004in" svg:viewBox="0 0 100 422" svg:d="M100 211c0-32-5-84-29-132-25-51-63-79-66-79-4 0-5 1-5 5 0 1 0 1 8 9 42 42 66 110 66 197 0 73-15 148-68 201-6 4-6 6-6 7 0 2 1 3 5 3 3 0 42-28 67-81 22-47 28-94 28-130z"><text:p/></draw:path><draw:path draw:style-name="gr46" draw:text-style-name="P92" svg:width="0.1106in" svg:height="0.039in" svg:x="0.3539in" svg:y="0.0634in" svg:viewBox="0 0 282 100" svg:d="M268 17c6 0 14 0 14-9 0-8-8-8-14-8h-254c-6 0-14 0-14 8 0 9 8 9 14 9zM268 100c6 0 14 0 14-9 0-8-8-8-14-8h-254c-6 0-14 0-14 8 0 9 8 9 14 9z"><text:p/></draw:path><draw:path draw:style-name="gr47" draw:text-style-name="P92" svg:width="0.0984in" svg:height="0.0752in" svg:x="0.5217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48" draw:text-style-name="P92" svg:width="0.039in" svg:height="0.1657in" svg:x="0.6453in" svg:y="0.0004in" svg:viewBox="0 0 100 422" svg:d="M100 419c0-1 0-3-9-10-53-53-66-133-66-198 0-73 16-146 69-199 6-6 6-6 6-7 0-4-3-5-5-5-5 0-43 29-69 83-21 47-26 93-26 128 0 34 5 84 28 132 26 53 62 79 67 79 2 0 5-1 5-3z"><text:p/></draw:path><draw:path draw:style-name="gr49" draw:text-style-name="P92" svg:width="0.0512in" svg:height="0.1059in" svg:x="0.6972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0" draw:text-style-name="P92" svg:width="0.0539in" svg:height="0.0795in" svg:x="0.759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51" draw:text-style-name="P92" svg:width="0.039in" svg:height="0.1657in" svg:x="0.8378in" svg:y="0.0004in" svg:viewBox="0 0 100 422" svg:d="M100 211c0-32-5-84-29-132-25-51-63-79-66-79-4 0-5 1-5 5 0 1 0 1 8 9 42 42 66 110 66 197 0 73-15 148-68 201-6 4-6 6-6 7 0 2 1 3 5 3 3 0 42-28 67-81 22-47 28-94 28-130z"><text:p/></draw:path><draw:path draw:style-name="gr52" draw:text-style-name="P92" svg:width="0.1106in" svg:height="0.1106in" svg:x="0.9386in" svg:y="0.028in" svg:viewBox="0 0 282 282" svg:d="M150 150h118c6 0 14 0 14-8 0-10-8-10-14-10h-118v-118c0-6 0-14-8-14-10 0-10 8-10 14v118h-118c-6 0-14 0-14 10 0 8 8 8 14 8h118v118c0 6 0 14 10 14 8 0 8-8 8-14z"><text:p/></draw:path><draw:path draw:style-name="gr53" draw:text-style-name="P92" svg:width="0.0933in" svg:height="0.0752in" svg:x="1.1028in" svg:y="0.051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54" draw:text-style-name="P92" svg:width="0.0177in" svg:height="0.0177in" svg:x="1.2539in" svg:y="0.0744in" svg:viewBox="0 0 46 46" svg:d="M46 23c0-12-10-23-23-23-12 0-23 11-23 23 0 13 11 23 23 23 13 0 23-10 23-23z"><text:p/></draw:path><draw:path draw:style-name="gr55" draw:text-style-name="P92" svg:width="0.039in" svg:height="0.1657in" svg:x="1.339in" svg:y="0.0004in" svg:viewBox="0 0 100 422" svg:d="M100 419c0-1 0-3-9-10-53-53-66-133-66-198 0-73 16-146 69-199 6-6 6-6 6-7 0-4-3-5-5-5-5 0-43 29-69 83-21 47-26 93-26 128 0 34 5 84 28 132 26 53 62 79 67 79 2 0 5-1 5-3z"><text:p/></draw:path><draw:path draw:style-name="gr56" draw:text-style-name="P92" svg:width="0.0512in" svg:height="0.1059in" svg:x="1.3909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7" draw:text-style-name="P92" svg:width="0.1016in" svg:height="0.0067in" svg:x="1.4976in" svg:y="0.0799in" svg:viewBox="0 0 259 18" svg:d="M244 18c7 0 15 0 15-8 0-10-8-10-15-10h-230c-7 0-14 0-14 10 0 8 7 8 14 8z"><text:p/></draw:path><draw:path draw:style-name="gr58" draw:text-style-name="P92" svg:width="0.0512in" svg:height="0.1059in" svg:x="1.6535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9" draw:text-style-name="P92" svg:width="0.0539in" svg:height="0.0795in" svg:x="1.7157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0" draw:text-style-name="P92" svg:width="0.039in" svg:height="0.1657in" svg:x="1.7937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8"> <text:tab/></text:span><text:span text:style-name="T8"><draw:g text:anchor-type="as-char" svg:y="-0.222in" draw:z-index="56" draw:style-name="gr4"><svg:title>TexMaths</svg:title><svg:desc>12§display§\varphi(t) = \varphi(t+0) + \omega_0 \cdot (t-t_0) + \frac{1}{2} \alpha \cdot {(t-t_0)}^2§svg§600§FALSE§</svg:desc><draw:polygon draw:style-name="gr61" draw:text-style-name="P92" svg:width="3.2752in" svg:height="0.3331in" svg:x="0in" svg:y="0.0039in" svg:viewBox="0 0 8320 847" draw:points="4160,847 0,847 0,0 8320,0 8320,847"><text:p/></draw:polygon><draw:path draw:style-name="gr62" draw:text-style-name="P92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63" draw:text-style-name="P92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64" draw:text-style-name="P92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5" draw:text-style-name="P92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66" draw:text-style-name="P92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67" draw:text-style-name="P92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68" draw:text-style-name="P92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69" draw:text-style-name="P92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70" draw:text-style-name="P92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71" draw:text-style-name="P92" svg:width="0.0701in" svg:height="0.1146in" svg:x="0.9618in" svg:y="0.112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72" draw:text-style-name="P92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73" draw:text-style-name="P92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74" draw:text-style-name="P92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75" draw:text-style-name="P92" svg:width="0.0539in" svg:height="0.0795in" svg:x="1.415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6" draw:text-style-name="P92" svg:width="0.0177in" svg:height="0.0177in" svg:x="1.535in" svg:y="0.1728in" svg:viewBox="0 0 46 46" svg:d="M46 23c0-12-10-23-23-23-12 0-23 11-23 23 0 13 11 23 23 23 13 0 23-10 23-23z"><text:p/></draw:path><draw:path draw:style-name="gr77" draw:text-style-name="P92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78" draw:text-style-name="P92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79" draw:text-style-name="P92" svg:width="0.1016in" svg:height="0.0067in" svg:x="1.7787in" svg:y="0.1783in" svg:viewBox="0 0 259 18" svg:d="M244 18c7 0 15 0 15-8 0-10-8-10-15-10h-230c-7 0-14 0-14 10 0 8 7 8 14 8z"><text:p/></draw:path><draw:path draw:style-name="gr80" draw:text-style-name="P92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81" draw:text-style-name="P92" svg:width="0.0539in" svg:height="0.0795in" svg:x="1.9969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82" draw:text-style-name="P92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83" draw:text-style-name="P92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84" draw:text-style-name="P92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85" draw:text-style-name="P92" svg:width="0.0831in" svg:height="0.0067in" svg:x="2.3528in" svg:y="0.1783in" svg:viewBox="0 0 212 18" draw:points="106,18 0,18 0,0 212,0 212,18"><text:p/></draw:polygon><draw:path draw:style-name="gr86" draw:text-style-name="P92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87" draw:text-style-name="P92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88" draw:text-style-name="P92" svg:width="0.0177in" svg:height="0.0177in" svg:x="2.6138in" svg:y="0.1728in" svg:viewBox="0 0 46 46" svg:d="M46 23c0-12-10-23-23-23-12 0-23 11-23 23 0 13 11 23 23 23 13 0 23-10 23-23z"><text:p/></draw:path><draw:path draw:style-name="gr89" draw:text-style-name="P92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90" draw:text-style-name="P92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91" draw:text-style-name="P92" svg:width="0.1016in" svg:height="0.0067in" svg:x="2.8575in" svg:y="0.1783in" svg:viewBox="0 0 259 18" svg:d="M244 18c7 0 15 0 15-8 0-10-8-10-15-10h-230c-7 0-14 0-14 10 0 8 7 8 14 8z"><text:p/></draw:path><draw:path draw:style-name="gr92" draw:text-style-name="P92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93" draw:text-style-name="P92" svg:width="0.0539in" svg:height="0.0795in" svg:x="3.076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94" draw:text-style-name="P92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95" draw:text-style-name="P92" svg:width="0.0516in" svg:height="0.0772in" svg:x="3.2161in" svg:y="0.06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26"><text:span text:style-name="T8"><draw:g text:anchor-type="as-char" svg:y="-0.1465in" draw:z-index="57" draw:style-name="gr4"><svg:title>TexMaths</svg:title><svg:desc>12§display§\omega^2(t) = \omega^2(t_0) + 2 \alpha \cdot [\varphi(t) - \varphi(t_0)]§svg§600§FALSE§</svg:desc><draw:polygon draw:style-name="gr96" draw:text-style-name="P92" svg:width="2.5197in" svg:height="0.1858in" svg:x="0in" svg:y="0.0024in" svg:viewBox="0 0 6401 473" draw:points="3201,473 0,473 0,0 6401,0 6401,473"><text:p/></draw:polygon><draw:path draw:style-name="gr97" draw:text-style-name="P92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98" draw:text-style-name="P92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99" draw:text-style-name="P92" svg:width="0.039in" svg:height="0.1665in" svg:x="0.2004in" svg:y="0.0217in" svg:viewBox="0 0 100 424" svg:d="M100 420c0-1 0-2-9-10-53-53-66-133-66-198 0-74 16-147 69-200 6-6 6-6 6-7 0-4-3-5-5-5-5 0-43 29-69 83-21 47-26 94-26 129 0 34 5 84 28 132 26 53 62 80 67 80 2 0 5-2 5-4z"><text:p/></draw:path><draw:path draw:style-name="gr100" draw:text-style-name="P92" svg:width="0.0512in" svg:height="0.1063in" svg:x="0.2524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01" draw:text-style-name="P92" svg:width="0.039in" svg:height="0.1665in" svg:x="0.3181in" svg:y="0.0217in" svg:viewBox="0 0 100 424" svg:d="M100 212c0-33-5-84-29-133-25-51-63-79-66-79-4 0-5 1-5 5 0 1 0 1 8 9 42 43 66 110 66 198 0 73-15 148-68 201-6 5-6 6-6 7 0 2 1 4 5 4 3 0 42-29 67-82 22-47 28-94 28-130z"><text:p/></draw:path><draw:path draw:style-name="gr102" draw:text-style-name="P92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103" draw:text-style-name="P92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104" draw:text-style-name="P92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105" draw:text-style-name="P92" svg:width="0.039in" svg:height="0.1665in" svg:x="0.7949in" svg:y="0.0217in" svg:viewBox="0 0 100 424" svg:d="M100 420c0-1 0-2-9-10-53-53-66-133-66-198 0-74 16-147 69-200 6-6 6-6 6-7 0-4-3-5-5-5-5 0-43 29-69 83-21 47-26 94-26 129 0 34 5 84 28 132 26 53 62 80 67 80 2 0 5-2 5-4z"><text:p/></draw:path><draw:path draw:style-name="gr106" draw:text-style-name="P92" svg:width="0.0512in" svg:height="0.1063in" svg:x="0.8469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07" draw:text-style-name="P92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08" draw:text-style-name="P92" svg:width="0.039in" svg:height="0.1665in" svg:x="0.9866in" svg:y="0.0217in" svg:viewBox="0 0 100 424" svg:d="M100 212c0-33-5-84-29-133-25-51-63-79-66-79-4 0-5 1-5 5 0 1 0 1 8 9 42 43 66 110 66 198 0 73-15 148-68 201-6 5-6 6-6 7 0 2 1 4 5 4 3 0 42-29 67-82 22-47 28-94 28-130z"><text:p/></draw:path><draw:path draw:style-name="gr109" draw:text-style-name="P92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110" draw:text-style-name="P92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111" draw:text-style-name="P92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112" draw:text-style-name="P92" svg:width="0.0177in" svg:height="0.0177in" svg:x="1.4858in" svg:y="0.0957in" svg:viewBox="0 0 46 46" svg:d="M46 23c0-12-10-23-23-23-12 0-23 11-23 23 0 13 11 23 23 23 13 0 23-10 23-23z"><text:p/></draw:path><draw:polygon draw:style-name="gr113" draw:text-style-name="P92" svg:width="0.0228in" svg:height="0.1665in" svg:x="1.5744in" svg:y="0.0217in" svg:viewBox="0 0 59 424" draw:points="59,424 59,407 17,407 17,17 59,17 59,0 0,0 0,424"><text:p/></draw:polygon><draw:path draw:style-name="gr114" draw:text-style-name="P92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115" draw:text-style-name="P92" svg:width="0.039in" svg:height="0.1665in" svg:x="1.726in" svg:y="0.0217in" svg:viewBox="0 0 100 424" svg:d="M100 420c0-1 0-2-9-10-53-53-66-133-66-198 0-74 16-147 69-200 6-6 6-6 6-7 0-4-3-5-5-5-5 0-43 29-69 83-21 47-26 94-26 129 0 34 5 84 28 132 26 53 62 80 67 80 2 0 5-2 5-4z"><text:p/></draw:path><draw:path draw:style-name="gr116" draw:text-style-name="P92" svg:width="0.0512in" svg:height="0.1063in" svg:x="1.7776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17" draw:text-style-name="P92" svg:width="0.039in" svg:height="0.1665in" svg:x="1.8429in" svg:y="0.0217in" svg:viewBox="0 0 100 424" svg:d="M100 212c0-33-5-84-29-133-25-51-63-79-66-79-4 0-5 1-5 5 0 1 0 1 8 9 42 43 66 110 66 198 0 73-15 148-68 201-6 5-6 6-6 7 0 2 1 4 5 4 3 0 42-29 67-82 22-47 28-94 28-130z"><text:p/></draw:path><draw:path draw:style-name="gr118" draw:text-style-name="P92" svg:width="0.1016in" svg:height="0.0067in" svg:x="1.9488in" svg:y="0.1016in" svg:viewBox="0 0 259 18" svg:d="M244 18c7 0 15 0 15-8 0-10-8-10-15-10h-230c-7 0-14 0-14 10 0 8 7 8 14 8z"><text:p/></draw:path><draw:path draw:style-name="gr119" draw:text-style-name="P92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120" draw:text-style-name="P92" svg:width="0.039in" svg:height="0.1665in" svg:x="2.2264in" svg:y="0.0217in" svg:viewBox="0 0 100 424" svg:d="M100 420c0-1 0-2-9-10-53-53-66-133-66-198 0-74 16-147 69-200 6-6 6-6 6-7 0-4-3-5-5-5-5 0-43 29-69 83-21 47-26 94-26 129 0 34 5 84 28 132 26 53 62 80 67 80 2 0 5-2 5-4z"><text:p/></draw:path><draw:path draw:style-name="gr121" draw:text-style-name="P92" svg:width="0.0512in" svg:height="0.1063in" svg:x="2.2783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22" draw:text-style-name="P92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23" draw:text-style-name="P92" svg:width="0.039in" svg:height="0.1665in" svg:x="2.4185in" svg:y="0.0217in" svg:viewBox="0 0 100 424" svg:d="M100 212c0-33-5-84-29-133-25-51-63-79-66-79-4 0-5 1-5 5 0 1 0 1 8 9 42 43 66 110 66 198 0 73-15 148-68 201-6 5-6 6-6 7 0 2 1 4 5 4 3 0 42-29 67-82 22-47 28-94 28-130z"><text:p/></draw:path><draw:polygon draw:style-name="gr124" draw:text-style-name="P92" svg:width="0.0228in" svg:height="0.1665in" svg:x="2.4772in" svg:y="0.0217in" svg:viewBox="0 0 59 424" draw:points="59,0 0,0 0,17 42,17 42,407 0,407 0,424 59,424"><text:p/></draw:polygon></draw:g></text:span></text:p>
      <text:h text:style-name="P78" text:outline-level="3">Rotation</text:h>
      <text:h text:style-name="P85" text:outline-level="4">Gleichförmig</text:h>
      <text:p text:style-name="P14"><draw:g text:anchor-type="as-char" svg:y="-0.1173in" draw:z-index="17" draw:style-name="gr1"><svg:title>TexMaths</svg:title><svg:desc>12§display§\phi=\omega\cdot t+\phi_0§svg§600§FALSE§</svg:desc><draw:polygon draw:style-name="gr2" draw:text-style-name="P92" svg:width="0.9776in" svg:height="0.148in" svg:x="0in" svg:y="0in" svg:viewBox="0 0 2484 377" draw:points="1242,377 0,377 0,0 2484,0 2484,377"><text:p/></draw:polygon><draw:path draw:style-name="gr3" draw:text-style-name="P92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92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92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92" svg:width="0.0177in" svg:height="0.0177in" svg:x="0.4811in" svg:y="0.0654in" svg:viewBox="0 0 46 46" svg:d="M46 23c0-12-10-23-23-23-12 0-23 11-23 23 0 13 11 23 23 23 13 0 23-10 23-23z"><text:p/></draw:path><draw:path draw:style-name="gr3" draw:text-style-name="P92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92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92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92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9" draw:style-name="gr1"><svg:title>TexMaths</svg:title><svg:desc>12§display§\omega=\frac{\Delta\phi}{\Delta t}=\frac vr=\frac{2\pi}T=2\pi f§svg§600§FALSE§</svg:desc><draw:polygon draw:style-name="gr2" draw:text-style-name="P92" svg:width="1.9043in" svg:height="0.3421in" svg:x="0in" svg:y="0.0035in" svg:viewBox="0 0 4838 870" draw:points="2419,870 0,870 0,0 4838,0 4838,870"><text:p/></draw:polygon><draw:path draw:style-name="gr3" draw:text-style-name="P92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92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92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92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92" svg:width="0.2374in" svg:height="0.0067in" svg:x="0.3504in" svg:y="0.1866in" svg:viewBox="0 0 604 18" draw:points="302,18 0,18 0,0 604,0 604,18"><text:p/></draw:polygon><draw:path draw:style-name="gr3" draw:text-style-name="P92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92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92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92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92" svg:width="0.0866in" svg:height="0.0067in" svg:x="0.8488in" svg:y="0.1866in" svg:viewBox="0 0 221 18" draw:points="110,18 0,18 0,0 221,0 221,18"><text:p/></draw:polygon><draw:path draw:style-name="gr3" draw:text-style-name="P92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92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2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92" svg:width="0.1839in" svg:height="0.0067in" svg:x="1.1965in" svg:y="0.1866in" svg:viewBox="0 0 468 18" draw:points="234,18 0,18 0,0 468,0 468,18"><text:p/></draw:polygon><draw:path draw:style-name="gr3" draw:text-style-name="P92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92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92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92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20" draw:style-name="gr1"><svg:title>TexMaths</svg:title><svg:desc>12§display§\alpha=0\,§svg§600§FALSE§</svg:desc><draw:polygon draw:style-name="gr2" draw:text-style-name="P92" svg:width="0.4106in" svg:height="0.1071in" svg:x="0in" svg:y="0.0039in" svg:viewBox="0 0 1044 273" draw:points="522,273 0,273 0,0 1044,0 1044,273"><text:p/></draw:polygon><draw:path draw:style-name="gr3" draw:text-style-name="P92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92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92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87" text:outline-level="4">Gleichmäßig beschleunigt</text:h>
      <text:p text:style-name="P15"><draw:g text:anchor-type="as-char" svg:y="-0.1846in" draw:z-index="24" draw:style-name="gr1"><svg:title>TexMaths</svg:title><svg:desc>12§display§\phi=\frac\alpha2\cdot t^2+\omega_0\cdot t+\phi_0§svg§600§FALSE§</svg:desc><draw:polygon draw:style-name="gr2" draw:text-style-name="P92" svg:width="1.65in" svg:height="0.2976in" svg:x="0in" svg:y="0.002in" svg:viewBox="0 0 4192 757" draw:points="2096,757 0,757 0,0 4192,0 4192,757"><text:p/></draw:polygon><draw:path draw:style-name="gr3" draw:text-style-name="P92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92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92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92" svg:width="0.1067in" svg:height="0.0067in" svg:x="0.3402in" svg:y="0.1406in" svg:viewBox="0 0 272 18" draw:points="137,18 0,18 0,0 272,0 272,18"><text:p/></draw:polygon><draw:path draw:style-name="gr3" draw:text-style-name="P92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2" svg:width="0.0177in" svg:height="0.0177in" svg:x="0.5181in" svg:y="0.1354in" svg:viewBox="0 0 46 46" svg:d="M46 23c0-12-10-23-23-23-12 0-23 11-23 23 0 13 11 23 23 23 13 0 23-10 23-23z"><text:p/></draw:path><draw:path draw:style-name="gr3" draw:text-style-name="P92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92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92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2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92" svg:width="0.0177in" svg:height="0.0177in" svg:x="1.1531in" svg:y="0.1354in" svg:viewBox="0 0 46 46" svg:d="M46 23c0-12-10-23-23-23-12 0-23 11-23 23 0 13 11 23 23 23 13 0 23-10 23-23z"><text:p/></draw:path><draw:path draw:style-name="gr3" draw:text-style-name="P92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92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92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92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span text:style-name="T3"><draw:g text:anchor-type="as-char" svg:y="-0.1063in" draw:z-index="25" draw:style-name="gr1"><svg:title>TexMaths</svg:title><svg:desc>12§display§\omega=\alpha\cdot t+\omega_0§svg§600§FALSE§</svg:desc><draw:polygon draw:style-name="gr2" draw:text-style-name="P92" svg:width="0.9902in" svg:height="0.1276in" svg:x="0in" svg:y="0.002in" svg:viewBox="0 0 2516 325" draw:points="1258,325 0,325 0,0 2516,0 2516,325"><text:p/></draw:polygon><draw:path draw:style-name="gr3" draw:text-style-name="P92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92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92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92" svg:width="0.0177in" svg:height="0.0177in" svg:x="0.4886in" svg:y="0.0539in" svg:viewBox="0 0 46 46" svg:d="M46 23c0-12-10-23-23-23-12 0-23 11-23 23 0 13 11 23 23 23 13 0 23-10 23-23z"><text:p/></draw:path><draw:path draw:style-name="gr3" draw:text-style-name="P92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92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92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92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/text:span><text:span text:style-name="T3"> <text:tab/></text:span><text:span text:style-name="T3"><draw:g text:anchor-type="as-char" svg:y="-0.2311in" draw:z-index="26" draw:style-name="gr1"><svg:title>TexMaths</svg:title><svg:desc>12§display§\alpha=\frac{\Delta\omega}{\Delta t}=\text{konstant}§svg§600§FALSE§</svg:desc><draw:polygon draw:style-name="gr2" draw:text-style-name="P92" svg:width="1.461in" svg:height="0.3402in" svg:x="0in" svg:y="0.0051in" svg:viewBox="0 0 3712 865" draw:points="1855,865 0,865 0,0 3712,0 3712,865"><text:p/></draw:polygon><draw:path draw:style-name="gr3" draw:text-style-name="P92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92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92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92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92" svg:width="0.2476in" svg:height="0.0067in" svg:x="0.348in" svg:y="0.1866in" svg:viewBox="0 0 630 18" draw:points="316,18 0,18 0,0 630,0 630,18"><text:p/></draw:polygon><draw:path draw:style-name="gr3" draw:text-style-name="P92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92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92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92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92" svg:width="0.0736in" svg:height="0.0764in" svg:x="0.9252in" svg:y="0.1571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92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2" svg:width="0.0543in" svg:height="0.0764in" svg:x="1.1008in" svg:y="0.1571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2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92" svg:width="0.0752in" svg:height="0.0764in" svg:x="1.2327in" svg:y="0.1571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92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2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3"><text:tab/><text:tab/></text:span><text:span text:style-name="T1"><draw:g text:anchor-type="as-char" svg:y="-0.1654in" draw:z-index="37" draw:style-name="gr1"><svg:title>TexMaths</svg:title><svg:desc>12§display§\vec{M} = J \cdot \vec{\alpha}§svg§600§FALSE§</svg:desc><draw:polygon draw:style-name="gr2" draw:text-style-name="P92" svg:width="0.7409in" svg:height="0.161in" svg:x="0in" svg:y="0in" svg:viewBox="0 0 1883 410" draw:points="942,410 0,410 0,0 1883,0 1883,410"><text:p/></draw:polygon><draw:path draw:style-name="gr3" draw:text-style-name="P92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92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92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92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92" svg:width="0.0177in" svg:height="0.0177in" svg:x="0.5598in" svg:y="0.1098in" svg:viewBox="0 0 46 46" svg:d="M46 23c0-12-10-23-23-23-12 0-23 11-23 23 0 13 11 23 23 23 13 0 23-10 23-23z"><text:p/></draw:path><draw:path draw:style-name="gr3" draw:text-style-name="P92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92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1"> <text:tab/></text:span><text:span text:style-name="T1"><draw:g text:anchor-type="as-char" svg:y="-0.1508in" draw:z-index="38" draw:style-name="gr1"><svg:title>TexMaths</svg:title><svg:desc>12§display§J = m \cdot r^2 \cdot \alpha§svg§600§FALSE§</svg:desc><draw:polygon draw:style-name="gr2" draw:text-style-name="P92" svg:width="0.976in" svg:height="0.1445in" svg:x="0in" svg:y="0.0016in" svg:viewBox="0 0 2480 368" draw:points="1239,368 0,368 0,0 2480,0 2480,368"><text:p/></draw:polygon><draw:path draw:style-name="gr3" draw:text-style-name="P92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92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92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92" svg:width="0.0177in" svg:height="0.0177in" svg:x="0.526in" svg:y="0.0953in" svg:viewBox="0 0 46 46" svg:d="M46 23c0-12-10-23-23-23-12 0-23 11-23 23 0 13 11 23 23 23 13 0 23-10 23-23z"><text:p/></draw:path><draw:path draw:style-name="gr3" draw:text-style-name="P92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92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92" svg:width="0.0177in" svg:height="0.0177in" svg:x="0.8in" svg:y="0.0953in" svg:viewBox="0 0 46 46" svg:d="M46 23c0-12-10-23-23-23-12 0-23 11-23 23 0 13 11 23 23 23 13 0 23-10 23-23z"><text:p/></draw:path><draw:path draw:style-name="gr3" draw:text-style-name="P92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1"> <text:tab/></text:span></text:p>
      <text:h text:style-name="Heading_20_4" text:outline-level="4">Satz von Steiner (bei <text:span text:style-name="T10">P</text:span>arallelverschiebung der Drehachse<text:span text:style-name="T10">)</text:span></text:h>
      <text:p text:style-name="P44"><draw:g text:anchor-type="as-char" svg:y="-0.1465in" draw:z-index="27" draw:style-name="gr1"><svg:title>TexMaths</svg:title><svg:desc>12§display§J_x = J_s + m \cdot {r_s}^2§svg§600§FALSE§</svg:desc><draw:polygon draw:style-name="gr2" draw:text-style-name="P92" svg:width="1.2402in" svg:height="0.1681in" svg:x="0in" svg:y="0.0024in" svg:viewBox="0 0 3151 428" draw:points="1576,428 0,428 0,0 3151,0 3151,428"><text:p/></draw:polygon><draw:path draw:style-name="gr3" draw:text-style-name="P92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92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92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92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92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92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92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92" svg:width="0.0177in" svg:height="0.0177in" svg:x="0.9594in" svg:y="0.0957in" svg:viewBox="0 0 46 46" svg:d="M46 23c0-12-10-23-23-23-12 0-23 11-23 23 0 13 11 23 23 23 13 0 23-10 23-23z"><text:p/></draw:path><draw:path draw:style-name="gr3" draw:text-style-name="P92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92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92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Heading_20_4" text:outline-level="4">Grundgleichung <text:tab/><draw:g text:anchor-type="as-char" svg:y="-0.2752in" draw:z-index="39" draw:style-name="gr1"><svg:title>TexMaths</svg:title><svg:desc>12§display§\vec{M} = \frac{d \vec{L}}{dt} = J \cdot \alpha + \omega \cdot \frac{dJ}{dt}§svg§600§FALSE§</svg:desc><draw:polygon draw:style-name="gr2" draw:text-style-name="P92" svg:width="1.8421in" svg:height="0.3874in" svg:x="0in" svg:y="0in" svg:viewBox="0 0 4680 985" draw:points="2341,985 0,985 0,0 4680,0 4680,985"><text:p/></draw:polygon><draw:path draw:style-name="gr3" draw:text-style-name="P92" svg:width="0.0736in" svg:height="0.0331in" svg:x="0.0795in" svg:y="0.112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92" svg:width="0.1665in" svg:height="0.1138in" svg:x="0.0071in" svg:y="0.1598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92" svg:width="0.1106in" svg:height="0.039in" svg:x="0.2346in" svg:y="0.2122in" svg:viewBox="0 0 282 100" svg:d="M268 17c6 0 14 0 14-9 0-8-8-8-14-8h-254c-6 0-14 0-14 8 0 9 8 9 14 9zM268 100c6 0 14 0 14-9 0-8-8-8-14-8h-254c-6 0-14 0-14 8 0 9 8 9 14 9z"><text:p/></draw:path><draw:path draw:style-name="gr3" draw:text-style-name="P92" svg:width="0.0791in" svg:height="0.1173in" svg:x="0.4272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92" svg:width="0.0736in" svg:height="0.0331in" svg:x="0.5437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92" svg:width="0.1004in" svg:height="0.1138in" svg:x="0.5134in" svg:y="0.0472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92" svg:width="0.1996in" svg:height="0.0067in" svg:x="0.4205in" svg:y="0.228in" svg:viewBox="0 0 508 18" draw:points="254,18 0,18 0,0 508,0 508,18"><text:p/></draw:polygon><draw:path draw:style-name="gr3" draw:text-style-name="P92" svg:width="0.0791in" svg:height="0.1173in" svg:x="0.4535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92" svg:width="0.0512in" svg:height="0.1059in" svg:x="0.537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92" svg:width="0.1106in" svg:height="0.039in" svg:x="0.6953in" svg:y="0.2122in" svg:viewBox="0 0 282 100" svg:d="M268 17c6 0 14 0 14-9 0-8-8-8-14-8h-254c-6 0-14 0-14 8 0 9 8 9 14 9zM268 100c6 0 14 0 14-9 0-8-8-8-14-8h-254c-6 0-14 0-14 8 0 9 8 9 14 9z"><text:p/></draw:path><draw:path draw:style-name="gr3" draw:text-style-name="P92" svg:width="0.0937in" svg:height="0.1173in" svg:x="0.8728in" svg:y="0.1598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92" svg:width="0.0177in" svg:height="0.0177in" svg:x="1.0205in" svg:y="0.222in" svg:viewBox="0 0 46 46" svg:d="M46 23c0-12-10-23-23-23-12 0-23 11-23 23 0 13 11 23 23 23 13 0 23-10 23-23z"><text:p/></draw:path><draw:path draw:style-name="gr3" draw:text-style-name="P92" svg:width="0.0933in" svg:height="0.0752in" svg:x="1.0961in" svg:y="0.1984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92" svg:width="0.1106in" svg:height="0.1106in" svg:x="1.2417in" svg:y="0.1756in" svg:viewBox="0 0 282 282" svg:d="M150 150h118c6 0 14 0 14-8 0-10-8-10-14-10h-118v-118c0-6 0-14-8-14-10 0-10 8-10 14v118h-118c-6 0-14 0-14 10 0 8 8 8 14 8h118v118c0 6 0 14 10 14 8 0 8-8 8-14z"><text:p/></draw:path><draw:path draw:style-name="gr3" draw:text-style-name="P92" svg:width="0.0984in" svg:height="0.0752in" svg:x="1.4004in" svg:y="0.198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92" svg:width="0.0177in" svg:height="0.0177in" svg:x="1.5594in" svg:y="0.222in" svg:viewBox="0 0 46 46" svg:d="M46 23c0-12-10-23-23-23-12 0-23 11-23 23 0 13 11 23 23 23 13 0 23-10 23-23z"><text:p/></draw:path><draw:path draw:style-name="gr3" draw:text-style-name="P92" svg:width="0.0791in" svg:height="0.1173in" svg:x="1.6547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92" svg:width="0.0937in" svg:height="0.1173in" svg:x="1.7461in" svg:y="0.047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92" svg:width="0.1949in" svg:height="0.0067in" svg:x="1.648in" svg:y="0.228in" svg:viewBox="0 0 496 18" draw:points="247,18 0,18 0,0 496,0 496,18"><text:p/></draw:polygon><draw:path draw:style-name="gr3" draw:text-style-name="P92" svg:width="0.0791in" svg:height="0.1173in" svg:x="1.6787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92" svg:width="0.0512in" svg:height="0.1059in" svg:x="1.7618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79" text:outline-level="3">Kr<text:span text:style-name="T12">ä</text:span><text:span text:style-name="T15">fte</text:span></text:h>
      <text:p text:style-name="P58"><text:span text:style-name="T15"><text:s/></text:span><text:span text:style-name="T2"><draw:g text:anchor-type="as-char" svg:y="-0.2299in" draw:z-index="81" draw:style-name="gr1"><svg:title>TexMaths</svg:title><svg:desc>12§display§F = m \cdot a + v \cdot  \frac{dm}{dt}§svg§600§FALSE§</svg:desc><draw:polygon draw:style-name="gr2" draw:text-style-name="P92" svg:width="1.3665in" svg:height="0.3413in" svg:x="0in" svg:y="0in" svg:viewBox="0 0 3472 868" draw:points="1735,868 0,868 0,0 3472,0 3472,868"><text:p/></draw:polygon><draw:path draw:style-name="gr3" draw:text-style-name="P92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92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92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92" svg:width="0.0177in" svg:height="0.0177in" svg:x="0.548in" svg:y="0.1772in" svg:viewBox="0 0 46 46" svg:d="M46 23c0-12-10-23-23-23-12 0-23 11-23 23 0 13 11 23 23 23 13 0 23-10 23-23z"><text:p/></draw:path><draw:path draw:style-name="gr3" draw:text-style-name="P92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92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92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2" svg:width="0.0177in" svg:height="0.0177in" svg:x="1.0449in" svg:y="0.1772in" svg:viewBox="0 0 46 46" svg:d="M46 23c0-12-10-23-23-23-12 0-23 11-23 23 0 13 11 23 23 23 13 0 23-10 23-23z"><text:p/></draw:path><draw:path draw:style-name="gr3" draw:text-style-name="P92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2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92" svg:width="0.2327in" svg:height="0.0067in" svg:x="1.1339in" svg:y="0.1827in" svg:viewBox="0 0 592 18" draw:points="295,18 0,18 0,0 592,0 592,18"><text:p/></draw:polygon><draw:path draw:style-name="gr3" draw:text-style-name="P92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92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2"><text:tab/></text:span><text:span text:style-name="T15"><text:tab/></text:span><text:span text:style-name="T15"><draw:g text:anchor-type="as-char" svg:y="-0.1874in" draw:z-index="63" draw:style-name="gr4"><svg:title>TexMaths</svg:title><svg:desc>12§display§F_G = G \cdot \frac{m_1 \cdot m_2}{r^2}§svg§600§FALSE§</svg:desc><draw:polygon draw:style-name="gr169" draw:text-style-name="P92" svg:width="1.2709in" svg:height="0.2996in" svg:x="0in" svg:y="0in" svg:viewBox="0 0 3229 762" draw:points="1614,762 0,762 0,0 3229,0 3229,762"><text:p/></draw:polygon><draw:path draw:style-name="gr170" draw:text-style-name="P92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171" draw:text-style-name="P92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172" draw:text-style-name="P92" svg:width="0.1106in" svg:height="0.0386in" svg:x="0.274in" svg:y="0.1252in" svg:viewBox="0 0 282 99" svg:d="M268 17c6 0 14 0 14-9 0-8-8-8-14-8h-254c-6 0-14 0-14 8 0 9 8 9 14 9zM268 99c6 0 14 0 14-8s-8-8-14-8h-254c-6 0-14 0-14 8s8 8 14 8z"><text:p/></draw:path><draw:path draw:style-name="gr173" draw:text-style-name="P92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174" draw:text-style-name="P92" svg:width="0.0177in" svg:height="0.0177in" svg:x="0.6217in" svg:y="0.1354in" svg:viewBox="0 0 46 46" svg:d="M46 23c0-12-10-23-23-23-12 0-23 11-23 23 0 13 11 23 23 23 13 0 23-10 23-23z"><text:p/></draw:path><draw:path draw:style-name="gr175" draw:text-style-name="P92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76" draw:text-style-name="P92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177" draw:text-style-name="P92" svg:width="0.0177in" svg:height="0.0177in" svg:x="0.9815in" svg:y="0.0236in" svg:viewBox="0 0 46 46" svg:d="M46 23c0-12-10-23-23-23-12 0-23 11-23 23 0 13 11 23 23 23 13 0 23-10 23-23z"><text:p/></draw:path><draw:path draw:style-name="gr178" draw:text-style-name="P92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79" draw:text-style-name="P92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180" draw:text-style-name="P92" svg:width="0.5602in" svg:height="0.0067in" svg:x="0.7098in" svg:y="0.1409in" svg:viewBox="0 0 1424 18" draw:points="713,18 0,18 0,0 1424,0 1424,18"><text:p/></draw:polygon><draw:path draw:style-name="gr181" draw:text-style-name="P92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82" draw:text-style-name="P92" svg:width="0.0516in" svg:height="0.0772in" svg:x="1in" svg:y="0.1748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15"> <text:tab/></text:span><text:span text:style-name="T15"><draw:g text:anchor-type="as-char" svg:y="-0.2508in" draw:z-index="64" draw:style-name="gr4"><svg:title>TexMaths</svg:title><svg:desc>12§display§G \approx 6{,}6726 \cdot 10^{-11} \frac{\mathrm{N} \mathrm{m}^2}{\mathrm{kg}^2}§svg§600§FALSE§</svg:desc><draw:polygon draw:style-name="gr183" draw:text-style-name="P92" svg:width="1.7004in" svg:height="0.4106in" svg:x="0in" svg:y="0.002in" svg:viewBox="0 0 4320 1044" draw:points="2161,1044 0,1044 0,0 4320,0 4320,1044"><text:p/></draw:polygon><draw:path draw:style-name="gr184" draw:text-style-name="P92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185" draw:text-style-name="P92" svg:width="0.1106in" svg:height="0.0709in" svg:x="0.1858in" svg:y="0.1693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186" draw:text-style-name="P92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87" draw:text-style-name="P92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188" draw:text-style-name="P92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89" draw:text-style-name="P92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190" draw:text-style-name="P92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91" draw:text-style-name="P92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92" draw:text-style-name="P92" svg:width="0.0177in" svg:height="0.0177in" svg:x="0.8646in" svg:y="0.1996in" svg:viewBox="0 0 46 46" svg:d="M46 23c0-12-10-23-23-23-12 0-23 11-23 23 0 13 11 23 23 23 13 0 23-10 23-23z"><text:p/></draw:path><draw:path draw:style-name="gr193" draw:text-style-name="P92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194" draw:text-style-name="P92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95" draw:text-style-name="P92" svg:width="0.0783in" svg:height="0.0059in" svg:x="1.1114in" svg:y="0.1496in" svg:viewBox="0 0 200 16" svg:d="M188 16c5 0 12 0 12-8s-6-8-12-8h-176c-5 0-12 0-12 7 0 9 7 9 12 9z"><text:p/></draw:path><draw:path draw:style-name="gr196" draw:text-style-name="P92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197" draw:text-style-name="P92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198" draw:text-style-name="P92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199" draw:text-style-name="P92" svg:width="0.1295in" svg:height="0.0732in" svg:x="1.4933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00" draw:text-style-name="P92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201" draw:text-style-name="P92" svg:width="0.3374in" svg:height="0.0067in" svg:x="1.3634in" svg:y="0.2047in" svg:viewBox="0 0 858 18" draw:points="430,18 0,18 0,0 858,0 858,18"><text:p/></draw:polygon><draw:path draw:style-name="gr202" draw:text-style-name="P92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203" draw:text-style-name="P92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04" draw:text-style-name="P92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5"> <text:tab/></text:span><text:span text:style-name="T15"><draw:g text:anchor-type="as-char" svg:y="-0.1146in" draw:z-index="65" draw:style-name="gr4"><svg:title>TexMaths</svg:title><svg:desc>12§display§F_{Feder}=D\cdot s§svg§600§FALSE§</svg:desc><draw:polygon draw:style-name="gr205" draw:text-style-name="P92" svg:width="1.0394in" svg:height="0.1382in" svg:x="0in" svg:y="0in" svg:viewBox="0 0 2641 352" draw:points="1321,352 0,352 0,0 2641,0 2641,352"><text:p/></draw:polygon><draw:path draw:style-name="gr206" draw:text-style-name="P92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207" draw:text-style-name="P92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208" draw:text-style-name="P92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209" draw:text-style-name="P92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210" draw:text-style-name="P92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211" draw:text-style-name="P92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212" draw:text-style-name="P92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213" draw:text-style-name="P92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214" draw:text-style-name="P92" svg:width="0.0177in" svg:height="0.0173in" svg:x="0.8925in" svg:y="0.0634in" svg:viewBox="0 0 46 45" svg:d="M46 23c0-12-10-23-23-23-12 0-23 11-23 23 0 13 11 22 23 22 13 0 23-9 23-22z"><text:p/></draw:path><draw:path draw:style-name="gr215" draw:text-style-name="P92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15"> <text:tab/></text:span><text:span text:style-name="T16"><draw:g text:anchor-type="as-char" svg:y="-0.1165in" draw:z-index="117" draw:style-name="gr4"><svg:title>TexMaths</svg:title><svg:desc>12§display§F_C = Q \cdot E§svg§600§FALSE§</svg:desc><draw:polygon draw:style-name="gr836" draw:text-style-name="P92" svg:width="0.8232in" svg:height="0.1469in" svg:x="0in" svg:y="0.0039in" svg:viewBox="0 0 2092 374" draw:points="1047,374 0,374 0,0 2092,0 2092,374"><text:p/></draw:polygon><draw:path draw:style-name="gr837" draw:text-style-name="P92" svg:width="0.1185in" svg:height="0.1134in" svg:x="0.0059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838" draw:text-style-name="P92" svg:width="0.0898in" svg:height="0.0846in" svg:x="0.1146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839" draw:text-style-name="P92" svg:width="0.1106in" svg:height="0.039in" svg:x="0.2736in" svg:y="0.0563in" svg:viewBox="0 0 282 100" svg:d="M268 17c6 0 14 0 14-9 0-8-8-8-14-8h-254c-6 0-14 0-14 8 0 9 8 9 14 9zM268 100c6 0 14 0 14-8 0-9-8-9-14-9h-254c-6 0-14 0-14 9 0 8 8 8 14 8z"><text:p/></draw:path><draw:path draw:style-name="gr840" draw:text-style-name="P92" svg:width="0.115in" svg:height="0.15in" svg:x="0.4476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841" draw:text-style-name="P92" svg:width="0.0177in" svg:height="0.0177in" svg:x="0.622in" svg:y="0.0673in" svg:viewBox="0 0 46 46" svg:d="M46 23c0-12-10-23-23-23-12 0-23 11-23 23 0 13 11 23 23 23 13 0 23-10 23-23z"><text:p/></draw:path><draw:path draw:style-name="gr842" draw:text-style-name="P92" svg:width="0.1209in" svg:height="0.1134in" svg:x="0.6972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16"><text:tab/></text:span><text:span text:style-name="T6"><draw:g text:anchor-type="as-char" svg:y="-0.222in" draw:z-index="142" draw:style-name="gr4"><svg:title>TexMaths</svg:title><svg:desc>12§display§F_\mathrm{W} = c_\mathrm{W} \, A \, \frac{1}{2}\, \rho v^2§svg§600§FALSE§</svg:desc><draw:polygon draw:style-name="gr1068" draw:text-style-name="P92" svg:width="1.2571in" svg:height="0.3331in" svg:x="0in" svg:y="0.0039in" svg:viewBox="0 0 3194 847" draw:points="1596,847 0,847 0,0 3194,0 3194,847"><text:p/></draw:polygon><draw:path draw:style-name="gr1069" draw:text-style-name="P92" svg:width="0.1185in" svg:height="0.113in" svg:x="0.0063in" svg:y="0.1098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070" draw:text-style-name="P92" svg:width="0.1272in" svg:height="0.0819in" svg:x="0.1102in" svg:y="0.1689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1071" draw:text-style-name="P92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1072" draw:text-style-name="P92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073" draw:text-style-name="P92" svg:width="0.1272in" svg:height="0.0819in" svg:x="0.5472in" svg:y="0.1689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1074" draw:text-style-name="P92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5" draw:text-style-name="P92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1076" draw:text-style-name="P92" svg:width="0.0831in" svg:height="0.0067in" svg:x="0.8878in" svg:y="0.1783in" svg:viewBox="0 0 212 18" draw:points="106,18 0,18 0,0 212,0 212,18"><text:p/></draw:polygon><draw:path draw:style-name="gr1077" draw:text-style-name="P92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78" draw:text-style-name="P92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1079" draw:text-style-name="P92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80" draw:text-style-name="P92" svg:width="0.0516in" svg:height="0.0772in" svg:x="1.197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8"><draw:g text:anchor-type="as-char" svg:y="-0.1146in" draw:z-index="153" draw:style-name="gr4"><svg:title>TexMaths</svg:title><svg:desc>12§display§F_{Reibung} = \mu\cdot F_N§svg§600§FALSE§</svg:desc><draw:polygon draw:style-name="gr1132" draw:text-style-name="P92" svg:width="1.2791in" svg:height="0.161in" svg:x="0in" svg:y="0in" svg:viewBox="0 0 3250 410" draw:points="1626,410 0,410 0,0 3250,0 3250,410"><text:p/></draw:polygon><draw:path draw:style-name="gr1133" draw:text-style-name="P92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134" draw:text-style-name="P92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1135" draw:text-style-name="P92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36" draw:text-style-name="P92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137" draw:text-style-name="P92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1138" draw:text-style-name="P92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1139" draw:text-style-name="P92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140" draw:text-style-name="P92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1141" draw:text-style-name="P92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1142" draw:text-style-name="P92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143" draw:text-style-name="P92" svg:width="0.0177in" svg:height="0.0177in" svg:x="0.9858in" svg:y="0.0638in" svg:viewBox="0 0 46 46" svg:d="M46 23c0-12-10-23-23-23-12 0-23 11-23 23 0 13 11 23 23 23 13 0 23-10 23-23z"><text:p/></draw:path><draw:path draw:style-name="gr1144" draw:text-style-name="P92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145" draw:text-style-name="P92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116" draw:style-name="gr4"><svg:title>TexMaths</svg:title><svg:desc>12§display§\mu_{Roll} \ll \mu_{Gleit} \ll \mu_{Haft}§svg§600§FALSE§</svg:desc><draw:polygon draw:style-name="gr817" draw:text-style-name="P92" svg:width="1.7094in" svg:height="0.137in" svg:x="0in" svg:y="0.0043in" svg:viewBox="0 0 4343 349" draw:points="2172,349 0,349 0,0 4343,0 4343,349"><text:p/></draw:polygon><draw:path draw:style-name="gr818" draw:text-style-name="P92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819" draw:text-style-name="P92" svg:width="0.0902in" svg:height="0.0819in" svg:x="0.1083in" svg:y="0.0394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820" draw:text-style-name="P92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821" draw:text-style-name="P92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822" draw:text-style-name="P92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823" draw:text-style-name="P92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824" draw:text-style-name="P92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825" draw:text-style-name="P92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826" draw:text-style-name="P92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827" draw:text-style-name="P92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828" draw:text-style-name="P92" svg:width="0.0354in" svg:height="0.0783in" svg:x="0.9331in" svg:y="0.0417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829" draw:text-style-name="P92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830" draw:text-style-name="P92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831" draw:text-style-name="P92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832" draw:text-style-name="P92" svg:width="0.1035in" svg:height="0.0795in" svg:x="1.3992in" svg:y="0.0394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833" draw:text-style-name="P92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834" draw:text-style-name="P92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835" draw:text-style-name="P92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/text:p>
      <text:h text:style-name="P89" text:outline-level="4"><text:soft-page-break/></text:h>
      <text:h text:style-name="P89" text:outline-level="4">Corioliskraft <text:tab/><draw:g text:anchor-type="as-char" svg:y="-0.1252in" draw:z-index="41" draw:style-name="gr1"><svg:title>TexMaths</svg:title><svg:desc>12§display§\newcommand\abs[1]{\left|#1\right|}
\abs{F_c} = 2 \cdot m \cdot v_r \cdot \omega \cdot \sin{\theta}§svg§600§FALSE§</svg:desc><draw:polygon draw:style-name="gr2" draw:text-style-name="P92" svg:width="1.7744in" svg:height="0.1657in" svg:x="0in" svg:y="0in" svg:viewBox="0 0 4508 422" draw:points="2254,422 0,422 0,0 4508,0 4508,422"><text:p/></draw:polygon><draw:path draw:style-name="gr3" draw:text-style-name="P92" svg:width="0.0067in" svg:height="0.1657in" svg:x="0.0197in" svg:y="0in" svg:viewBox="0 0 18 422" svg:d="M18 16c0-9 0-16-8-16-10 0-10 7-10 16v392c0 7 0 14 10 14 8 0 8-7 8-14z"><text:p/></draw:path><draw:path draw:style-name="gr3" draw:text-style-name="P92" svg:width="0.1181in" svg:height="0.113in" svg:x="0.0524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92" svg:width="0.0508in" svg:height="0.0524in" svg:x="0.1602in" svg:y="0.0976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92" svg:width="0.0067in" svg:height="0.1657in" svg:x="0.2406in" svg:y="0in" svg:viewBox="0 0 18 422" svg:d="M18 16c0-9 0-16-8-16-10 0-10 7-10 16v392c0 7 0 14 10 14 8 0 8-7 8-14z"><text:p/></draw:path><draw:path draw:style-name="gr3" draw:text-style-name="P92" svg:width="0.1106in" svg:height="0.039in" svg:x="0.322in" svg:y="0.063in" svg:viewBox="0 0 282 100" svg:d="M268 17c6 0 14 0 14-9 0-8-8-8-14-8h-254c-6 0-14 0-14 8 0 9 8 9 14 9zM268 100c6 0 14 0 14-9 0-8-8-8-14-8h-254c-6 0-14 0-14 8 0 9 8 9 14 9z"><text:p/></draw:path><draw:path draw:style-name="gr3" draw:text-style-name="P92" svg:width="0.0661in" svg:height="0.1106in" svg:x="0.4965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2" svg:width="0.0177in" svg:height="0.0177in" svg:x="0.6224in" svg:y="0.074in" svg:viewBox="0 0 46 46" svg:d="M46 23c0-12-10-23-23-23-12 0-23 11-23 23 0 13 11 23 23 23 13 0 23-10 23-23z"><text:p/></draw:path><draw:path draw:style-name="gr3" draw:text-style-name="P92" svg:width="0.1362in" svg:height="0.0752in" svg:x="0.6961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92" svg:width="0.0177in" svg:height="0.0177in" svg:x="0.8882in" svg:y="0.074in" svg:viewBox="0 0 46 46" svg:d="M46 23c0-12-10-23-23-23-12 0-23 11-23 23 0 13 11 23 23 23 13 0 23-10 23-23z"><text:p/></draw:path><draw:path draw:style-name="gr3" draw:text-style-name="P92" svg:width="0.0728in" svg:height="0.0752in" svg:x="0.9614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92" svg:width="0.0539in" svg:height="0.0524in" svg:x="1.0429in" svg:y="0.097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2" svg:width="0.0177in" svg:height="0.0177in" svg:x="1.1618in" svg:y="0.074in" svg:viewBox="0 0 46 46" svg:d="M46 23c0-12-10-23-23-23-12 0-23 11-23 23 0 13 11 23 23 23 13 0 23-10 23-23z"><text:p/></draw:path><draw:path draw:style-name="gr3" draw:text-style-name="P92" svg:width="0.0984in" svg:height="0.0752in" svg:x="1.232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2" svg:width="0.0177in" svg:height="0.0177in" svg:x="1.3913in" svg:y="0.074in" svg:viewBox="0 0 46 46" svg:d="M46 23c0-12-10-23-23-23-12 0-23 11-23 23 0 13 11 23 23 23 13 0 23-10 23-23z"><text:p/></draw:path><draw:path draw:style-name="gr3" draw:text-style-name="P92" svg:width="0.0543in" svg:height="0.076in" svg:x="1.4657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92" svg:width="0.0354in" svg:height="0.111in" svg:x="1.5307in" svg:y="0.0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92" svg:width="0.0839in" svg:height="0.0732in" svg:x="1.5772in" svg:y="0.0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92" svg:width="0.0685in" svg:height="0.1193in" svg:x="1.6984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/text:h>
      <text:h text:style-name="P88" text:outline-level="4">Impuls<text:tab/> <draw:g text:anchor-type="as-char" svg:y="-0.2327in" draw:z-index="66" draw:style-name="gr4"><svg:title>TexMaths</svg:title><svg:desc>12§display§\frac{\mathrm d \vec p}{\mathrm dt}=\vec F§svg§600§FALSE§</svg:desc><draw:polygon draw:style-name="gr216" draw:text-style-name="P92" svg:width="0.55in" svg:height="0.3453in" svg:x="0in" svg:y="0in" svg:viewBox="0 0 1398 878" draw:points="700,878 0,878 0,0 1398,0 1398,878"><text:p/></draw:polygon><draw:path draw:style-name="gr217" draw:text-style-name="P92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218" draw:text-style-name="P92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219" draw:text-style-name="P92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220" draw:text-style-name="P92" svg:width="0.176in" svg:height="0.0067in" svg:x="0in" svg:y="0.1862in" svg:viewBox="0 0 448 18" draw:points="224,18 0,18 0,0 448,0 448,18"><text:p/></draw:polygon><draw:path draw:style-name="gr221" draw:text-style-name="P92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222" draw:text-style-name="P92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223" draw:text-style-name="P92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224" draw:text-style-name="P92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225" draw:text-style-name="P92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67" draw:style-name="gr4"><svg:title>TexMaths</svg:title><svg:desc>12§display§\vec{p} = m \cdot \vec{v}§svg§600§FALSE§</svg:desc><draw:polygon draw:style-name="gr226" draw:text-style-name="P92" svg:width="0.6728in" svg:height="0.1504in" svg:x="0.0051in" svg:y="0in" svg:viewBox="0 0 1710 383" draw:points="855,383 0,383 0,0 1710,0 1710,383"><text:p/></draw:polygon><draw:path draw:style-name="gr227" draw:text-style-name="P92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228" draw:text-style-name="P92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229" draw:text-style-name="P92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230" draw:text-style-name="P92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231" draw:text-style-name="P92" svg:width="0.0177in" svg:height="0.0177in" svg:x="0.5071in" svg:y="0.0685in" svg:viewBox="0 0 46 46" svg:d="M46 23c0-12-10-23-23-23-12 0-23 11-23 23 0 13 11 23 23 23 13 0 23-10 23-23z"><text:p/></draw:path><draw:path draw:style-name="gr232" draw:text-style-name="P92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233" draw:text-style-name="P92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68" draw:style-name="gr4"><svg:title>TexMaths</svg:title><svg:desc>12§display§\Delta\vec p=m\cdot\Delta\vec v=\int_{t_1}^{t_2}\vec F(t)\mathrm dt§svg§600§FALSE§</svg:desc><draw:polygon draw:style-name="gr234" draw:text-style-name="P92" svg:width="1.9429in" svg:height="0.424in" svg:x="0in" svg:y="0.0012in" svg:viewBox="0 0 4936 1078" draw:points="2468,1078 0,1078 0,0 4936,0 4936,1078"><text:p/></draw:polygon><draw:path draw:style-name="gr235" draw:text-style-name="P92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236" draw:text-style-name="P92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237" draw:text-style-name="P92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38" draw:text-style-name="P92" svg:width="0.1106in" svg:height="0.039in" svg:x="0.2772in" svg:y="0.1961in" svg:viewBox="0 0 282 100" svg:d="M268 17c6 0 14 0 14-9 0-8-8-8-14-8h-254c-6 0-14 0-14 8 0 9 8 9 14 9zM268 100c6 0 14 0 14-9 0-8-8-8-14-8h-254c-6 0-14 0-14 8 0 9 8 9 14 9z"><text:p/></draw:path><draw:path draw:style-name="gr239" draw:text-style-name="P92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240" draw:text-style-name="P92" svg:width="0.0177in" svg:height="0.0177in" svg:x="0.6402in" svg:y="0.2071in" svg:viewBox="0 0 46 46" svg:d="M46 23c0-12-10-23-23-23-12 0-23 11-23 23 0 13 11 23 23 23 13 0 23-10 23-23z"><text:p/></draw:path><draw:path draw:style-name="gr241" draw:text-style-name="P92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242" draw:text-style-name="P92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243" draw:text-style-name="P92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44" draw:text-style-name="P92" svg:width="0.1106in" svg:height="0.039in" svg:x="0.989in" svg:y="0.1961in" svg:viewBox="0 0 282 100" svg:d="M268 17c6 0 14 0 14-9 0-8-8-8-14-8h-254c-6 0-14 0-14 8 0 9 8 9 14 9zM268 100c6 0 14 0 14-9 0-8-8-8-14-8h-254c-6 0-14 0-14 8 0 9 8 9 14 9z"><text:p/></draw:path><draw:path draw:style-name="gr245" draw:text-style-name="P92" svg:width="0.1476in" svg:height="0.3689in" svg:x="1.1646in" svg:y="0.0311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246" draw:text-style-name="P92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247" draw:text-style-name="P92" svg:width="0.0417in" svg:height="0.0555in" svg:x="1.3787in" svg:y="0.0339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248" draw:text-style-name="P92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249" draw:text-style-name="P92" svg:width="0.0343in" svg:height="0.0555in" svg:x="1.3094in" svg:y="0.3697in" svg:viewBox="0 0 88 142" svg:d="M54 6c0-6 0-6-7-6-16 13-39 13-43 13h-4v10h4c4 0 19 0 31-6v107c0 6 0 8-23 8h-11v10c12-2 31-2 43-2 14 0 32 0 44 2v-10h-11c-23 0-23-2-23-8z"><text:p/></draw:path><draw:path draw:style-name="gr250" draw:text-style-name="P92" svg:width="0.0736in" svg:height="0.0331in" svg:x="1.5268in" svg:y="0.0965in" svg:viewBox="0 0 188 85" svg:d="M151 50c-6 6-20 18-20 26 0 4 3 9 8 9 4 0 6-3 9-6 4-6 14-18 33-27 3-3 7-4 7-10 0-4-3-6-6-8-9-6-14-15-18-24 0-4-2-10-8-10s-8 6-8 8c0 3 3 17 10 26h-144c-7 0-14 0-14 8s7 8 14 8z"><text:p/></draw:path><draw:path draw:style-name="gr251" draw:text-style-name="P92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52" draw:text-style-name="P92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253" draw:text-style-name="P92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54" draw:text-style-name="P92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255" draw:text-style-name="P92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256" draw:text-style-name="P92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69" draw:style-name="gr1"><svg:title>TexMaths</svg:title><svg:desc>12§display§\vec{L} = \vec{r} \times \vec{p}§svg§600§FALSE§</svg:desc><draw:polygon draw:style-name="gr2" draw:text-style-name="P92" svg:width="0.7272in" svg:height="0.1925in" svg:x="0in" svg:y="0in" svg:viewBox="0 0 1848 490" draw:points="924,490 0,490 0,0 1848,0 1848,490"><text:p/></draw:polygon><draw:path draw:style-name="gr3" draw:text-style-name="P92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92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92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92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92" svg:width="0.0677in" svg:height="0.0752in" svg:x="0.3394in" svg:y="0.087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4 5 4 5 4 5 0 5 1 7-9 7-30 16-50 31-50 7 0 13 3 13 19 0 8-1 13-7 36z"><text:p/></draw:path><draw:path draw:style-name="gr3" draw:text-style-name="P92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92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92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1 8-9 7-30 15-50 30-50 7 0 13 3 13 19 0 9-1 14-3 21zM107 55c3-12 14-24 23-30 14-13 26-15 33-15 18 0 28 14 28 39s-15 73-22 90c-14 30-35 43-50 43-28 0-34-35-34-37 0-1 0-2 1-7z"><text:p/></draw:path></draw:g> <text:tab/><text:span text:style-name="T1"><draw:g text:anchor-type="as-char" svg:y="-0.1654in" draw:z-index="70" draw:style-name="gr1"><svg:title>TexMaths</svg:title><svg:desc>12§display§\vec{L} = J \cdot \vec{\omega}§svg§600§FALSE§</svg:desc><draw:polygon draw:style-name="gr2" draw:text-style-name="P92" svg:width="0.6717in" svg:height="0.161in" svg:x="0in" svg:y="0in" svg:viewBox="0 0 1707 410" draw:points="853,410 0,410 0,0 1707,0 1707,410"><text:p/></draw:polygon><draw:path draw:style-name="gr3" draw:text-style-name="P92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92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92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92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92" svg:width="0.0177in" svg:height="0.0177in" svg:x="0.4933in" svg:y="0.1098in" svg:viewBox="0 0 46 46" svg:d="M46 23c0-12-10-23-23-23-12 0-23 11-23 23 0 13 11 23 23 23 13 0 23-10 23-23z"><text:p/></draw:path><draw:path draw:style-name="gr3" draw:text-style-name="P92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92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84" text:outline-level="3"><draw:frame draw:style-name="fr2" draw:name="Frame2" text:anchor-type="paragraph" svg:x="4.1547in" svg:y="-0.0047in" svg:width="3.0453in" draw:z-index="83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45"><draw:g text:anchor-type="as-char" svg:y="-0.1138in" draw:z-index="84" draw:style-name="gr1"><svg:title>TexMaths</svg:title><svg:desc>12§display§E§svg§600§FALSE§</svg:desc><draw:polygon draw:style-name="gr2" draw:text-style-name="P92" svg:width="0.1319in" svg:height="0.113in" svg:x="0in" svg:y="0in" svg:viewBox="0 0 336 288" draw:points="167,288 0,288 0,0 336,0 336,288"><text:p/></draw:polygon><draw:path draw:style-name="gr3" draw:text-style-name="P92" svg:width="0.1201in" svg:height="0.1126in" svg:x="0.0063in" svg:y="0.001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71">Energie</text:p></table:table-cell><table:table-cell table:style-name="Table2.C1" office:value-type="string"><text:p text:style-name="P32"><draw:g text:anchor-type="as-char" svg:y="-0.1252in" draw:z-index="85" draw:style-name="gr1"><svg:title>TexMaths</svg:title><svg:desc>12§display§\left [ E \right ] = \mathrm{J}§svg§600§FALSE§</svg:desc><draw:polygon draw:style-name="gr2" draw:text-style-name="P92" svg:width="0.5307in" svg:height="0.1657in" svg:x="0in" svg:y="0in" svg:viewBox="0 0 1349 422" draw:points="675,422 0,422 0,0 1349,0 1349,422"><text:p/></draw:polygon><draw:polygon draw:style-name="gr3" draw:text-style-name="P92" svg:width="0.0228in" svg:height="0.1657in" svg:x="0.0193in" svg:y="0in" svg:viewBox="0 0 59 422" draw:points="59,422 59,406 17,406 17,17 59,17 59,0 0,0 0,422"><text:p/></draw:polygon><draw:path draw:style-name="gr3" draw:text-style-name="P92" svg:width="0.1205in" svg:height="0.113in" svg:x="0.0524in" svg:y="0.011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92" svg:width="0.0228in" svg:height="0.1657in" svg:x="0.1819in" svg:y="0in" svg:viewBox="0 0 59 422" draw:points="59,0 0,0 0,17 42,17 42,406 0,406 0,422 59,422"><text:p/></draw:polygon><draw:path draw:style-name="gr3" draw:text-style-name="P92" svg:width="0.1106in" svg:height="0.039in" svg:x="0.2795in" svg:y="0.063in" svg:viewBox="0 0 282 100" svg:d="M267 17c6 0 15 0 15-9 0-8-9-8-15-8h-253c-6 0-14 0-14 8 0 9 8 9 14 9zM267 100c6 0 15 0 15-9 0-8-9-8-15-8h-253c-6 0-14 0-14 8 0 9 8 9 14 9z"><text:p/></draw:path><draw:path draw:style-name="gr3" draw:text-style-name="P92" svg:width="0.0705in" svg:height="0.1173in" svg:x="0.4524in" svg:y="0.0102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47"><draw:g text:anchor-type="as-char" svg:y="-0.0756in" draw:z-index="86" draw:style-name="gr4"><svg:title>TexMaths</svg:title><svg:desc>12§display§s§svg§600§FALSE§</svg:desc><draw:polygon draw:style-name="gr329" draw:text-style-name="P92" svg:width="0.0783in" svg:height="0.0713in" svg:x="0in" svg:y="0.002in" svg:viewBox="0 0 200 182" draw:points="100,182 0,182 0,0 200,0 200,182"><text:p/></draw:polygon><draw:path draw:style-name="gr330" draw:text-style-name="P92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70">Auslenkung der Feder</text:p></table:table-cell><table:table-cell table:style-name="Table2.C2" office:value-type="string"><text:p text:style-name="P35"><draw:g text:anchor-type="as-char" svg:y="-0.1252in" draw:z-index="125" draw:style-name="gr4"><svg:title>TexMaths</svg:title><svg:desc>12§display§[s] = \mathrm{m}§svg§600§FALSE§</svg:desc><draw:polygon draw:style-name="gr879" draw:text-style-name="P92" svg:width="0.5295in" svg:height="0.1657in" svg:x="0in" svg:y="0.0004in" svg:viewBox="0 0 1346 422" draw:points="673,422 0,422 0,0 1346,0 1346,422"><text:p/></draw:polygon><draw:polygon draw:style-name="gr880" draw:text-style-name="P92" svg:width="0.0228in" svg:height="0.1657in" svg:x="0.0193in" svg:y="0.0004in" svg:viewBox="0 0 59 422" draw:points="59,422 59,406 17,406 17,17 59,17 59,0 0,0 0,422"><text:p/></draw:polygon><draw:path draw:style-name="gr881" draw:text-style-name="P92" svg:width="0.061in" svg:height="0.0752in" svg:x="0.0547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882" draw:text-style-name="P92" svg:width="0.0228in" svg:height="0.1657in" svg:x="0.1276in" svg:y="0.0004in" svg:viewBox="0 0 59 422" draw:points="59,0 0,0 0,17 42,17 42,406 0,406 0,422 59,422"><text:p/></draw:polygon><draw:path draw:style-name="gr883" draw:text-style-name="P92" svg:width="0.1106in" svg:height="0.039in" svg:x="0.2252in" svg:y="0.0638in" svg:viewBox="0 0 282 100" svg:d="M268 17c6 0 14 0 14-9 0-8-8-8-14-8h-254c-6 0-14 0-14 8 0 9 8 9 14 9zM268 100c6 0 14 0 14-9 0-8-8-8-14-8h-254c-6 0-14 0-14 8 0 9 8 9 14 9z"><text:p/></draw:path><draw:path draw:style-name="gr884" draw:text-style-name="P92" svg:width="0.1295in" svg:height="0.0732in" svg:x="0.396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40"><draw:g text:anchor-type="as-char" svg:y="-0.1181in" draw:z-index="89" draw:style-name="gr4"><svg:title>TexMaths</svg:title><svg:desc>12§display§W§svg§600§FALSE§</svg:desc><draw:polygon draw:style-name="gr363" draw:text-style-name="P92" svg:width="0.1803in" svg:height="0.1142in" svg:x="0in" svg:y="0in" svg:viewBox="0 0 459 291" draw:points="230,291 0,291 0,0 459,0 459,291"><text:p/></draw:polygon><draw:path draw:style-name="gr364" draw:text-style-name="P92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69">Arbeit</text:p></table:table-cell><table:table-cell table:style-name="Table2.C3" office:value-type="string"><text:p text:style-name="P55"><draw:g text:anchor-type="as-char" svg:y="-0.1252in" draw:z-index="126" draw:style-name="gr4"><svg:title>TexMaths</svg:title><svg:desc>12§display§[W] = \mathrm{J}§svg§600§FALSE§</svg:desc><draw:polygon draw:style-name="gr885" draw:text-style-name="P92" svg:width="0.5787in" svg:height="0.1657in" svg:x="0in" svg:y="0.0004in" svg:viewBox="0 0 1471 422" draw:points="736,422 0,422 0,0 1471,0 1471,422"><text:p/></draw:polygon><draw:polygon draw:style-name="gr886" draw:text-style-name="P92" svg:width="0.0228in" svg:height="0.1657in" svg:x="0.0193in" svg:y="0.0004in" svg:viewBox="0 0 59 422" draw:points="59,422 59,406 17,406 17,17 59,17 59,0 0,0 0,422"><text:p/></draw:polygon><draw:path draw:style-name="gr887" draw:text-style-name="P92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888" draw:text-style-name="P92" svg:width="0.0228in" svg:height="0.1657in" svg:x="0.2295in" svg:y="0.0004in" svg:viewBox="0 0 59 422" draw:points="59,0 0,0 0,17 42,17 42,406 0,406 0,422 59,422"><text:p/></draw:polygon><draw:path draw:style-name="gr889" draw:text-style-name="P92" svg:width="0.1106in" svg:height="0.039in" svg:x="0.3276in" svg:y="0.0638in" svg:viewBox="0 0 282 100" svg:d="M268 17c6 0 14 0 14-9 0-8-8-8-14-8h-254c-6 0-14 0-14 8 0 9 8 9 14 9zM268 100c6 0 14 0 14-9 0-8-8-8-14-8h-254c-6 0-14 0-14 8 0 9 8 9 14 9z"><text:p/></draw:path><draw:path draw:style-name="gr890" draw:text-style-name="P92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53"><draw:g text:anchor-type="as-char" svg:y="-0.1138in" draw:z-index="94" draw:style-name="gr4"><svg:title>TexMaths</svg:title><svg:desc>12§display§T§svg§600§FALSE§</svg:desc><draw:polygon draw:style-name="gr441" draw:text-style-name="P92" svg:width="0.1201in" svg:height="0.113in" svg:x="0in" svg:y="0in" svg:viewBox="0 0 306 288" draw:points="154,288 0,288 0,0 306,0 306,288"><text:p/></draw:polygon><draw:path draw:style-name="gr442" draw:text-style-name="P92" svg:width="0.113in" svg:height="0.1122in" svg:x="0.0039in" svg:y="0.001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67">Gesamtwurfzeit</text:p></table:table-cell><table:table-cell table:style-name="Table2.C4" office:value-type="string"><text:p text:style-name="P55"><draw:g text:anchor-type="as-char" svg:y="-0.1252in" draw:z-index="127" draw:style-name="gr4"><svg:title>TexMaths</svg:title><svg:desc>12§display§[T] = \mathrm{s}§svg§600§FALSE§</svg:desc><draw:polygon draw:style-name="gr891" draw:text-style-name="P92" svg:width="0.4996in" svg:height="0.1657in" svg:x="0in" svg:y="0.0004in" svg:viewBox="0 0 1270 422" draw:points="635,422 0,422 0,0 1270,0 1270,422"><text:p/></draw:polygon><draw:polygon draw:style-name="gr892" draw:text-style-name="P92" svg:width="0.0228in" svg:height="0.1657in" svg:x="0.0193in" svg:y="0.0004in" svg:viewBox="0 0 59 422" draw:points="59,422 59,406 17,406 17,17 59,17 59,0 0,0 0,422"><text:p/></draw:polygon><draw:path draw:style-name="gr893" draw:text-style-name="P92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894" draw:text-style-name="P92" svg:width="0.0228in" svg:height="0.1657in" svg:x="0.1701in" svg:y="0.0004in" svg:viewBox="0 0 59 422" draw:points="59,0 0,0 0,17 42,17 42,406 0,406 0,422 59,422"><text:p/></draw:polygon><draw:path draw:style-name="gr895" draw:text-style-name="P92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896" draw:text-style-name="P92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41"><draw:g text:anchor-type="as-char" svg:y="-0.1173in" draw:z-index="96" draw:style-name="gr4"><svg:title>TexMaths</svg:title><svg:desc>12§display§h_0§svg§600§FALSE§</svg:desc><draw:polygon draw:style-name="gr476" draw:text-style-name="P92" svg:width="0.1622in" svg:height="0.1402in" svg:x="0in" svg:y="0in" svg:viewBox="0 0 413 357" draw:points="206,357 0,357 0,0 413,0 413,357"><text:p/></draw:polygon><draw:path draw:style-name="gr477" draw:text-style-name="P92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478" draw:text-style-name="P92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68"><text:span text:style-name="T18">Startwurfh</text:span><text:span text:style-name="T4">ö</text:span><text:span text:style-name="T5">he</text:span></text:p></table:table-cell><table:table-cell table:style-name="Table2.C5" office:value-type="string"><text:p text:style-name="P55"><draw:g text:anchor-type="as-char" svg:y="-0.1252in" draw:z-index="128" draw:style-name="gr4"><svg:title>TexMaths</svg:title><svg:desc>12§display§[h_0] = \mathrm{m}§svg§600§FALSE§</svg:desc><draw:polygon draw:style-name="gr897" draw:text-style-name="P92" svg:width="0.6228in" svg:height="0.1657in" svg:x="0in" svg:y="0.0004in" svg:viewBox="0 0 1583 422" draw:points="791,422 0,422 0,0 1583,0 1583,422"><text:p/></draw:polygon><draw:polygon draw:style-name="gr898" draw:text-style-name="P92" svg:width="0.0228in" svg:height="0.1657in" svg:x="0.0193in" svg:y="0.0004in" svg:viewBox="0 0 59 422" draw:points="59,422 59,406 17,406 17,17 59,17 59,0 0,0 0,422"><text:p/></draw:polygon><draw:path draw:style-name="gr899" draw:text-style-name="P92" svg:width="0.0819in" svg:height="0.1173in" svg:x="0.0551in" svg:y="0.009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900" draw:text-style-name="P92" svg:width="0.0539in" svg:height="0.0795in" svg:x="0.14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901" draw:text-style-name="P92" svg:width="0.0228in" svg:height="0.1657in" svg:x="0.2205in" svg:y="0.0004in" svg:viewBox="0 0 59 422" draw:points="59,0 0,0 0,17 42,17 42,406 0,406 0,422 59,422"><text:p/></draw:polygon><draw:path draw:style-name="gr902" draw:text-style-name="P92" svg:width="0.1106in" svg:height="0.039in" svg:x="0.3181in" svg:y="0.0638in" svg:viewBox="0 0 282 100" svg:d="M268 17c6 0 14 0 14-9 0-8-8-8-14-8h-254c-6 0-14 0-14 8 0 9 8 9 14 9zM268 100c6 0 14 0 14-9 0-8-8-8-14-8h-254c-6 0-14 0-14 8 0 9 8 9 14 9z"><text:p/></draw:path><draw:path draw:style-name="gr903" draw:text-style-name="P92" svg:width="0.1295in" svg:height="0.0732in" svg:x="0.4894in" svg:y="0.0512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41"><draw:g text:anchor-type="as-char" svg:y="-0.1189in" draw:z-index="97" draw:style-name="gr4"><svg:title>TexMaths</svg:title><svg:desc>12§display§\theta§svg§600§FALSE§</svg:desc><draw:polygon draw:style-name="gr479" draw:text-style-name="P92" svg:width="0.0827in" svg:height="0.115in" svg:x="0in" svg:y="0.0016in" svg:viewBox="0 0 211 293" draw:points="106,293 0,293 0,0 211,0 211,293"><text:p/></draw:polygon><draw:path draw:style-name="gr480" draw:text-style-name="P92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67">Wurfwinkel</text:p></table:table-cell><table:table-cell table:style-name="Table2.C6" office:value-type="string"><text:p text:style-name="P54"><draw:g text:anchor-type="as-char" svg:y="-0.1252in" draw:z-index="129" draw:style-name="gr4"><svg:title>TexMaths</svg:title><svg:desc>12§display§[\theta] = \mathrm{rad}§svg§600§FALSE§</svg:desc><draw:polygon draw:style-name="gr904" draw:text-style-name="P92" svg:width="0.6366in" svg:height="0.1657in" svg:x="0in" svg:y="0.0004in" svg:viewBox="0 0 1618 422" draw:points="809,422 0,422 0,0 1618,0 1618,422"><text:p/></draw:polygon><draw:polygon draw:style-name="gr905" draw:text-style-name="P92" svg:width="0.0228in" svg:height="0.1657in" svg:x="0.0193in" svg:y="0.0004in" svg:viewBox="0 0 59 422" draw:points="59,422 59,406 17,406 17,17 59,17 59,0 0,0 0,422"><text:p/></draw:polygon><draw:path draw:style-name="gr906" draw:text-style-name="P92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907" draw:text-style-name="P92" svg:width="0.0228in" svg:height="0.1657in" svg:x="0.1323in" svg:y="0.0004in" svg:viewBox="0 0 59 422" draw:points="59,0 0,0 0,17 42,17 42,406 0,406 0,422 59,422"><text:p/></draw:polygon><draw:path draw:style-name="gr908" draw:text-style-name="P92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909" draw:text-style-name="P92" svg:width="0.0559in" svg:height="0.0732in" svg:x="0.400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910" draw:text-style-name="P92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911" draw:text-style-name="P92" svg:width="0.0819in" svg:height="0.1173in" svg:x="0.55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41"><draw:g text:anchor-type="as-char" svg:y="-0.0752in" draw:z-index="99" draw:style-name="gr4"><svg:title>TexMaths</svg:title><svg:desc>12§display§x_W§svg§600§FALSE§</svg:desc><draw:polygon draw:style-name="gr495" draw:text-style-name="P92" svg:width="0.2374in" svg:height="0.0965in" svg:x="0in" svg:y="0.0016in" svg:viewBox="0 0 604 246" draw:points="302,246 0,246 0,0 604,0 604,246"><text:p/></draw:polygon><draw:path draw:style-name="gr496" draw:text-style-name="P92" svg:width="0.0827in" svg:height="0.0752in" svg:x="0.0047in" svg:y="0.0004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497" draw:text-style-name="P92" svg:width="0.1272in" svg:height="0.0819in" svg:x="0.1039in" svg:y="0.0189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67">Reichweite</text:p></table:table-cell><table:table-cell table:style-name="Table2.C7" office:value-type="string"><text:p text:style-name="P55"><draw:g text:anchor-type="as-char" svg:y="-0.1252in" draw:z-index="130" draw:style-name="gr4"><svg:title>TexMaths</svg:title><svg:desc>12§display§[x_W] = \mathrm{m}§svg§600§FALSE§</svg:desc><draw:polygon draw:style-name="gr912" draw:text-style-name="P92" svg:width="0.698in" svg:height="0.1657in" svg:x="0in" svg:y="0.0004in" svg:viewBox="0 0 1774 422" draw:points="887,422 0,422 0,0 1774,0 1774,422"><text:p/></draw:polygon><draw:polygon draw:style-name="gr913" draw:text-style-name="P92" svg:width="0.0228in" svg:height="0.1657in" svg:x="0.0193in" svg:y="0.0004in" svg:viewBox="0 0 59 422" draw:points="59,422 59,406 17,406 17,17 59,17 59,0 0,0 0,422"><text:p/></draw:polygon><draw:path draw:style-name="gr914" draw:text-style-name="P92" svg:width="0.0827in" svg:height="0.0752in" svg:x="0.0512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915" draw:text-style-name="P92" svg:width="0.1272in" svg:height="0.0819in" svg:x="0.1504in" svg:y="0.0697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916" draw:text-style-name="P92" svg:width="0.0228in" svg:height="0.1657in" svg:x="0.2957in" svg:y="0.0004in" svg:viewBox="0 0 59 422" draw:points="59,0 0,0 0,17 42,17 42,406 0,406 0,422 59,422"><text:p/></draw:polygon><draw:path draw:style-name="gr917" draw:text-style-name="P92" svg:width="0.1106in" svg:height="0.039in" svg:x="0.3937in" svg:y="0.0634in" svg:viewBox="0 0 282 100" svg:d="M268 17c6 0 14 0 14-9 0-8-8-8-14-8h-254c-6 0-14 0-14 8 0 9 8 9 14 9zM268 100c6 0 14 0 14-9 0-8-8-8-14-8h-254c-6 0-14 0-14 8 0 9 8 9 14 9z"><text:p/></draw:path><draw:path draw:style-name="gr918" draw:text-style-name="P92" svg:width="0.1295in" svg:height="0.0732in" svg:x="0.5654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41"><draw:g text:anchor-type="as-char" svg:y="-0.0744in" draw:z-index="100" draw:style-name="gr4"><svg:title>TexMaths</svg:title><svg:desc>12§display§g§svg§600§FALSE§</svg:desc><draw:polygon draw:style-name="gr498" draw:text-style-name="P92" svg:width="0.0854in" svg:height="0.1043in" svg:x="0in" svg:y="0.0016in" svg:viewBox="0 0 218 266" draw:points="110,266 0,266 0,0 218,0 218,266"><text:p/></draw:polygon><draw:path draw:style-name="gr499" draw:text-style-name="P92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67">Erdbeschleunigung</text:p></table:table-cell><table:table-cell table:style-name="Table2.C2" office:value-type="string"><text:p text:style-name="P51"><draw:g text:anchor-type="as-char" svg:y="-0.1866in" draw:z-index="101" draw:style-name="gr4"><svg:title>TexMaths</svg:title><svg:desc>12§display§9,81 \frac{\mathrm{m}}{\mathrm{s}^2}§svg§600§FALSE§</svg:desc><draw:polygon draw:style-name="gr500" draw:text-style-name="P92" svg:width="0.4831in" svg:height="0.298in" svg:x="0in" svg:y="0.0016in" svg:viewBox="0 0 1228 758" draw:points="613,758 0,758 0,0 1228,0 1228,758"><text:p/></draw:polygon><draw:path draw:style-name="gr501" draw:text-style-name="P92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502" draw:text-style-name="P92" svg:width="0.0193in" svg:height="0.0496in" svg:x="0.0972in" svg:y="0.1685in" svg:viewBox="0 0 50 127" svg:d="M50 44c0-27-10-44-27-44-15 0-23 11-23 23 0 11 8 23 23 23 5 0 11-3 15-6 2-2 2-2 2-2 1 0 1 0 1 6 0 33-15 58-29 73-5 3-5 4-5 6 0 3 3 4 4 4 5 0 39-32 39-83z"><text:p/></draw:path><draw:path draw:style-name="gr503" draw:text-style-name="P92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504" draw:text-style-name="P92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505" draw:text-style-name="P92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506" draw:text-style-name="P92" svg:width="0.1398in" svg:height="0.0067in" svg:x="0.3429in" svg:y="0.1409in" svg:viewBox="0 0 356 18" draw:points="179,18 0,18 0,0 356,0 356,18"><text:p/></draw:polygon><draw:path draw:style-name="gr507" draw:text-style-name="P92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508" draw:text-style-name="P92" svg:width="0.0516in" svg:height="0.0772in" svg:x="0.4157in" svg:y="0.1748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42"><draw:g text:anchor-type="as-char" svg:y="-0.0756in" draw:z-index="114" draw:style-name="gr4"><svg:title>TexMaths</svg:title><svg:desc>12§display§u§svg§600§FALSE§</svg:desc><draw:polygon draw:style-name="gr785" draw:text-style-name="P92" svg:width="0.0949in" svg:height="0.0713in" svg:x="0in" svg:y="0.002in" svg:viewBox="0 0 242 182" draw:points="121,182 0,182 0,0 242,0 242,182"><text:p/></draw:polygon><draw:path draw:style-name="gr786" draw:text-style-name="P92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72">Geschwindigkeit nachher</text:p></table:table-cell><table:table-cell table:style-name="Table2.C2" office:value-type="string"><text:p text:style-name="P55"><draw:g text:anchor-type="as-char" svg:y="-0.1866in" draw:z-index="131" draw:style-name="gr4"><svg:title>TexMaths</svg:title><svg:desc>12§display§[u] = \mathrm{\frac{m}{s}}§svg§600§FALSE§</svg:desc><draw:polygon draw:style-name="gr919" draw:text-style-name="P92" svg:width="0.5669in" svg:height="0.298in" svg:x="0in" svg:y="0.0016in" svg:viewBox="0 0 1441 758" draw:points="721,758 0,758 0,0 1441,0 1441,758"><text:p/></draw:polygon><draw:polygon draw:style-name="gr920" draw:text-style-name="P92" svg:width="0.0228in" svg:height="0.1661in" svg:x="0.0193in" svg:y="0.061in" svg:viewBox="0 0 59 423" draw:points="59,423 59,406 17,406 17,17 59,17 59,0 0,0 0,423"><text:p/></draw:polygon><draw:path draw:style-name="gr921" draw:text-style-name="P92" svg:width="0.0854in" svg:height="0.0752in" svg:x="0.0512in" svg:y="0.113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922" draw:text-style-name="P92" svg:width="0.0228in" svg:height="0.1661in" svg:x="0.1449in" svg:y="0.061in" svg:viewBox="0 0 59 423" draw:points="59,0 0,0 0,17 42,17 42,406 0,406 0,423 59,423"><text:p/></draw:polygon><draw:path draw:style-name="gr923" draw:text-style-name="P92" svg:width="0.1106in" svg:height="0.039in" svg:x="0.2429in" svg:y="0.1252in" svg:viewBox="0 0 282 100" svg:d="M268 17c6 0 14 0 14-9 0-8-8-8-14-8h-254c-6 0-14 0-14 8 0 9 8 9 14 9zM268 100c6 0 14 0 14-9 0-8-8-8-14-8h-254c-6 0-14 0-14 8 0 9 8 9 14 9z"><text:p/></draw:path><draw:path draw:style-name="gr924" draw:text-style-name="P92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925" draw:text-style-name="P92" svg:width="0.1386in" svg:height="0.0067in" svg:x="0.4283in" svg:y="0.1409in" svg:viewBox="0 0 353 18" draw:points="176,18 0,18 0,0 353,0 353,18"><text:p/></draw:polygon><draw:path draw:style-name="gr926" draw:text-style-name="P92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43"><draw:g text:anchor-type="as-char" svg:y="-0.1138in" draw:z-index="135" draw:style-name="gr4"><svg:title>TexMaths</svg:title><svg:desc>12§display§P§svg§600§FALSE§</svg:desc><draw:polygon draw:style-name="gr955" draw:text-style-name="P92" svg:width="0.1295in" svg:height="0.113in" svg:x="0in" svg:y="0in" svg:viewBox="0 0 330 288" draw:points="165,288 0,288 0,0 330,0 330,288"><text:p/></draw:polygon><draw:path draw:style-name="gr956" draw:text-style-name="P92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73">Leistung</text:p></table:table-cell><table:table-cell table:style-name="Table2.C2" office:value-type="string"><text:p text:style-name="P57"><draw:g text:anchor-type="as-char" svg:y="-0.1252in" draw:z-index="136" draw:style-name="gr4"><svg:title>TexMaths</svg:title><svg:desc>12§display§[P] = \mathrm{W}§svg§600§FALSE§</svg:desc><draw:polygon draw:style-name="gr957" draw:text-style-name="P92" svg:width="0.6161in" svg:height="0.1657in" svg:x="0in" svg:y="0.0004in" svg:viewBox="0 0 1566 422" draw:points="784,422 0,422 0,0 1566,0 1566,422"><text:p/></draw:polygon><draw:polygon draw:style-name="gr958" draw:text-style-name="P92" svg:width="0.0228in" svg:height="0.1657in" svg:x="0.0193in" svg:y="0.0004in" svg:viewBox="0 0 59 422" draw:points="59,422 59,406 17,406 17,17 59,17 59,0 0,0 0,422"><text:p/></draw:polygon><draw:path draw:style-name="gr959" draw:text-style-name="P92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960" draw:text-style-name="P92" svg:width="0.0228in" svg:height="0.1657in" svg:x="0.1795in" svg:y="0.0004in" svg:viewBox="0 0 59 422" draw:points="59,0 0,0 0,17 42,17 42,406 0,406 0,422 59,422"><text:p/></draw:polygon><draw:path draw:style-name="gr961" draw:text-style-name="P92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962" draw:text-style-name="P92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Energie <text:tab/></text:h>
      <text:h text:style-name="P83" text:outline-level="3"><draw:g text:anchor-type="as-char" svg:y="-0.1189in" draw:z-index="79" draw:style-name="gr4"><svg:title>TexMaths</svg:title><svg:desc>12§display§E_{pot} = m \cdot g \cdot \Delta h§svg§600§FALSE§</svg:desc><draw:polygon draw:style-name="gr278" draw:text-style-name="P92" svg:width="1.2413in" svg:height="0.1638in" svg:x="0in" svg:y="0.0039in" svg:viewBox="0 0 3154 417" draw:points="1577,417 0,417 0,0 3154,0 3154,417"><text:p/></draw:polygon><draw:path draw:style-name="gr279" draw:text-style-name="P92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280" draw:text-style-name="P92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281" draw:text-style-name="P92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282" draw:text-style-name="P92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283" draw:text-style-name="P92" svg:width="0.1106in" svg:height="0.039in" svg:x="0.3705in" svg:y="0.0579in" svg:viewBox="0 0 282 100" svg:d="M268 17c6 0 14 0 14-9 0-8-8-8-14-8h-254c-6 0-14 0-14 8 0 9 8 9 14 9zM268 100c6 0 14 0 14-8 0-9-8-9-14-9h-254c-6 0-14 0-14 9 0 8 8 8 14 8z"><text:p/></draw:path><draw:path draw:style-name="gr284" draw:text-style-name="P92" svg:width="0.1362in" svg:height="0.0756in" svg:x="0.5413in" svg:y="0.0457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285" draw:text-style-name="P92" svg:width="0.0177in" svg:height="0.0177in" svg:x="0.7331in" svg:y="0.0689in" svg:viewBox="0 0 46 46" svg:d="M46 23c0-12-10-23-23-23-12 0-23 11-23 23 0 13 11 23 23 23 13 0 23-10 23-23z"><text:p/></draw:path><draw:path draw:style-name="gr286" draw:text-style-name="P92" svg:width="0.076in" svg:height="0.1079in" svg:x="0.8047in" svg:y="0.0457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287" draw:text-style-name="P92" svg:width="0.0177in" svg:height="0.0177in" svg:x="0.9382in" svg:y="0.0689in" svg:viewBox="0 0 46 46" svg:d="M46 23c0-12-10-23-23-23-12 0-23 11-23 23 0 13 11 23 23 23 13 0 23-10 23-23z"><text:p/></draw:path><draw:path draw:style-name="gr288" draw:text-style-name="P92" svg:width="0.1224in" svg:height="0.1197in" svg:x="1.015in" svg:y="0in" svg:viewBox="0 0 312 305" svg:d="M167 7c-3-5-4-7-11-7s-8 2-11 7l-143 289c-2 4-2 4-2 5 0 4 2 4 10 4h294c6 0 8 0 8-4 0-1 0-1-1-5zM143 42l114 230h-228z"><text:p/></draw:path><draw:path draw:style-name="gr289" draw:text-style-name="P92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80" draw:style-name="gr4"><svg:title>TexMaths</svg:title><svg:desc>12§display§E_{kin} = \frac{1}{2} \cdot m \cdot v^2§svg§600§FALSE§</svg:desc><draw:polygon draw:style-name="gr290" draw:text-style-name="P92" svg:width="1.2161in" svg:height="0.3331in" svg:x="0in" svg:y="0.0039in" svg:viewBox="0 0 3090 847" draw:points="1544,847 0,847 0,0 3090,0 3090,847"><text:p/></draw:polygon><draw:path draw:style-name="gr291" draw:text-style-name="P92" svg:width="0.1205in" svg:height="0.113in" svg:x="0.0063in" svg:y="0.109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292" draw:text-style-name="P92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293" draw:text-style-name="P92" svg:width="0.0354in" svg:height="0.0783in" svg:x="0.2012in" svg:y="0.17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94" draw:text-style-name="P92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95" draw:text-style-name="P92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296" draw:text-style-name="P92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297" draw:text-style-name="P92" svg:width="0.0831in" svg:height="0.0067in" svg:x="0.5744in" svg:y="0.1783in" svg:viewBox="0 0 212 18" draw:points="106,18 0,18 0,0 212,0 212,18"><text:p/></draw:polygon><draw:path draw:style-name="gr298" draw:text-style-name="P92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99" draw:text-style-name="P92" svg:width="0.0177in" svg:height="0.0177in" svg:x="0.7291in" svg:y="0.1728in" svg:viewBox="0 0 46 46" svg:d="M46 23c0-12-10-23-23-23-12 0-23 11-23 23 0 13 11 23 23 23 13 0 23-10 23-23z"><text:p/></draw:path><draw:path draw:style-name="gr300" draw:text-style-name="P92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01" draw:text-style-name="P92" svg:width="0.0177in" svg:height="0.0177in" svg:x="0.9945in" svg:y="0.1728in" svg:viewBox="0 0 46 46" svg:d="M46 23c0-12-10-23-23-23-12 0-23 11-23 23 0 13 11 23 23 23 13 0 23-10 23-23z"><text:p/></draw:path><draw:path draw:style-name="gr302" draw:text-style-name="P92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03" draw:text-style-name="P92" svg:width="0.0516in" svg:height="0.0772in" svg:x="1.157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62" draw:style-name="gr1"><svg:title>TexMaths</svg:title><svg:desc>12§display§E^{kin}_{rot} = \frac{1}{2} J \cdot \omega^2§svg§600§FALSE§</svg:desc><draw:polygon draw:style-name="gr2" draw:text-style-name="P92" svg:width="1.0906in" svg:height="0.3331in" svg:x="0in" svg:y="0.0043in" svg:viewBox="0 0 2771 847" draw:points="1386,847 0,847 0,0 2771,0 2771,847"><text:p/></draw:polygon><draw:path draw:style-name="gr3" draw:text-style-name="P92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92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92" svg:width="0.0354in" svg:height="0.0783in" svg:x="0.211in" svg:y="0.0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92" svg:width="0.0709in" svg:height="0.0524in" svg:x="0.2579in" svg:y="0.1039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92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92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92" svg:width="0.0394in" svg:height="0.0736in" svg:x="0.2583in" svg:y="0.1921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92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92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92" svg:width="0.0831in" svg:height="0.0067in" svg:x="0.5846in" svg:y="0.1783in" svg:viewBox="0 0 212 18" draw:points="106,18 0,18 0,0 212,0 212,18"><text:p/></draw:polygon><draw:path draw:style-name="gr3" draw:text-style-name="P92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92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92" svg:width="0.0177in" svg:height="0.0177in" svg:x="0.8461in" svg:y="0.1728in" svg:viewBox="0 0 46 46" svg:d="M46 23c0-12-10-23-23-23-12 0-23 11-23 23 0 13 11 23 23 23 13 0 23-10 23-23z"><text:p/></draw:path><draw:path draw:style-name="gr3" draw:text-style-name="P92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92" svg:width="0.0516in" svg:height="0.0772in" svg:x="1.0319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137" draw:style-name="gr4"><svg:title>TexMaths</svg:title><svg:desc>12§display§E_\mathrm{spann} = \frac12\cdot D \cdot \Delta s^2§svg§600§FALSE§</svg:desc><draw:polygon draw:style-name="gr963" draw:text-style-name="P92" svg:width="1.4783in" svg:height="0.3331in" svg:x="0in" svg:y="0.0039in" svg:viewBox="0 0 3756 847" draw:points="1878,847 0,847 0,0 3756,0 3756,847"><text:p/></draw:polygon><draw:path draw:style-name="gr964" draw:text-style-name="P92" svg:width="0.1209in" svg:height="0.113in" svg:x="0.0063in" svg:y="0.1098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965" draw:text-style-name="P92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966" draw:text-style-name="P92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967" draw:text-style-name="P92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968" draw:text-style-name="P92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969" draw:text-style-name="P92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970" draw:text-style-name="P92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971" draw:text-style-name="P92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972" draw:text-style-name="P92" svg:width="0.0831in" svg:height="0.0067in" svg:x="0.711in" svg:y="0.1783in" svg:viewBox="0 0 212 18" draw:points="106,18 0,18 0,0 212,0 212,18"><text:p/></draw:polygon><draw:path draw:style-name="gr973" draw:text-style-name="P92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74" draw:text-style-name="P92" svg:width="0.0177in" svg:height="0.0177in" svg:x="0.865in" svg:y="0.1728in" svg:viewBox="0 0 46 46" svg:d="M46 23c0-12-10-23-23-23-12 0-23 11-23 23 0 13 11 23 23 23 13 0 23-10 23-23z"><text:p/></draw:path><draw:path draw:style-name="gr975" draw:text-style-name="P92" svg:width="0.1272in" svg:height="0.1134in" svg:x="0.9406in" svg:y="0.1098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976" draw:text-style-name="P92" svg:width="0.0177in" svg:height="0.0177in" svg:x="1.1272in" svg:y="0.1728in" svg:viewBox="0 0 46 46" svg:d="M46 23c0-12-10-23-23-23-12 0-23 11-23 23 0 13 11 23 23 23 13 0 23-10 23-23z"><text:p/></draw:path><draw:path draw:style-name="gr977" draw:text-style-name="P92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978" draw:text-style-name="P92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979" draw:text-style-name="P92" svg:width="0.0516in" svg:height="0.0772in" svg:x="1.4193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82" draw:style-name="gr4"><svg:title>TexMaths</svg:title><svg:desc>12§display§E_{mech}=E_{pot}+E_{kin}=\text{konstant}\§svg§600§FALSE§</svg:desc><draw:polygon draw:style-name="gr304" draw:text-style-name="P92" svg:width="2.3665in" svg:height="0.163in" svg:x="0.0728in" svg:y="0in" svg:viewBox="0 0 6012 415" draw:points="3006,415 0,415 0,0 6012,0 6012,415"><text:p/></draw:polygon><draw:path draw:style-name="gr305" draw:text-style-name="P92" svg:width="0.1205in" svg:height="0.113in" svg:x="0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06" draw:text-style-name="P92" svg:width="0.1067in" svg:height="0.0524in" svg:x="0.122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07" draw:text-style-name="P92" svg:width="0.0496in" svg:height="0.0524in" svg:x="0.2421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08" draw:text-style-name="P92" svg:width="0.0508in" svg:height="0.0524in" svg:x="0.3043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09" draw:text-style-name="P92" svg:width="0.0634in" svg:height="0.0819in" svg:x="0.3654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10" draw:text-style-name="P92" svg:width="0.1106in" svg:height="0.039in" svg:x="0.498in" svg:y="0.0543in" svg:viewBox="0 0 282 100" svg:d="M268 17c6 0 14 0 14-9 0-8-8-8-14-8h-254c-6 0-14 0-14 8 0 9 8 9 14 9zM268 100c6 0 14 0 14-9 0-8-8-8-14-8h-254c-6 0-14 0-14 8 0 9 8 9 14 9z"><text:p/></draw:path><draw:path draw:style-name="gr311" draw:text-style-name="P92" svg:width="0.1205in" svg:height="0.113in" svg:x="0.6705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12" draw:text-style-name="P92" svg:width="0.065in" svg:height="0.0736in" svg:x="0.7866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13" draw:text-style-name="P92" svg:width="0.0543in" svg:height="0.0524in" svg:x="0.8622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14" draw:text-style-name="P92" svg:width="0.0394in" svg:height="0.0736in" svg:x="0.9256in" svg:y="0.0673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15" draw:text-style-name="P92" svg:width="0.1106in" svg:height="0.1106in" svg:x="1.0252in" svg:y="0.0185in" svg:viewBox="0 0 282 282" svg:d="M150 150h118c6 0 14 0 14-9s-8-9-14-9h-118v-118c0-6 0-14-8-14-10 0-10 8-10 14v118h-118c-6 0-14 0-14 9s8 9 14 9h118v117c0 6 0 15 10 15 8 0 8-9 8-15z"><text:p/></draw:path><draw:path draw:style-name="gr316" draw:text-style-name="P92" svg:width="0.1205in" svg:height="0.113in" svg:x="1.1882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17" draw:text-style-name="P92" svg:width="0.0571in" svg:height="0.0819in" svg:x="1.3134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18" draw:text-style-name="P92" svg:width="0.0354in" svg:height="0.0783in" svg:x="1.3835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19" draw:text-style-name="P92" svg:width="0.0709in" svg:height="0.0524in" svg:x="1.4307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20" draw:text-style-name="P92" svg:width="0.1106in" svg:height="0.039in" svg:x="1.5709in" svg:y="0.0543in" svg:viewBox="0 0 282 100" svg:d="M268 17c6 0 14 0 14-9 0-8-8-8-14-8h-254c-6 0-14 0-14 8 0 9 8 9 14 9zM268 100c6 0 14 0 14-9 0-8-8-8-14-8h-254c-6 0-14 0-14 8 0 9 8 9 14 9z"><text:p/></draw:path><draw:path draw:style-name="gr321" draw:text-style-name="P92" svg:width="0.0803in" svg:height="0.1154in" svg:x="1.7417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22" draw:text-style-name="P92" svg:width="0.0736in" svg:height="0.076in" svg:x="1.8248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23" draw:text-style-name="P92" svg:width="0.0839in" svg:height="0.0732in" svg:x="1.9083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24" draw:text-style-name="P92" svg:width="0.0543in" svg:height="0.076in" svg:x="2.0004in" svg:y="0.0413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25" draw:text-style-name="P92" svg:width="0.052in" svg:height="0.1039in" svg:x="2.0638in" svg:y="0.0134in" svg:viewBox="0 0 133 265" svg:d="M66 91h60v-13h-60v-78h-11c-1 35-13 80-55 82v9h36v116c0 53 40 58 55 58 30 0 42-30 42-58v-24h-11v24c0 32-12 47-28 47-28 0-28-38-28-45z"><text:p/></draw:path><draw:path draw:style-name="gr326" draw:text-style-name="P92" svg:width="0.0752in" svg:height="0.076in" svg:x="2.1323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27" draw:text-style-name="P92" svg:width="0.0839in" svg:height="0.0732in" svg:x="2.2134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28" draw:text-style-name="P92" svg:width="0.052in" svg:height="0.1039in" svg:x="2.2992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139" draw:style-name="gr4"><svg:title>TexMaths</svg:title><svg:desc>12§display§E_{vorher} = E_{nachher} + W_{Reibung}§svg§600§FALSE§</svg:desc><draw:polygon draw:style-name="gr989" draw:text-style-name="P92" svg:width="2.2461in" svg:height="0.161in" svg:x="0in" svg:y="0in" svg:viewBox="0 0 5706 410" draw:points="2852,410 0,410 0,0 5706,0 5706,410"><text:p/></draw:polygon><draw:path draw:style-name="gr990" draw:text-style-name="P92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991" draw:text-style-name="P92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992" draw:text-style-name="P92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993" draw:text-style-name="P92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994" draw:text-style-name="P92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995" draw:text-style-name="P92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996" draw:text-style-name="P92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997" draw:text-style-name="P92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998" draw:text-style-name="P92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999" draw:text-style-name="P92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000" draw:text-style-name="P92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1001" draw:text-style-name="P92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1002" draw:text-style-name="P92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1003" draw:text-style-name="P92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1004" draw:text-style-name="P92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005" draw:text-style-name="P92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1006" draw:text-style-name="P92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1007" draw:text-style-name="P92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1008" draw:text-style-name="P92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1009" draw:text-style-name="P92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010" draw:text-style-name="P92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011" draw:text-style-name="P92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1012" draw:text-style-name="P92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1013" draw:text-style-name="P92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014" draw:text-style-name="P92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50"><text:span text:style-name="T2"><draw:g text:anchor-type="as-char" svg:y="-0.1654in" draw:z-index="88" draw:style-name="gr4"><svg:title>TexMaths</svg:title><svg:desc>12§display§W = \vec F \cdot \vec s \cdot \cos{\alpha}§svg§600§FALSE§</svg:desc><draw:polygon draw:style-name="gr350" draw:text-style-name="P92" svg:width="1.2055in" svg:height="0.161in" svg:x="0in" svg:y="0in" svg:viewBox="0 0 3063 410" draw:points="1531,410 0,410 0,0 3063,0 3063,410"><text:p/></draw:polygon><draw:path draw:style-name="gr351" draw:text-style-name="P92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52" draw:text-style-name="P92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353" draw:text-style-name="P92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354" draw:text-style-name="P92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55" draw:text-style-name="P92" svg:width="0.0177in" svg:height="0.0177in" svg:x="0.5823in" svg:y="0.1098in" svg:viewBox="0 0 46 46" svg:d="M46 23c0-12-10-23-23-23-12 0-23 11-23 23 0 13 11 23 23 23 13 0 23-10 23-23z"><text:p/></draw:path><draw:path draw:style-name="gr356" draw:text-style-name="P92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57" draw:text-style-name="P92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358" draw:text-style-name="P92" svg:width="0.0177in" svg:height="0.0177in" svg:x="0.7799in" svg:y="0.1098in" svg:viewBox="0 0 46 46" svg:d="M46 23c0-12-10-23-23-23-12 0-23 11-23 23 0 13 11 23 23 23 13 0 23-10 23-23z"><text:p/></draw:path><draw:path draw:style-name="gr359" draw:text-style-name="P92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60" draw:text-style-name="P92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61" draw:text-style-name="P92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62" draw:text-style-name="P92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2"> <text:s/><text:tab/></text:span><text:span text:style-name="T2"><draw:g text:anchor-type="as-char" svg:y="-0.2362in" draw:z-index="87" draw:style-name="gr4"><svg:title>TexMaths</svg:title><svg:desc>12§display§W=\int_{s_1}^{s_2}\vec F(s)\mathrm d\vec s = \Delta E§svg§600§FALSE§</svg:desc><draw:polygon draw:style-name="gr331" draw:text-style-name="P92" svg:width="1.7295in" svg:height="0.4028in" svg:x="0in" svg:y="0.0016in" svg:viewBox="0 0 4394 1024" draw:points="2197,1024 0,1024 0,0 4394,0 4394,1024"><text:p/></draw:polygon><draw:path draw:style-name="gr332" draw:text-style-name="P92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33" draw:text-style-name="P92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34" draw:text-style-name="P92" svg:width="0.1476in" svg:height="0.3689in" svg:x="0.4106in" svg:y="0.0102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35" draw:text-style-name="P92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36" draw:text-style-name="P92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37" draw:text-style-name="P92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38" draw:text-style-name="P92" svg:width="0.0343in" svg:height="0.0555in" svg:x="0.5677in" svg:y="0.3488in" svg:viewBox="0 0 88 142" svg:d="M54 6c0-6 0-6-7-6-16 13-39 13-43 13h-4v10h4c4 0 19 0 31-6v107c0 6 0 8-23 8h-11v10c12-2 31-2 43-2 14 0 32 0 44 2v-10h-11c-23 0-23-2-23-8z"><text:p/></draw:path><draw:path draw:style-name="gr339" draw:text-style-name="P92" svg:width="0.0736in" svg:height="0.0331in" svg:x="0.7854in" svg:y="0.0756in" svg:viewBox="0 0 188 85" svg:d="M151 50c-6 6-20 18-20 26 0 4 3 9 8 9 4 0 6-3 9-6 4-6 14-18 33-27 3-3 7-4 7-10 0-4-3-6-6-8-9-6-14-15-18-24 0-4-2-10-8-10s-8 6-8 8c0 3 3 17 10 26h-144c-7 0-14 0-14 8s7 8 14 8z"><text:p/></draw:path><draw:path draw:style-name="gr340" draw:text-style-name="P92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41" draw:text-style-name="P92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42" draw:text-style-name="P92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43" draw:text-style-name="P92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44" draw:text-style-name="P92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45" draw:text-style-name="P92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46" draw:text-style-name="P92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47" draw:text-style-name="P92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48" draw:text-style-name="P92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49" draw:text-style-name="P92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2"> <text:tab/></text:span><text:span text:style-name="T2"><draw:g text:anchor-type="as-char" svg:y="-0.1146in" draw:z-index="91" draw:style-name="gr4"><svg:title>TexMaths</svg:title><svg:desc>12§display§W_{Beschl.}=m \cdot a \cdot s§svg§600§FALSE§</svg:desc><draw:polygon draw:style-name="gr384" draw:text-style-name="P92" svg:width="1.3882in" svg:height="0.1382in" svg:x="0in" svg:y="0in" svg:viewBox="0 0 3527 352" draw:points="1764,352 0,352 0,0 3527,0 3527,352"><text:p/></draw:polygon><draw:path draw:style-name="gr385" draw:text-style-name="P92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86" draw:text-style-name="P92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87" draw:text-style-name="P92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88" draw:text-style-name="P92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89" draw:text-style-name="P92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90" draw:text-style-name="P92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5 24-31 48-31 16 0 17 13 17 20 0 18-12 50-17 64-4 7-5 10-5 15 0 16 13 25 28 25 30 0 43-41 43-45s-4-4-5-4c-3 0-5 3-6 5-6 24-19 36-31 36-6 0-7-4-7-10 0-7 1-11 7-24 4-9 16-40 16-57 0-5 0-18-11-26-6-4-15-8-28-8-23 0-38 12-49 24z"><text:p/></draw:path><draw:path draw:style-name="gr391" draw:text-style-name="P92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92" draw:text-style-name="P92" svg:width="0.0134in" svg:height="0.0134in" svg:x="0.5811in" svg:y="0.1252in" svg:viewBox="0 0 35 35" svg:d="M35 18c0-11-9-18-17-18-11 0-18 8-18 18 0 11 10 17 18 17 10 0 17-9 17-17z"><text:p/></draw:path><draw:path draw:style-name="gr393" draw:text-style-name="P92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94" draw:text-style-name="P92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3 6-24 22-85 26-102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95" draw:text-style-name="P92" svg:width="0.0177in" svg:height="0.0173in" svg:x="1.0339in" svg:y="0.0634in" svg:viewBox="0 0 46 45" svg:d="M46 23c0-12-10-23-23-23-12 0-23 11-23 23 0 13 11 22 23 22 13 0 23-9 23-22z"><text:p/></draw:path><draw:path draw:style-name="gr396" draw:text-style-name="P92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97" draw:text-style-name="P92" svg:width="0.0177in" svg:height="0.0173in" svg:x="1.2417in" svg:y="0.0634in" svg:viewBox="0 0 46 45" svg:d="M46 23c0-12-10-23-23-23-12 0-23 11-23 23 0 13 11 22 23 22 13 0 23-9 23-22z"><text:p/></draw:path><draw:path draw:style-name="gr398" draw:text-style-name="P92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"> <text:s/><text:tab/></text:span><text:span text:style-name="T2"><draw:g text:anchor-type="as-char" svg:y="-0.1165in" draw:z-index="90" draw:style-name="gr4"><svg:title>TexMaths</svg:title><svg:desc>12§display§W_{Reib}=\mu\cdot m\cdot g\cdot s\cdot \cos\alpha§svg§600§FALSE§</svg:desc><draw:polygon draw:style-name="gr365" draw:text-style-name="P92" svg:width="1.9004in" svg:height="0.1469in" svg:x="0in" svg:y="0in" svg:viewBox="0 0 4828 374" draw:points="2414,374 0,374 0,0 4828,0 4828,374"><text:p/></draw:polygon><draw:path draw:style-name="gr366" draw:text-style-name="P92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67" draw:text-style-name="P92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6-13-10-20-13z"><text:p/></draw:path><draw:path draw:style-name="gr368" draw:text-style-name="P92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69" draw:text-style-name="P92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70" draw:text-style-name="P92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71" draw:text-style-name="P92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72" draw:text-style-name="P92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73" draw:text-style-name="P92" svg:width="0.0177in" svg:height="0.0177in" svg:x="0.8067in" svg:y="0.0634in" svg:viewBox="0 0 46 46" svg:d="M46 23c0-12-10-23-23-23-12 0-23 11-23 23 0 13 11 23 23 23 13 0 23-10 23-23z"><text:p/></draw:path><draw:path draw:style-name="gr374" draw:text-style-name="P92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75" draw:text-style-name="P92" svg:width="0.0177in" svg:height="0.0177in" svg:x="1.0724in" svg:y="0.0634in" svg:viewBox="0 0 46 46" svg:d="M46 23c0-12-10-23-23-23-12 0-23 11-23 23 0 13 11 23 23 23 13 0 23-10 23-23z"><text:p/></draw:path><draw:path draw:style-name="gr376" draw:text-style-name="P92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77" draw:text-style-name="P92" svg:width="0.0177in" svg:height="0.0177in" svg:x="1.2776in" svg:y="0.0634in" svg:viewBox="0 0 46 46" svg:d="M46 23c0-12-10-23-23-23-12 0-23 11-23 23 0 13 11 23 23 23 13 0 23-10 23-23z"><text:p/></draw:path><draw:path draw:style-name="gr378" draw:text-style-name="P92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79" draw:text-style-name="P92" svg:width="0.0177in" svg:height="0.0177in" svg:x="1.4752in" svg:y="0.0634in" svg:viewBox="0 0 46 46" svg:d="M46 23c0-12-10-23-23-23-12 0-23 11-23 23 0 13 11 23 23 23 13 0 23-10 23-23z"><text:p/></draw:path><draw:path draw:style-name="gr380" draw:text-style-name="P92" svg:width="0.0634in" svg:height="0.0764in" svg:x="1.5496in" svg:y="0.0398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81" draw:text-style-name="P92" svg:width="0.0736in" svg:height="0.0764in" svg:x="1.622in" svg:y="0.0398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82" draw:text-style-name="P92" svg:width="0.0543in" svg:height="0.0764in" svg:x="1.7063in" svg:y="0.0398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83" draw:text-style-name="P92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81" text:outline-level="3">Leistung <text:tab/><draw:g text:anchor-type="as-char" svg:y="-0.2299in" draw:z-index="134" draw:style-name="gr4"><svg:title>TexMaths</svg:title><svg:desc>12§display§P = \frac{dW}{dt} = \dot{W}§svg§600§FALSE§</svg:desc><draw:polygon draw:style-name="gr944" draw:text-style-name="P92" svg:width="1.0583in" svg:height="0.3413in" svg:x="0in" svg:y="0in" svg:viewBox="0 0 2689 868" draw:points="1345,868 0,868 0,0 2689,0 2689,868"><text:p/></draw:polygon><draw:path draw:style-name="gr945" draw:text-style-name="P92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946" draw:text-style-name="P92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947" draw:text-style-name="P92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948" draw:text-style-name="P92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949" draw:text-style-name="P92" svg:width="0.2665in" svg:height="0.0067in" svg:x="0.3709in" svg:y="0.1827in" svg:viewBox="0 0 678 18" draw:points="338,18 0,18 0,0 678,0 678,18"><text:p/></draw:polygon><draw:path draw:style-name="gr950" draw:text-style-name="P92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951" draw:text-style-name="P92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952" draw:text-style-name="P92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953" draw:text-style-name="P92" svg:width="0.0181in" svg:height="0.0177in" svg:x="0.9594in" svg:y="0.0748in" svg:viewBox="0 0 47 46" svg:d="M47 23c0-12-11-23-24-23-15 0-23 12-23 23 0 12 10 23 23 23 14 0 24-12 24-23z"><text:p/></draw:path><draw:path draw:style-name="gr954" draw:text-style-name="P92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</text:h>
      <text:h text:style-name="P80" text:outline-level="3">Schiefer Wurf</text:h>
      <text:p text:style-name="P61"><text:s/><draw:g text:anchor-type="as-char" svg:y="-0.1228in" draw:z-index="115" draw:style-name="gr4"><svg:title>TexMaths</svg:title><svg:desc>12§display§\text{falls }\theta = 90 ^{\circ} \Rightarrow v_x = 0 \qquad  \Rightarrow \cos{\theta} = 0 , \sin{\theta} = 1§svg§600§FALSE§</svg:desc><draw:polygon draw:style-name="gr787" draw:text-style-name="P92" svg:width="3.5398in" svg:height="0.1555in" svg:x="0in" svg:y="0in" svg:viewBox="0 0 8992 396" draw:points="4497,396 0,396 0,0 8992,0 8992,396"><text:p/></draw:polygon><draw:path draw:style-name="gr788" draw:text-style-name="P92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789" draw:text-style-name="P92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790" draw:text-style-name="P92" svg:width="0.037in" svg:height="0.1157in" svg:x="0.1394in" svg:y="0.0075in" svg:viewBox="0 0 95 295" svg:d="M61 0l-61 5v13c30 0 34 2 34 24v220c0 20-5 20-34 20v13c14 0 37-1 48-1 10 0 31 1 47 1v-13c-29 0-34 0-34-20z"><text:p/></draw:path><draw:path draw:style-name="gr791" draw:text-style-name="P92" svg:width="0.037in" svg:height="0.1157in" svg:x="0.185in" svg:y="0.0075in" svg:viewBox="0 0 95 295" svg:d="M61 0l-61 5v13c30 0 34 2 34 24v220c0 20-5 20-34 20v13c14 0 37-1 48-1 10 0 31 1 47 1v-13c-29 0-34 0-34-20z"><text:p/></draw:path><draw:path draw:style-name="gr792" draw:text-style-name="P92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793" draw:text-style-name="P92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794" draw:text-style-name="P92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795" draw:text-style-name="P92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796" draw:text-style-name="P92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797" draw:text-style-name="P92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798" draw:text-style-name="P92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799" draw:text-style-name="P92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800" draw:text-style-name="P92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801" draw:text-style-name="P92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802" draw:text-style-name="P92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03" draw:text-style-name="P92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804" draw:text-style-name="P92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805" draw:text-style-name="P92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806" draw:text-style-name="P92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07" draw:text-style-name="P92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08" draw:text-style-name="P92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809" draw:text-style-name="P92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10" draw:text-style-name="P92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811" draw:text-style-name="P92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12" draw:text-style-name="P92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813" draw:text-style-name="P92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814" draw:text-style-name="P92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15" draw:text-style-name="P92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816" draw:text-style-name="P92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30"><draw:g text:anchor-type="as-char" svg:y="-0.2417in" draw:z-index="92" draw:style-name="gr4"><svg:title>TexMaths</svg:title><svg:desc>12§display§\vec{v_0} = \begin{pmatrix} V_{0x} \\ V_{0y} \end{pmatrix} = \begin{pmatrix} V_0 \cdot \cos{\theta} \\ V_0 \cdot \sin{\theta} \end{pmatrix}§svg§600§FALSE§</svg:desc><draw:polygon draw:style-name="gr399" draw:text-style-name="P92" svg:width="1.9575in" svg:height="0.3988in" svg:x="0in" svg:y="0in" svg:viewBox="0 0 4973 1014" draw:points="2487,1014 0,1014 0,0 4973,0 4973,1014"><text:p/></draw:polygon><draw:path draw:style-name="gr400" draw:text-style-name="P92" svg:width="0.0736in" svg:height="0.0331in" svg:x="0.0535in" svg:y="0.122in" svg:viewBox="0 0 188 85" svg:d="M151 50c-6 6-20 18-20 26 0 4 3 9 8 9 4 0 6-3 9-6 4-6 14-18 33-27 3-3 7-4 7-10 0-4-3-6-6-8-9-6-14-15-18-24 0-4-2-10-8-10s-8 6-8 8c0 3 3 17 10 26h-144c-7 0-14 0-14 8s7 8 14 8z"><text:p/></draw:path><draw:path draw:style-name="gr401" draw:text-style-name="P92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402" draw:text-style-name="P92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03" draw:text-style-name="P92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404" draw:text-style-name="P92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405" draw:text-style-name="P92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406" draw:text-style-name="P92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07" draw:text-style-name="P92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408" draw:text-style-name="P92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409" draw:text-style-name="P92" svg:width="0.0539in" svg:height="0.0795in" svg:x="0.6035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10" draw:text-style-name="P92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411" draw:text-style-name="P92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412" draw:text-style-name="P92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413" draw:text-style-name="P92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414" draw:text-style-name="P92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415" draw:text-style-name="P92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16" draw:text-style-name="P92" svg:width="0.0177in" svg:height="0.0177in" svg:x="1.4335in" svg:y="0.0894in" svg:viewBox="0 0 46 46" svg:d="M46 23c0-12-10-23-23-23-12 0-23 11-23 23 0 13 11 23 23 23 13 0 23-10 23-23z"><text:p/></draw:path><draw:path draw:style-name="gr417" draw:text-style-name="P92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418" draw:text-style-name="P92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419" draw:text-style-name="P92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420" draw:text-style-name="P92" svg:width="0.0685in" svg:height="0.1193in" svg:x="1.7594in" svg:y="0.022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421" draw:text-style-name="P92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422" draw:text-style-name="P92" svg:width="0.0539in" svg:height="0.0795in" svg:x="1.3232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23" draw:text-style-name="P92" svg:width="0.0177in" svg:height="0.0177in" svg:x="1.4429in" svg:y="0.2882in" svg:viewBox="0 0 46 46" svg:d="M46 23c0-12-10-23-23-23-12 0-23 11-23 23 0 13 11 23 23 23 13 0 23-10 23-23z"><text:p/></draw:path><draw:path draw:style-name="gr424" draw:text-style-name="P92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425" draw:text-style-name="P92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426" draw:text-style-name="P92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27" draw:text-style-name="P92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428" draw:text-style-name="P92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93" draw:style-name="gr4"><svg:title>TexMaths</svg:title><svg:desc>12§display§\vec{a}(t) = \begin{pmatrix} 0 \\ -g \end{pmatrix}§svg§600§FALSE§</svg:desc><draw:polygon draw:style-name="gr429" draw:text-style-name="P92" svg:width="0.9681in" svg:height="0.3988in" svg:x="0in" svg:y="0in" svg:viewBox="0 0 2460 1014" draw:points="1229,1014 0,1014 0,0 2460,0 2460,1014"><text:p/></draw:polygon><draw:path draw:style-name="gr430" draw:text-style-name="P92" svg:width="0.0736in" svg:height="0.0331in" svg:x="0.0303in" svg:y="0.122in" svg:viewBox="0 0 188 85" svg:d="M151 50c-6 6-20 18-20 26 0 4 3 9 8 9 4 0 6-3 9-6 4-6 14-18 33-27 3-3 7-4 7-10 0-4-3-6-6-8-9-6-14-15-18-24 0-4-2-10-8-10s-8 6-8 8c0 3 3 17 10 26h-144c-7 0-14 0-14 8s7 8 14 8z"><text:p/></draw:path><draw:path draw:style-name="gr431" draw:text-style-name="P92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432" draw:text-style-name="P92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433" draw:text-style-name="P92" svg:width="0.0512in" svg:height="0.1059in" svg:x="0.1669in" svg:y="0.136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34" draw:text-style-name="P92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435" draw:text-style-name="P92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436" draw:text-style-name="P92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437" draw:text-style-name="P92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438" draw:text-style-name="P92" svg:width="0.1016in" svg:height="0.0067in" svg:x="0.6453in" svg:y="0.2941in" svg:viewBox="0 0 259 18" svg:d="M244 18c7 0 15 0 15-8 0-10-8-10-15-10h-230c-7 0-14 0-14 10 0 8 7 8 14 8z"><text:p/></draw:path><draw:path draw:style-name="gr439" draw:text-style-name="P92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440" draw:text-style-name="P92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140" draw:style-name="gr4"><svg:title>TexMaths</svg:title><svg:desc>12§display§\vec{V}(t) = \begin{pmatrix} V_{0x} \\ V_{0y} - g \cdot t \end{pmatrix}§svg§600§FALSE§</svg:desc><draw:polygon draw:style-name="gr1015" draw:text-style-name="P92" svg:width="1.4996in" svg:height="0.3988in" svg:x="0in" svg:y="0in" svg:viewBox="0 0 3810 1014" draw:points="1906,1014 0,1014 0,0 3810,0 3810,1014"><text:p/></draw:polygon><draw:path draw:style-name="gr1016" draw:text-style-name="P92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1017" draw:text-style-name="P92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018" draw:text-style-name="P92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1019" draw:text-style-name="P92" svg:width="0.0512in" svg:height="0.1059in" svg:x="0.2024in" svg:y="0.136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020" draw:text-style-name="P92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1021" draw:text-style-name="P92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1022" draw:text-style-name="P92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023" draw:text-style-name="P92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024" draw:text-style-name="P92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025" draw:text-style-name="P92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026" draw:text-style-name="P92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027" draw:text-style-name="P92" svg:width="0.0539in" svg:height="0.0795in" svg:x="0.7697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028" draw:text-style-name="P92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1029" draw:text-style-name="P92" svg:width="0.1016in" svg:height="0.0067in" svg:x="0.9598in" svg:y="0.2941in" svg:viewBox="0 0 259 18" svg:d="M244 18c7 0 15 0 15-8 0-10-8-10-15-10h-230c-7 0-14 0-14 10 0 8 7 8 14 8z"><text:p/></draw:path><draw:path draw:style-name="gr1030" draw:text-style-name="P92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031" draw:text-style-name="P92" svg:width="0.0177in" svg:height="0.0177in" svg:x="1.2488in" svg:y="0.2882in" svg:viewBox="0 0 46 46" svg:d="M46 23c0-12-10-23-23-23-12 0-23 11-23 23 0 13 11 23 23 23 13 0 23-10 23-23z"><text:p/></draw:path><draw:path draw:style-name="gr1032" draw:text-style-name="P92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033" draw:text-style-name="P92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103" draw:style-name="gr4"><svg:title>TexMaths</svg:title><svg:desc>12§display§t_{steig} = \frac{v_0}{g}§svg§600§FALSE§</svg:desc><draw:polygon draw:style-name="gr553" draw:text-style-name="P92" svg:width="0.7567in" svg:height="0.3303in" svg:x="0in" svg:y="0.0016in" svg:viewBox="0 0 1923 840" draw:points="962,840 0,840 0,0 1923,0 1923,840"><text:p/></draw:polygon><draw:path draw:style-name="gr554" draw:text-style-name="P92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555" draw:text-style-name="P92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556" draw:text-style-name="P92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557" draw:text-style-name="P92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558" draw:text-style-name="P92" svg:width="0.0354in" svg:height="0.0783in" svg:x="0.2413in" svg:y="0.1339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559" draw:text-style-name="P92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560" draw:text-style-name="P92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561" draw:text-style-name="P92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562" draw:text-style-name="P92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563" draw:text-style-name="P92" svg:width="0.1551in" svg:height="0.0067in" svg:x="0.6016in" svg:y="0.1409in" svg:viewBox="0 0 395 18" draw:points="198,18 0,18 0,0 395,0 395,18"><text:p/></draw:polygon><draw:path draw:style-name="gr564" draw:text-style-name="P92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104" draw:style-name="gr4"><svg:title>TexMaths</svg:title><svg:desc>12§display§h_{max} = \frac{V_0^2}{2g}§svg§600§FALSE§</svg:desc><draw:polygon draw:style-name="gr565" draw:text-style-name="P92" svg:width="0.8193in" svg:height="0.3937in" svg:x="0in" svg:y="0.002in" svg:viewBox="0 0 2082 1001" draw:points="1041,1001 0,1001 0,0 2082,0 2082,1001"><text:p/></draw:polygon><draw:path draw:style-name="gr566" draw:text-style-name="P92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567" draw:text-style-name="P92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568" draw:text-style-name="P92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569" draw:text-style-name="P92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570" draw:text-style-name="P92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571" draw:text-style-name="P92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572" draw:text-style-name="P92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573" draw:text-style-name="P92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574" draw:text-style-name="P92" svg:width="0.2087in" svg:height="0.0067in" svg:x="0.6106in" svg:y="0.2047in" svg:viewBox="0 0 531 18" draw:points="265,18 0,18 0,0 531,0 531,18"><text:p/></draw:polygon><draw:path draw:style-name="gr575" draw:text-style-name="P92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576" draw:text-style-name="P92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102" draw:style-name="gr4"><svg:title>TexMaths</svg:title><svg:desc>12§display§y(x) = h_0 + x(t) \cdot tan(\theta_0) - \frac{g \cdot x(t)^2}{2 \cdot v_0^2 \cdot cos^2(\theta_0)}§svg§600§FALSE§</svg:desc><draw:polygon draw:style-name="gr509" draw:text-style-name="P92" svg:width="3.1315in" svg:height="0.4063in" svg:x="0in" svg:y="0.002in" svg:viewBox="0 0 7955 1033" draw:points="3977,1033 0,1033 0,0 7955,0 7955,1033"><text:p/></draw:polygon><draw:path draw:style-name="gr510" draw:text-style-name="P92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511" draw:text-style-name="P92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512" draw:text-style-name="P92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513" draw:text-style-name="P92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514" draw:text-style-name="P92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515" draw:text-style-name="P92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516" draw:text-style-name="P92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517" draw:text-style-name="P92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518" draw:text-style-name="P92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519" draw:text-style-name="P92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520" draw:text-style-name="P92" svg:width="0.0512in" svg:height="0.1059in" svg:x="1.0689in" svg:y="0.1457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521" draw:text-style-name="P92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522" draw:text-style-name="P92" svg:width="0.0177in" svg:height="0.0177in" svg:x="1.2409in" svg:y="0.1996in" svg:viewBox="0 0 46 46" svg:d="M46 23c0-12-10-23-23-23-12 0-23 11-23 23 0 13 11 23 23 23 13 0 23-10 23-23z"><text:p/></draw:path><draw:path draw:style-name="gr523" draw:text-style-name="P92" svg:width="0.0512in" svg:height="0.1059in" svg:x="1.3138in" svg:y="0.1457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524" draw:text-style-name="P92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525" draw:text-style-name="P92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526" draw:text-style-name="P92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527" draw:text-style-name="P92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528" draw:text-style-name="P92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529" draw:text-style-name="P92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530" draw:text-style-name="P92" svg:width="0.1016in" svg:height="0.0067in" svg:x="1.889in" svg:y="0.2047in" svg:viewBox="0 0 259 18" svg:d="M244 18c7 0 15 0 15-8 0-10-8-10-15-10h-230c-7 0-14 0-14 10 0 8 7 8 14 8z"><text:p/></draw:path><draw:path draw:style-name="gr531" draw:text-style-name="P92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532" draw:text-style-name="P92" svg:width="0.0177in" svg:height="0.0177in" svg:x="2.4504in" svg:y="0.0874in" svg:viewBox="0 0 46 46" svg:d="M46 23c0-12-10-23-23-23-12 0-23 11-23 23 0 13 11 23 23 23 13 0 23-10 23-23z"><text:p/></draw:path><draw:path draw:style-name="gr533" draw:text-style-name="P92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534" draw:text-style-name="P92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535" draw:text-style-name="P92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536" draw:text-style-name="P92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537" draw:text-style-name="P92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538" draw:text-style-name="P92" svg:width="1.0701in" svg:height="0.0067in" svg:x="2.0614in" svg:y="0.2047in" svg:viewBox="0 0 2719 18" draw:points="1359,18 0,18 0,0 2719,0 2719,18"><text:p/></draw:polygon><draw:path draw:style-name="gr539" draw:text-style-name="P92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540" draw:text-style-name="P92" svg:width="0.0177in" svg:height="0.0177in" svg:x="2.1957in" svg:y="0.3134in" svg:viewBox="0 0 46 46" svg:d="M46 23c0-12-10-23-23-23-12 0-23 11-23 23 0 13 11 23 23 23 13 0 23-10 23-23z"><text:p/></draw:path><draw:path draw:style-name="gr541" draw:text-style-name="P92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542" draw:text-style-name="P92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543" draw:text-style-name="P92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544" draw:text-style-name="P92" svg:width="0.0177in" svg:height="0.0177in" svg:x="2.476in" svg:y="0.3134in" svg:viewBox="0 0 46 46" svg:d="M46 23c0-12-10-23-23-23-12 0-23 11-23 23 0 13 11 23 23 23 13 0 23-10 23-23z"><text:p/></draw:path><draw:path draw:style-name="gr545" draw:text-style-name="P92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546" draw:text-style-name="P92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547" draw:text-style-name="P92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548" draw:text-style-name="P92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549" draw:text-style-name="P92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550" draw:text-style-name="P92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551" draw:text-style-name="P92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552" draw:text-style-name="P92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141" draw:style-name="gr4"><svg:title>TexMaths</svg:title><svg:desc>12§display§\vec{r}(t) = \begin{pmatrix} V_{0x} \cdot t + x_0 \\ -\frac{1}{2} g \cdot t^2 +v_{0y} \cdot t + y_0\end{pmatrix}§svg§600§FALSE§</svg:desc><draw:polygon draw:style-name="gr1034" draw:text-style-name="P92" svg:width="2.2831in" svg:height="0.3988in" svg:x="0in" svg:y="0in" svg:viewBox="0 0 5800 1014" draw:points="2899,1014 0,1014 0,0 5800,0 5800,1014"><text:p/></draw:polygon><draw:path draw:style-name="gr1035" draw:text-style-name="P92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1036" draw:text-style-name="P92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037" draw:text-style-name="P92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1038" draw:text-style-name="P92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039" draw:text-style-name="P92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1040" draw:text-style-name="P92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1041" draw:text-style-name="P92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042" draw:text-style-name="P92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043" draw:text-style-name="P92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044" draw:text-style-name="P92" svg:width="0.0626in" svg:height="0.0524in" svg:x="1.1579in" svg:y="0.1134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045" draw:text-style-name="P92" svg:width="0.0177in" svg:height="0.0177in" svg:x="1.2874in" svg:y="0.089in" svg:viewBox="0 0 46 46" svg:d="M46 23c0-12-10-23-23-23-12 0-23 11-23 23 0 13 11 23 23 23 13 0 23-10 23-23z"><text:p/></draw:path><draw:path draw:style-name="gr1046" draw:text-style-name="P92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047" draw:text-style-name="P92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1048" draw:text-style-name="P92" svg:width="0.0827in" svg:height="0.0752in" svg:x="1.6236in" svg:y="0.0661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1049" draw:text-style-name="P92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050" draw:text-style-name="P92" svg:width="0.1016in" svg:height="0.0067in" svg:x="0.6311in" svg:y="0.2945in" svg:viewBox="0 0 259 18" svg:d="M244 18c7 0 15 0 15-8 0-10-8-10-15-10h-230c-7 0-14 0-14 10 0 8 7 8 14 8z"><text:p/></draw:path><draw:path draw:style-name="gr1051" draw:text-style-name="P92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1052" draw:text-style-name="P92" svg:width="0.0661in" svg:height="0.0067in" svg:x="0.7669in" svg:y="0.2945in" svg:viewBox="0 0 169 18" draw:points="85,18 0,18 0,0 169,0 169,18"><text:p/></draw:polygon><draw:path draw:style-name="gr1053" draw:text-style-name="P92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54" draw:text-style-name="P92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055" draw:text-style-name="P92" svg:width="0.0177in" svg:height="0.0177in" svg:x="0.989in" svg:y="0.2886in" svg:viewBox="0 0 46 46" svg:d="M46 23c0-12-10-23-23-23-12 0-23 11-23 23 0 13 11 23 23 23 13 0 23-10 23-23z"><text:p/></draw:path><draw:path draw:style-name="gr1056" draw:text-style-name="P92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057" draw:text-style-name="P92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58" draw:text-style-name="P92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1059" draw:text-style-name="P92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60" draw:text-style-name="P92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061" draw:text-style-name="P92" svg:width="0.0594in" svg:height="0.0752in" svg:x="1.5472in" svg:y="0.3134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1062" draw:text-style-name="P92" svg:width="0.0177in" svg:height="0.0177in" svg:x="1.6728in" svg:y="0.2886in" svg:viewBox="0 0 46 46" svg:d="M46 23c0-12-10-23-23-23-12 0-23 11-23 23 0 13 11 23 23 23 13 0 23-10 23-23z"><text:p/></draw:path><draw:path draw:style-name="gr1063" draw:text-style-name="P92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064" draw:text-style-name="P92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1065" draw:text-style-name="P92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1066" draw:text-style-name="P92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067" draw:text-style-name="P92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text:tab/><draw:g text:anchor-type="as-char" svg:y="-0.2681in" draw:z-index="95" draw:style-name="gr4"><svg:title>TexMaths</svg:title><svg:desc>12§display§T = \frac{V_0 \cdot \sin{\theta_0} + \sqrt{v_0^2 \cdot sin^2 \theta_0 + 2 \cdot g \cdot h_0}}{g}§svg§600§FALSE§</svg:desc><draw:polygon draw:style-name="gr443" draw:text-style-name="P92" svg:width="2.9291in" svg:height="0.4102in" svg:x="0in" svg:y="0in" svg:viewBox="0 0 7441 1043" draw:points="3721,1043 0,1043 0,0 7441,0 7441,1043"><text:p/></draw:polygon><draw:path draw:style-name="gr444" draw:text-style-name="P92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445" draw:text-style-name="P92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446" draw:text-style-name="P92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447" draw:text-style-name="P92" svg:width="0.0539in" svg:height="0.0795in" svg:x="0.464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48" draw:text-style-name="P92" svg:width="0.0177in" svg:height="0.0177in" svg:x="0.5839in" svg:y="0.1008in" svg:viewBox="0 0 46 46" svg:d="M46 23c0-12-10-23-23-23-12 0-23 11-23 23 0 13 11 23 23 23 13 0 23-10 23-23z"><text:p/></draw:path><draw:path draw:style-name="gr449" draw:text-style-name="P92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450" draw:text-style-name="P92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451" draw:text-style-name="P92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52" draw:text-style-name="P92" svg:width="0.0685in" svg:height="0.1193in" svg:x="0.8909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453" draw:text-style-name="P92" svg:width="0.0539in" svg:height="0.0795in" svg:x="0.9681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54" draw:text-style-name="P92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455" draw:text-style-name="P92" svg:width="0.1512in" svg:height="0.1996in" svg:x="1.2575in" svg:y="0in" svg:viewBox="0 0 385 508" svg:d="M133 508c13 0 13-2 18-9l231-483c3-5 3-6 3-8 0-4-3-8-8-8-6 0-7 4-10 8l-218 455-90-210-59 46 6 7 30-23z"><text:p/></draw:path><draw:polygon draw:style-name="gr456" draw:text-style-name="P92" svg:width="1.5236in" svg:height="0.0067in" svg:x="1.4055in" svg:y="0in" svg:viewBox="0 0 3871 18" draw:points="1936,18 0,18 0,0 3871,0 3871,18"><text:p/></draw:polygon><draw:path draw:style-name="gr457" draw:text-style-name="P92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458" draw:text-style-name="P92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59" draw:text-style-name="P92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60" draw:text-style-name="P92" svg:width="0.0177in" svg:height="0.0177in" svg:x="1.6177in" svg:y="0.1008in" svg:viewBox="0 0 46 46" svg:d="M46 23c0-12-10-23-23-23-12 0-23 11-23 23 0 13 11 23 23 23 13 0 23-10 23-23z"><text:p/></draw:path><draw:path draw:style-name="gr461" draw:text-style-name="P92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462" draw:text-style-name="P92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463" draw:text-style-name="P92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464" draw:text-style-name="P92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65" draw:text-style-name="P92" svg:width="0.0685in" svg:height="0.1193in" svg:x="2.0028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466" draw:text-style-name="P92" svg:width="0.0539in" svg:height="0.0795in" svg:x="2.0795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467" draw:text-style-name="P92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468" draw:text-style-name="P92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469" draw:text-style-name="P92" svg:width="0.0177in" svg:height="0.0177in" svg:x="2.485in" svg:y="0.1008in" svg:viewBox="0 0 46 46" svg:d="M46 23c0-12-10-23-23-23-12 0-23 11-23 23 0 13 11 23 23 23 13 0 23-10 23-23z"><text:p/></draw:path><draw:path draw:style-name="gr470" draw:text-style-name="P92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471" draw:text-style-name="P92" svg:width="0.0177in" svg:height="0.0177in" svg:x="2.6906in" svg:y="0.1008in" svg:viewBox="0 0 46 46" svg:d="M46 23c0-12-10-23-23-23-12 0-23 11-23 23 0 13 11 23 23 23 13 0 23-10 23-23z"><text:p/></draw:path><draw:path draw:style-name="gr472" draw:text-style-name="P92" svg:width="0.0819in" svg:height="0.1173in" svg:x="2.7677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473" draw:text-style-name="P92" svg:width="0.0539in" svg:height="0.0795in" svg:x="2.860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474" draw:text-style-name="P92" svg:width="2.5677in" svg:height="0.0067in" svg:x="0.3614in" svg:y="0.2189in" svg:viewBox="0 0 6523 18" draw:points="3261,18 0,18 0,0 6523,0 6523,18"><text:p/></draw:polygon><draw:path draw:style-name="gr475" draw:text-style-name="P92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30"><draw:g text:anchor-type="as-char" svg:y="-0.1193in" draw:z-index="98" draw:style-name="gr4"><svg:title>TexMaths</svg:title><svg:desc>12§display§x_W = V_0 \cdot \cos{\theta_0} \cdot T§svg§600§FALSE§</svg:desc><draw:polygon draw:style-name="gr481" draw:text-style-name="P92" svg:width="1.4012in" svg:height="0.1406in" svg:x="0in" svg:y="0.0016in" svg:viewBox="0 0 3560 358" draw:points="1779,358 0,358 0,0 3560,0 3560,358"><text:p/></draw:polygon><draw:path draw:style-name="gr482" draw:text-style-name="P92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483" draw:text-style-name="P92" svg:width="0.1272in" svg:height="0.0819in" svg:x="0.1039in" svg:y="0.06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484" draw:text-style-name="P92" svg:width="0.1106in" svg:height="0.039in" svg:x="0.3012in" svg:y="0.0567in" svg:viewBox="0 0 282 100" svg:d="M268 17c6 0 14 0 14-9 0-8-8-8-14-8h-254c-6 0-14 0-14 8 0 9 8 9 14 9zM268 100c6 0 14 0 14-9 0-8-8-8-14-8h-254c-6 0-14 0-14 8 0 9 8 9 14 9z"><text:p/></draw:path><draw:path draw:style-name="gr485" draw:text-style-name="P92" svg:width="0.1185in" svg:height="0.1173in" svg:x="0.4768in" svg:y="0.0039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486" draw:text-style-name="P92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487" draw:text-style-name="P92" svg:width="0.0177in" svg:height="0.0177in" svg:x="0.6898in" svg:y="0.0669in" svg:viewBox="0 0 46 46" svg:d="M46 23c0-12-10-23-23-23-12 0-23 11-23 23 0 13 11 23 23 23 13 0 23-10 23-23z"><text:p/></draw:path><draw:path draw:style-name="gr488" draw:text-style-name="P92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489" draw:text-style-name="P92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90" draw:text-style-name="P92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91" draw:text-style-name="P92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492" draw:text-style-name="P92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493" draw:text-style-name="P92" svg:width="0.0177in" svg:height="0.0177in" svg:x="1.2122in" svg:y="0.0669in" svg:viewBox="0 0 46 46" svg:d="M46 23c0-12-10-23-23-23-12 0-23 11-23 23 0 13 11 23 23 23 13 0 23-10 23-23z"><text:p/></draw:path><draw:path draw:style-name="gr494" draw:text-style-name="P92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82" text:outline-level="3">Kraftstoss <text:tab/><draw:g text:anchor-type="as-char" svg:y="-0.2327in" draw:z-index="138" draw:style-name="gr4"><svg:title>TexMaths</svg:title><svg:desc>12§display§\frac{d\vec{p}}{dt} = 0§svg§600§FALSE§</svg:desc><draw:polygon draw:style-name="gr980" draw:text-style-name="P92" svg:width="0.4945in" svg:height="0.3453in" svg:x="0in" svg:y="0in" svg:viewBox="0 0 1257 878" draw:points="629,878 0,878 0,0 1257,0 1257,878"><text:p/></draw:polygon><draw:path draw:style-name="gr981" draw:text-style-name="P92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982" draw:text-style-name="P92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983" draw:text-style-name="P92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984" draw:text-style-name="P92" svg:width="0.1701in" svg:height="0.0067in" svg:x="0in" svg:y="0.1862in" svg:viewBox="0 0 433 18" draw:points="216,18 0,18 0,0 433,0 433,18"><text:p/></draw:polygon><draw:path draw:style-name="gr985" draw:text-style-name="P92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986" draw:text-style-name="P92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987" draw:text-style-name="P92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988" draw:text-style-name="P92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90" text:outline-level="4">Elastischer Stoss<text:tab/><text:tab/><draw:g text:anchor-type="as-char" svg:y="-0.2299in" draw:z-index="133" draw:style-name="gr4"><svg:title>TexMaths</svg:title><svg:desc>12§display§\frac{dE}{dt} = 0§svg§600§FALSE§</svg:desc><draw:polygon draw:style-name="gr936" draw:text-style-name="P92" svg:width="0.5425in" svg:height="0.3413in" svg:x="0in" svg:y="0in" svg:viewBox="0 0 1379 868" draw:points="690,868 0,868 0,0 1379,0 1379,868"><text:p/></draw:polygon><draw:path draw:style-name="gr937" draw:text-style-name="P92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938" draw:text-style-name="P92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939" draw:text-style-name="P92" svg:width="0.2189in" svg:height="0.0067in" svg:x="0in" svg:y="0.1827in" svg:viewBox="0 0 557 18" draw:points="278,18 0,18 0,0 557,0 557,18"><text:p/></draw:polygon><draw:path draw:style-name="gr940" draw:text-style-name="P92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941" draw:text-style-name="P92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942" draw:text-style-name="P92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943" draw:text-style-name="P92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52"><text:span text:style-name="T3"><draw:g text:anchor-type="as-char" svg:y="-0.0972in" draw:z-index="106" draw:style-name="gr4"><svg:title>TexMaths</svg:title><svg:desc>12§display§m_1v_1+m_2v_2=m_1u_1+m_2u_2§svg§600§FALSE§</svg:desc><draw:polygon draw:style-name="gr591" draw:text-style-name="P92" svg:width="2.1492in" svg:height="0.1217in" svg:x="0in" svg:y="0in" svg:viewBox="0 0 5460 310" draw:points="2730,310 0,310 0,0 5460,0 5460,310"><text:p/></draw:polygon><draw:path draw:style-name="gr592" draw:text-style-name="P92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593" draw:text-style-name="P92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594" draw:text-style-name="P92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595" draw:text-style-name="P92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596" draw:text-style-name="P92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597" draw:text-style-name="P92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598" draw:text-style-name="P92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599" draw:text-style-name="P92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600" draw:text-style-name="P92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601" draw:text-style-name="P92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602" draw:text-style-name="P92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603" draw:text-style-name="P92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604" draw:text-style-name="P92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605" draw:text-style-name="P92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606" draw:text-style-name="P92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607" draw:text-style-name="P92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608" draw:text-style-name="P92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609" draw:text-style-name="P92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610" draw:text-style-name="P92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3"> <text:tab/><text:tab/></text:span><text:span text:style-name="T3"><draw:g text:anchor-type="as-char" svg:y="-0.222in" draw:z-index="107" draw:style-name="gr4"><svg:title>TexMaths</svg:title><svg:desc>12§display§\frac12m_1v_1^2+\frac12m_2v_2^2=\frac12m_1u_1^2+\frac12m_2u_2^2§svg§600§FALSE§</svg:desc><draw:polygon draw:style-name="gr611" draw:text-style-name="P92" svg:width="2.6319in" svg:height="0.3331in" svg:x="0in" svg:y="0.0039in" svg:viewBox="0 0 6686 847" draw:points="3344,847 0,847 0,0 6686,0 6686,847"><text:p/></draw:polygon><draw:path draw:style-name="gr612" draw:text-style-name="P92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613" draw:text-style-name="P92" svg:width="0.0831in" svg:height="0.0067in" svg:x="0in" svg:y="0.1783in" svg:viewBox="0 0 212 18" draw:points="106,18 0,18 0,0 212,0 212,18"><text:p/></draw:polygon><draw:path draw:style-name="gr614" draw:text-style-name="P92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15" draw:text-style-name="P92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16" draw:text-style-name="P92" svg:width="0.0425in" svg:height="0.0772in" svg:x="0.261in" svg:y="0.1713in" svg:viewBox="0 0 109 197" svg:d="M67 8c0-8 0-8-8-8-19 19-47 19-59 19v11c7 0 26 0 43-8v151c0 9 0 13-30 13h-11v11c5 0 42-1 53-1 10 0 47 1 54 1v-11h-12c-30 0-30-4-30-13z"><text:p/></draw:path><draw:path draw:style-name="gr617" draw:text-style-name="P92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618" draw:text-style-name="P92" svg:width="0.0516in" svg:height="0.0772in" svg:x="0.416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19" draw:text-style-name="P92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620" draw:text-style-name="P92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621" draw:text-style-name="P92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622" draw:text-style-name="P92" svg:width="0.0831in" svg:height="0.0067in" svg:x="0.7071in" svg:y="0.1783in" svg:viewBox="0 0 212 18" draw:points="106,18 0,18 0,0 212,0 212,18"><text:p/></draw:polygon><draw:path draw:style-name="gr623" draw:text-style-name="P92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24" draw:text-style-name="P92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25" draw:text-style-name="P92" svg:width="0.0516in" svg:height="0.0772in" svg:x="0.963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26" draw:text-style-name="P92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27" draw:text-style-name="P92" svg:width="0.0516in" svg:height="0.0772in" svg:x="1.123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28" draw:text-style-name="P92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29" draw:text-style-name="P92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630" draw:text-style-name="P92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631" draw:text-style-name="P92" svg:width="0.0831in" svg:height="0.0067in" svg:x="1.4323in" svg:y="0.1783in" svg:viewBox="0 0 212 18" draw:points="106,18 0,18 0,0 212,0 212,18"><text:p/></draw:polygon><draw:path draw:style-name="gr632" draw:text-style-name="P92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33" draw:text-style-name="P92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34" draw:text-style-name="P92" svg:width="0.0425in" svg:height="0.0772in" svg:x="1.6933in" svg:y="0.1713in" svg:viewBox="0 0 109 197" svg:d="M67 8c0-8 0-8-8-8-19 19-47 19-59 19v11c7 0 26 0 43-8v151c0 9 0 13-30 13h-11v11c5 0 42-1 53-1 10 0 47 1 54 1v-11h-12c-30 0-30-4-30-13z"><text:p/></draw:path><draw:path draw:style-name="gr635" draw:text-style-name="P92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36" draw:text-style-name="P92" svg:width="0.0516in" svg:height="0.0772in" svg:x="1.857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37" draw:text-style-name="P92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638" draw:text-style-name="P92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639" draw:text-style-name="P92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640" draw:text-style-name="P92" svg:width="0.0831in" svg:height="0.0067in" svg:x="2.1476in" svg:y="0.1783in" svg:viewBox="0 0 212 18" draw:points="106,18 0,18 0,0 212,0 212,18"><text:p/></draw:polygon><draw:path draw:style-name="gr641" draw:text-style-name="P92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42" draw:text-style-name="P92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43" draw:text-style-name="P92" svg:width="0.0516in" svg:height="0.0772in" svg:x="2.4039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44" draw:text-style-name="P92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45" draw:text-style-name="P92" svg:width="0.0516in" svg:height="0.0772in" svg:x="2.5732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46" draw:text-style-name="P92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3"> <text:tab/></text:span><text:span text:style-name="T3"><draw:g text:anchor-type="as-char" svg:y="-0.2366in" draw:z-index="108" draw:style-name="gr4"><svg:title>TexMaths</svg:title><svg:desc>12§display§u_1=\frac{m_1v_1+m_2(2v_2-v_1)}{m_1+m_2}§svg§600§FALSE§</svg:desc><draw:polygon draw:style-name="gr647" draw:text-style-name="P92" svg:width="1.9339in" svg:height="0.3756in" svg:x="0in" svg:y="0in" svg:viewBox="0 0 4913 955" draw:points="2457,955 0,955 0,0 4913,0 4913,955"><text:p/></draw:polygon><draw:path draw:style-name="gr648" draw:text-style-name="P92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49" draw:text-style-name="P92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650" draw:text-style-name="P92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651" draw:text-style-name="P92" svg:width="0.1362in" svg:height="0.0752in" svg:x="0.415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52" draw:text-style-name="P92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653" draw:text-style-name="P92" svg:width="0.0728in" svg:height="0.0752in" svg:x="0.635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54" draw:text-style-name="P92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655" draw:text-style-name="P92" svg:width="0.1106in" svg:height="0.1106in" svg:x="0.8323in" svg:y="0.028in" svg:viewBox="0 0 282 282" svg:d="M150 150h118c6 0 14 0 14-8 0-10-8-10-14-10h-118v-118c0-6 0-14-8-14-10 0-10 8-10 14v118h-118c-6 0-14 0-14 10 0 8 8 8 14 8h118v118c0 5 0 14 10 14 8 0 8-9 8-14z"><text:p/></draw:path><draw:path draw:style-name="gr656" draw:text-style-name="P92" svg:width="0.1362in" svg:height="0.0752in" svg:x="0.993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57" draw:text-style-name="P92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58" draw:text-style-name="P92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659" draw:text-style-name="P92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60" draw:text-style-name="P92" svg:width="0.0728in" svg:height="0.0752in" svg:x="1.3614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61" draw:text-style-name="P92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62" draw:text-style-name="P92" svg:width="0.1016in" svg:height="0.0067in" svg:x="1.5622in" svg:y="0.0799in" svg:viewBox="0 0 259 18" svg:d="M244 18c7 0 15 0 15-8 0-10-8-10-15-10h-230c-7 0-14 0-14 10 0 8 7 8 14 8z"><text:p/></draw:path><draw:path draw:style-name="gr663" draw:text-style-name="P92" svg:width="0.0728in" svg:height="0.0752in" svg:x="1.7193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64" draw:text-style-name="P92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665" draw:text-style-name="P92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666" draw:text-style-name="P92" svg:width="1.5236in" svg:height="0.0067in" svg:x="0.411in" svg:y="0.1921in" svg:viewBox="0 0 3871 18" draw:points="1935,18 0,18 0,0 3871,0 3871,18"><text:p/></draw:polygon><draw:path draw:style-name="gr667" draw:text-style-name="P92" svg:width="0.1362in" svg:height="0.0752in" svg:x="0.8555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68" draw:text-style-name="P92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669" draw:text-style-name="P92" svg:width="0.1106in" svg:height="0.1106in" svg:x="1.1173in" svg:y="0.2543in" svg:viewBox="0 0 282 282" svg:d="M150 150h118c6 0 14 0 14-8 0-10-8-10-14-10h-118v-118c0-6 0-14-8-14-10 0-10 8-10 14v118h-118c-6 0-14 0-14 10 0 8 8 8 14 8h118v118c0 5 0 14 10 14 8 0 8-9 8-14z"><text:p/></draw:path><draw:path draw:style-name="gr670" draw:text-style-name="P92" svg:width="0.1362in" svg:height="0.0752in" svg:x="1.2787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71" draw:text-style-name="P92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3"> <text:tab/><text:tab/></text:span><text:span text:style-name="T3"><draw:g text:anchor-type="as-char" svg:y="-0.2366in" draw:z-index="109" draw:style-name="gr4"><svg:title>TexMaths</svg:title><svg:desc>12§display§u_2=\frac{m_2v_2+m_1(2v_1-v_2)}{m_1+m_2}
§svg§600§FALSE§</svg:desc><draw:polygon draw:style-name="gr672" draw:text-style-name="P92" svg:width="1.9339in" svg:height="0.3756in" svg:x="0in" svg:y="0in" svg:viewBox="0 0 4913 955" draw:points="2457,955 0,955 0,0 4913,0 4913,955"><text:p/></draw:polygon><draw:path draw:style-name="gr673" draw:text-style-name="P92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74" draw:text-style-name="P92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75" draw:text-style-name="P92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676" draw:text-style-name="P92" svg:width="0.1362in" svg:height="0.0752in" svg:x="0.415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77" draw:text-style-name="P92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78" draw:text-style-name="P92" svg:width="0.0728in" svg:height="0.0752in" svg:x="0.635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79" draw:text-style-name="P92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80" draw:text-style-name="P92" svg:width="0.1106in" svg:height="0.1106in" svg:x="0.8323in" svg:y="0.028in" svg:viewBox="0 0 282 282" svg:d="M150 150h118c6 0 14 0 14-8 0-10-8-10-14-10h-118v-118c0-6 0-14-8-14-10 0-10 8-10 14v118h-118c-6 0-14 0-14 10 0 8 8 8 14 8h118v118c0 5 0 14 10 14 8 0 8-9 8-14z"><text:p/></draw:path><draw:path draw:style-name="gr681" draw:text-style-name="P92" svg:width="0.1362in" svg:height="0.0752in" svg:x="0.993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82" draw:text-style-name="P92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683" draw:text-style-name="P92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684" draw:text-style-name="P92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5" draw:text-style-name="P92" svg:width="0.0728in" svg:height="0.0752in" svg:x="1.3614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86" draw:text-style-name="P92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687" draw:text-style-name="P92" svg:width="0.1016in" svg:height="0.0067in" svg:x="1.5622in" svg:y="0.0799in" svg:viewBox="0 0 259 18" svg:d="M244 18c7 0 15 0 15-8 0-10-8-10-15-10h-230c-7 0-14 0-14 10 0 8 7 8 14 8z"><text:p/></draw:path><draw:path draw:style-name="gr688" draw:text-style-name="P92" svg:width="0.0728in" svg:height="0.0752in" svg:x="1.7193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89" draw:text-style-name="P92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90" draw:text-style-name="P92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691" draw:text-style-name="P92" svg:width="1.5236in" svg:height="0.0067in" svg:x="0.411in" svg:y="0.1921in" svg:viewBox="0 0 3871 18" draw:points="1935,18 0,18 0,0 3871,0 3871,18"><text:p/></draw:polygon><draw:path draw:style-name="gr692" draw:text-style-name="P92" svg:width="0.1362in" svg:height="0.0752in" svg:x="0.8555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93" draw:text-style-name="P92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694" draw:text-style-name="P92" svg:width="0.1106in" svg:height="0.1106in" svg:x="1.1173in" svg:y="0.2543in" svg:viewBox="0 0 282 282" svg:d="M150 150h118c6 0 14 0 14-8 0-10-8-10-14-10h-118v-118c0-6 0-14-8-14-10 0-10 8-10 14v118h-118c-6 0-14 0-14 10 0 8 8 8 14 8h118v118c0 5 0 14 10 14 8 0 8-9 8-14z"><text:p/></draw:path><draw:path draw:style-name="gr695" draw:text-style-name="P92" svg:width="0.1362in" svg:height="0.0752in" svg:x="1.2787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696" draw:text-style-name="P92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3"> <text:tab/></text:span><text:span text:style-name="T3"><draw:g text:anchor-type="as-char" svg:y="-0.1161in" draw:z-index="110" draw:style-name="gr4"><svg:title>TexMaths</svg:title><svg:desc>12§display§m_1 = m_2 \Rightarrow u_1=v_2 \text{ und } u_2=v_1§svg§600§FALSE§</svg:desc><draw:polygon draw:style-name="gr697" draw:text-style-name="P92" svg:width="2.3909in" svg:height="0.1406in" svg:x="0in" svg:y="0in" svg:viewBox="0 0 6074 358" draw:points="3037,358 0,358 0,0 6074,0 6074,358"><text:p/></draw:polygon><draw:path draw:style-name="gr698" draw:text-style-name="P92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699" draw:text-style-name="P92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700" draw:text-style-name="P92" svg:width="0.1106in" svg:height="0.039in" svg:x="0.276in" svg:y="0.0547in" svg:viewBox="0 0 282 100" svg:d="M268 17c6 0 14 0 14-9 0-8-8-8-14-8h-254c-6 0-14 0-14 8 0 9 8 9 14 9zM268 100c6 0 14 0 14-9 0-8-8-8-14-8h-254c-6 0-14 0-14 8 0 9 8 9 14 9z"><text:p/></draw:path><draw:path draw:style-name="gr701" draw:text-style-name="P92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702" draw:text-style-name="P92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703" draw:text-style-name="P92" svg:width="0.1476in" svg:height="0.0913in" svg:x="0.7173in" svg:y="0.0283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704" draw:text-style-name="P92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705" draw:text-style-name="P92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706" draw:text-style-name="P92" svg:width="0.1106in" svg:height="0.039in" svg:x="1.1453in" svg:y="0.0547in" svg:viewBox="0 0 282 100" svg:d="M268 17c6 0 14 0 14-9 0-8-8-8-14-8h-254c-6 0-14 0-14 8 0 9 8 9 14 9zM268 100c6 0 14 0 14-9 0-8-8-8-14-8h-254c-6 0-14 0-14 8 0 9 8 9 14 9z"><text:p/></draw:path><draw:path draw:style-name="gr707" draw:text-style-name="P92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708" draw:text-style-name="P92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709" draw:text-style-name="P92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710" draw:text-style-name="P92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711" draw:text-style-name="P92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712" draw:text-style-name="P92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713" draw:text-style-name="P92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714" draw:text-style-name="P92" svg:width="0.1106in" svg:height="0.039in" svg:x="2.0787in" svg:y="0.0547in" svg:viewBox="0 0 282 100" svg:d="M268 17c6 0 14 0 14-9 0-8-8-8-14-8h-254c-6 0-14 0-14 8 0 9 8 9 14 9zM268 100c6 0 14 0 14-9 0-8-8-8-14-8h-254c-6 0-14 0-14 8 0 9 8 9 14 9z"><text:p/></draw:path><draw:path draw:style-name="gr715" draw:text-style-name="P92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716" draw:text-style-name="P92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90" text:outline-level="4">Inelastischer Stoss <text:tab/><draw:g text:anchor-type="as-char" svg:y="-0.2299in" draw:z-index="132" draw:style-name="gr4"><svg:title>TexMaths</svg:title><svg:desc>12§display§\frac{dE}{dt} \ne 0§svg§600§FALSE§</svg:desc><draw:polygon draw:style-name="gr927" draw:text-style-name="P92" svg:width="0.5425in" svg:height="0.3413in" svg:x="0in" svg:y="0in" svg:viewBox="0 0 1379 868" draw:points="690,868 0,868 0,0 1379,0 1379,868"><text:p/></draw:polygon><draw:path draw:style-name="gr928" draw:text-style-name="P92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929" draw:text-style-name="P92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930" draw:text-style-name="P92" svg:width="0.2189in" svg:height="0.0067in" svg:x="0in" svg:y="0.1827in" svg:viewBox="0 0 557 18" draw:points="278,18 0,18 0,0 557,0 557,18"><text:p/></draw:polygon><draw:path draw:style-name="gr931" draw:text-style-name="P92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932" draw:text-style-name="P92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933" draw:text-style-name="P92" svg:width="0.0827in" svg:height="0.1547in" svg:x="0.3075in" svg:y="0.1087in" svg:viewBox="0 0 211 394" svg:d="M209 17c2-6 2-7 2-9s-2-8-8-8c-5 0-6 2-9 8l-190 370c-4 6-4 6-4 8s2 8 8 8c5 0 6-3 10-8z"><text:p/></draw:path><draw:path draw:style-name="gr934" draw:text-style-name="P92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935" draw:text-style-name="P92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56"><draw:g text:anchor-type="as-char" svg:y="-0.1252in" draw:z-index="111" draw:style-name="gr4"><svg:title>TexMaths</svg:title><svg:desc>12§display§m_1v_1+m_2v_2=(m_1+m_2)\cdot u§svg§600§FALSE§</svg:desc><draw:polygon draw:style-name="gr717" draw:text-style-name="P92" svg:width="2.1626in" svg:height="0.1657in" svg:x="0in" svg:y="0.0004in" svg:viewBox="0 0 5494 422" draw:points="2747,422 0,422 0,0 5494,0 5494,422"><text:p/></draw:polygon><draw:path draw:style-name="gr718" draw:text-style-name="P92" svg:width="0.1362in" svg:height="0.0752in" svg:x="0.004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19" draw:text-style-name="P92" svg:width="0.0425in" svg:height="0.0772in" svg:x="0.1583in" svg:y="0.072in" svg:viewBox="0 0 109 197" svg:d="M67 8c0-8 0-8-8-8-19 19-47 19-59 19v11c7 0 26 0 43-8v151c0 9 0 13-30 13h-11v11c5 0 42-1 53-1 10 0 47 1 54 1v-11h-12c-30 0-30-4-30-13z"><text:p/></draw:path><draw:path draw:style-name="gr720" draw:text-style-name="P92" svg:width="0.0728in" svg:height="0.0752in" svg:x="0.224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721" draw:text-style-name="P92" svg:width="0.0425in" svg:height="0.0772in" svg:x="0.3134in" svg:y="0.072in" svg:viewBox="0 0 109 197" svg:d="M67 8c0-8 0-8-8-8-19 19-47 19-59 19v11c7 0 26 0 43-8v151c0 9 0 13-30 13h-11v11c5 0 42-1 53-1 10 0 47 1 54 1v-11h-12c-30 0-30-4-30-13z"><text:p/></draw:path><draw:path draw:style-name="gr722" draw:text-style-name="P92" svg:width="0.1106in" svg:height="0.1106in" svg:x="0.4213in" svg:y="0.028in" svg:viewBox="0 0 282 282" svg:d="M150 150h118c6 0 14 0 14-8 0-10-8-10-14-10h-118v-118c0-6 0-14-8-14-10 0-10 8-10 14v118h-118c-6 0-14 0-14 10 0 8 8 8 14 8h118v118c0 6 0 14 10 14 8 0 8-8 8-14z"><text:p/></draw:path><draw:path draw:style-name="gr723" draw:text-style-name="P92" svg:width="0.1362in" svg:height="0.0752in" svg:x="0.5831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24" draw:text-style-name="P92" svg:width="0.0516in" svg:height="0.0772in" svg:x="0.731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25" draw:text-style-name="P92" svg:width="0.0728in" svg:height="0.0752in" svg:x="0.8031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726" draw:text-style-name="P92" svg:width="0.0516in" svg:height="0.0772in" svg:x="0.886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27" draw:text-style-name="P92" svg:width="0.1106in" svg:height="0.039in" svg:x="1.0087in" svg:y="0.0638in" svg:viewBox="0 0 282 100" svg:d="M268 17c6 0 14 0 14-9 0-8-8-8-14-8h-254c-6 0-14 0-14 8 0 9 8 9 14 9zM268 100c6 0 14 0 14-9 0-8-8-8-14-8h-254c-6 0-14 0-14 8 0 9 8 9 14 9z"><text:p/></draw:path><draw:path draw:style-name="gr728" draw:text-style-name="P92" svg:width="0.039in" svg:height="0.1657in" svg:x="1.1913in" svg:y="0.0004in" svg:viewBox="0 0 100 422" svg:d="M100 419c0-1 0-3-9-10-53-53-66-133-66-198 0-73 16-146 69-199 6-6 6-6 6-7 0-4-3-5-5-5-5 0-43 29-69 83-21 47-26 93-26 128 0 34 5 84 28 132 26 53 62 79 67 79 2 0 5-1 5-3z"><text:p/></draw:path><draw:path draw:style-name="gr729" draw:text-style-name="P92" svg:width="0.1362in" svg:height="0.0752in" svg:x="1.2445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30" draw:text-style-name="P92" svg:width="0.0425in" svg:height="0.0772in" svg:x="1.398in" svg:y="0.072in" svg:viewBox="0 0 109 197" svg:d="M67 8c0-8 0-8-8-8-19 19-47 19-59 19v11c7 0 26 0 43-8v151c0 9 0 13-30 13h-11v11c5 0 42-1 53-1 10 0 47 1 54 1v-11h-12c-30 0-30-4-30-13z"><text:p/></draw:path><draw:path draw:style-name="gr731" draw:text-style-name="P92" svg:width="0.1106in" svg:height="0.1106in" svg:x="1.5055in" svg:y="0.028in" svg:viewBox="0 0 282 282" svg:d="M150 150h118c6 0 14 0 14-8 0-10-8-10-14-10h-118v-118c0-6 0-14-8-14-10 0-10 8-10 14v118h-118c-6 0-14 0-14 10 0 8 8 8 14 8h118v118c0 6 0 14 10 14 8 0 8-8 8-14z"><text:p/></draw:path><draw:path draw:style-name="gr732" draw:text-style-name="P92" svg:width="0.1362in" svg:height="0.0752in" svg:x="1.6673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33" draw:text-style-name="P92" svg:width="0.0516in" svg:height="0.0772in" svg:x="1.8157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34" draw:text-style-name="P92" svg:width="0.039in" svg:height="0.1657in" svg:x="1.8925in" svg:y="0.0004in" svg:viewBox="0 0 100 422" svg:d="M100 211c0-32-5-84-29-132-25-51-63-79-66-79-4 0-5 1-5 5 0 1 0 1 8 9 42 42 66 110 66 197 0 73-15 148-68 201-6 4-6 6-6 7 0 2 1 3 5 3 3 0 42-28 67-81 22-47 28-94 28-130z"><text:p/></draw:path><draw:path draw:style-name="gr735" draw:text-style-name="P92" svg:width="0.0177in" svg:height="0.0177in" svg:x="1.9984in" svg:y="0.0744in" svg:viewBox="0 0 46 46" svg:d="M46 23c0-12-10-23-23-23-12 0-23 11-23 23 0 13 11 23 23 23 13 0 23-10 23-23z"><text:p/></draw:path><draw:path draw:style-name="gr736" draw:text-style-name="P92" svg:width="0.0854in" svg:height="0.0752in" svg:x="2.072in" svg:y="0.051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112" draw:style-name="gr4"><svg:title>TexMaths</svg:title><svg:desc>12§display§\frac12(m_1v_1^2+m_2v_2^2)-\frac12(m_1+m_2)u^2§svg§600§FALSE§</svg:desc><draw:polygon draw:style-name="gr737" draw:text-style-name="P92" svg:width="2.4575in" svg:height="0.3331in" svg:x="0in" svg:y="0.0039in" svg:viewBox="0 0 6243 847" draw:points="3121,847 0,847 0,0 6243,0 6243,847"><text:p/></draw:polygon><draw:path draw:style-name="gr738" draw:text-style-name="P92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739" draw:text-style-name="P92" svg:width="0.0831in" svg:height="0.0067in" svg:x="0in" svg:y="0.1783in" svg:viewBox="0 0 212 18" draw:points="106,18 0,18 0,0 212,0 212,18"><text:p/></draw:polygon><draw:path draw:style-name="gr740" draw:text-style-name="P92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741" draw:text-style-name="P92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742" draw:text-style-name="P92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43" draw:text-style-name="P92" svg:width="0.0425in" svg:height="0.0772in" svg:x="0.326in" svg:y="0.1713in" svg:viewBox="0 0 109 197" svg:d="M67 8c0-8 0-8-8-8-19 19-47 19-59 19v11c7 0 26 0 43-8v151c0 9 0 13-30 13h-11v11c5 0 42-1 53-1 10 0 47 1 54 1v-11h-12c-30 0-30-4-30-13z"><text:p/></draw:path><draw:path draw:style-name="gr744" draw:text-style-name="P92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745" draw:text-style-name="P92" svg:width="0.0516in" svg:height="0.0772in" svg:x="0.4815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46" draw:text-style-name="P92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747" draw:text-style-name="P92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748" draw:text-style-name="P92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49" draw:text-style-name="P92" svg:width="0.0516in" svg:height="0.0772in" svg:x="0.9047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50" draw:text-style-name="P92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751" draw:text-style-name="P92" svg:width="0.0516in" svg:height="0.0772in" svg:x="1.0657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52" draw:text-style-name="P92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53" draw:text-style-name="P92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754" draw:text-style-name="P92" svg:width="0.1016in" svg:height="0.0067in" svg:x="1.2484in" svg:y="0.1783in" svg:viewBox="0 0 259 18" svg:d="M244 18c7 0 15 0 15-8 0-10-8-10-15-10h-230c-7 0-14 0-14 10 0 8 7 8 14 8z"><text:p/></draw:path><draw:path draw:style-name="gr755" draw:text-style-name="P92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756" draw:text-style-name="P92" svg:width="0.0831in" svg:height="0.0067in" svg:x="1.4201in" svg:y="0.1783in" svg:viewBox="0 0 212 18" draw:points="106,18 0,18 0,0 212,0 212,18"><text:p/></draw:polygon><draw:path draw:style-name="gr757" draw:text-style-name="P92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758" draw:text-style-name="P92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759" draw:text-style-name="P92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60" draw:text-style-name="P92" svg:width="0.0425in" svg:height="0.0772in" svg:x="1.7461in" svg:y="0.1713in" svg:viewBox="0 0 109 197" svg:d="M67 8c0-8 0-8-8-8-19 19-47 19-59 19v11c7 0 26 0 43-8v151c0 9 0 13-30 13h-11v11c5 0 42-1 53-1 10 0 47 1 54 1v-11h-12c-30 0-30-4-30-13z"><text:p/></draw:path><draw:path draw:style-name="gr761" draw:text-style-name="P92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762" draw:text-style-name="P92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63" draw:text-style-name="P92" svg:width="0.0516in" svg:height="0.0772in" svg:x="2.1646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64" draw:text-style-name="P92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765" draw:text-style-name="P92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766" draw:text-style-name="P92" svg:width="0.0516in" svg:height="0.0772in" svg:x="2.3984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113" draw:style-name="gr4"><svg:title>TexMaths</svg:title><svg:desc>12§display§u=\frac{m_1v_1+m_2v_2}{m_1+m_2}§svg§600§FALSE§</svg:desc><draw:polygon draw:style-name="gr767" draw:text-style-name="P92" svg:width="1.2902in" svg:height="0.348in" svg:x="0in" svg:y="0in" svg:viewBox="0 0 3278 885" draw:points="1640,885 0,885 0,0 3278,0 3278,885"><text:p/></draw:polygon><draw:path draw:style-name="gr768" draw:text-style-name="P92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769" draw:text-style-name="P92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770" draw:text-style-name="P92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771" draw:text-style-name="P92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772" draw:text-style-name="P92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773" draw:text-style-name="P92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774" draw:text-style-name="P92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775" draw:text-style-name="P92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76" draw:text-style-name="P92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777" draw:text-style-name="P92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778" draw:text-style-name="P92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779" draw:text-style-name="P92" svg:width="0.9535in" svg:height="0.0067in" svg:x="0.3366in" svg:y="0.1642in" svg:viewBox="0 0 2423 18" draw:points="1212,18 0,18 0,0 2423,0 2423,18"><text:p/></draw:polygon><draw:path draw:style-name="gr780" draw:text-style-name="P92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81" draw:text-style-name="P92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782" draw:text-style-name="P92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783" draw:text-style-name="P92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784" draw:text-style-name="P92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serif"/>
    <style:font-face style:name="Linux Libertine" svg:font-family="'Linux Libertine', Georgia, Times, serif"/>
    <style:font-face style:name="Verdana" svg:font-family="Verdana, Arial, Helvetica, sans-serif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799in" fo:margin-bottom="0.0598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402in" fo:margin-bottom="0.0402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.5pt" officeooo:rsid="0048204a" officeooo:paragraph-rsid="0048204a" style:font-size-asian="10.5pt" style:font-size-complex="10.5pt"/>
    </style:style>
    <style:page-layout style:name="Mpm1">
      <style:page-layout-properties fo:page-width="8.2681in" fo:page-height="11.6929in" style:num-format="1" style:print-orientation="portrait" fo:margin-top="0.3228in" fo:margin-bottom="0.3701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efan Kuntz - W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06T13:46:05.762673640</dc:date>
    <dc:creator>sk </dc:creator>
    <meta:editing-duration>P3DT14H16M59S</meta:editing-duration>
    <meta:editing-cycles>12</meta:editing-cycles>
    <meta:generator>LibreOffice/4.2.8.2$Linux_X86_64 LibreOffice_project/420m0$Build-2</meta:generator>
    <meta:document-statistic meta:table-count="2" meta:image-count="0" meta:object-count="0" meta:page-count="2" meta:paragraph-count="156" meta:word-count="90" meta:character-count="1064" meta:non-whitespace-character-count="892"/>
  </office:meta>
</office:document-meta>
</file>